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fd42a" officeooo:paragraph-rsid="000a778b"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8pt" fo:font-weight="bold" officeooo:rsid="000fd42a" officeooo:paragraph-rsid="000a778b"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weight="bold" officeooo:rsid="000fd42a" officeooo:paragraph-rsid="000a778b" style:font-weight-asian="bold" style:font-weight-complex="bold"/>
    </style:style>
    <style:style style:name="P4" style:family="paragraph" style:parent-style-name="Standard">
      <style:paragraph-properties fo:text-align="justify" style:justify-single-word="false"/>
      <style:text-properties fo:font-weight="bold" officeooo:paragraph-rsid="000a85ce" style:font-weight-asian="bold" style:font-weight-complex="bold"/>
    </style:style>
    <style:style style:name="P5" style:family="paragraph" style:parent-style-name="Standard">
      <style:paragraph-properties fo:text-align="justify" style:justify-single-word="false"/>
      <style:text-properties fo:font-weight="bold" officeooo:paragraph-rsid="004000a4" style:font-weight-asian="bold" style:font-weight-complex="bold"/>
    </style:style>
    <style:style style:name="P6" style:family="paragraph" style:parent-style-name="Standard">
      <style:paragraph-properties fo:text-align="justify" style:justify-single-word="false"/>
      <style:text-properties fo:font-weight="bold" officeooo:paragraph-rsid="0041daee" style:font-weight-asian="bold" style:font-weight-complex="bold"/>
    </style:style>
    <style:style style:name="P7" style:family="paragraph" style:parent-style-name="Standard">
      <style:paragraph-properties fo:text-align="justify" style:justify-single-word="false"/>
      <style:text-properties fo:font-weight="bold" officeooo:paragraph-rsid="000e3831" style:font-weight-asian="bold" style:font-weight-complex="bold"/>
    </style:style>
    <style:style style:name="P8" style:family="paragraph" style:parent-style-name="Standard">
      <style:paragraph-properties fo:text-align="justify" style:justify-single-word="false"/>
      <style:text-properties fo:font-weight="bold" officeooo:paragraph-rsid="0046d7ea" style:font-weight-asian="bold" style:font-weight-complex="bold"/>
    </style:style>
    <style:style style:name="P9" style:family="paragraph" style:parent-style-name="Standard">
      <style:paragraph-properties fo:text-align="justify" style:justify-single-word="false"/>
      <style:text-properties fo:font-weight="bold" officeooo:paragraph-rsid="004ba685" style:font-weight-asian="bold" style:font-weight-complex="bold"/>
    </style:style>
    <style:style style:name="P10" style:family="paragraph" style:parent-style-name="Standard">
      <style:paragraph-properties fo:text-align="justify" style:justify-single-word="false"/>
      <style:text-properties fo:font-weight="bold" officeooo:paragraph-rsid="005801af" style:font-weight-asian="bold" style:font-weight-complex="bold"/>
    </style:style>
    <style:style style:name="P11" style:family="paragraph" style:parent-style-name="Standard">
      <style:paragraph-properties fo:text-align="justify" style:justify-single-word="false"/>
      <style:text-properties fo:font-weight="bold" officeooo:rsid="000c3c35" officeooo:paragraph-rsid="000c3c35" style:font-weight-asian="bold" style:font-weight-complex="bold"/>
    </style:style>
    <style:style style:name="P12" style:family="paragraph" style:parent-style-name="Standard">
      <style:paragraph-properties fo:text-align="justify" style:justify-single-word="false"/>
      <style:text-properties fo:font-weight="bold" officeooo:rsid="000c3c35" officeooo:paragraph-rsid="004cffcc" style:font-weight-asian="bold" style:font-weight-complex="bold"/>
    </style:style>
    <style:style style:name="P13" style:family="paragraph" style:parent-style-name="Standard">
      <style:paragraph-properties fo:text-align="justify" style:justify-single-word="false"/>
      <style:text-properties fo:font-weight="bold" officeooo:rsid="000c3c35" officeooo:paragraph-rsid="0010b5b1" style:font-weight-asian="bold" style:font-weight-complex="bold"/>
    </style:style>
    <style:style style:name="P14" style:family="paragraph" style:parent-style-name="Standard">
      <style:paragraph-properties fo:text-align="center" style:justify-single-word="false"/>
      <style:text-properties fo:font-weight="bold" officeooo:rsid="000c3c35" officeooo:paragraph-rsid="000c3c35" style:font-weight-asian="bold" style:font-weight-complex="bold"/>
    </style:style>
    <style:style style:name="P15" style:family="paragraph" style:parent-style-name="Standard">
      <style:paragraph-properties fo:text-align="center" style:justify-single-word="false"/>
      <style:text-properties fo:font-weight="bold" officeooo:rsid="000c3c35" officeooo:paragraph-rsid="0044cb34" style:font-weight-asian="bold" style:font-weight-complex="bold"/>
    </style:style>
    <style:style style:name="P16" style:family="paragraph" style:parent-style-name="Standard">
      <style:paragraph-properties fo:text-align="center" style:justify-single-word="false"/>
      <style:text-properties fo:font-weight="bold" officeooo:rsid="000c3c35" officeooo:paragraph-rsid="00462f03" style:font-weight-asian="bold" style:font-weight-complex="bold"/>
    </style:style>
    <style:style style:name="P17" style:family="paragraph" style:parent-style-name="Standard">
      <style:paragraph-properties fo:text-align="center" style:justify-single-word="false"/>
      <style:text-properties fo:font-weight="bold" officeooo:rsid="000c3c35" officeooo:paragraph-rsid="0046d7ea" style:font-weight-asian="bold" style:font-weight-complex="bold"/>
    </style:style>
    <style:style style:name="P18" style:family="paragraph" style:parent-style-name="Standard">
      <style:paragraph-properties fo:text-align="center" style:justify-single-word="false"/>
      <style:text-properties fo:font-weight="bold" officeooo:rsid="000c3c35" officeooo:paragraph-rsid="004ba685" style:font-weight-asian="bold" style:font-weight-complex="bold"/>
    </style:style>
    <style:style style:name="P19" style:family="paragraph" style:parent-style-name="Standard">
      <style:paragraph-properties fo:text-align="center" style:justify-single-word="false"/>
      <style:text-properties fo:font-weight="bold" officeooo:rsid="000c3c35" officeooo:paragraph-rsid="005b9d01" style:font-weight-asian="bold" style:font-weight-complex="bold"/>
    </style:style>
    <style:style style:name="P20" style:family="paragraph" style:parent-style-name="Standard">
      <style:paragraph-properties fo:text-align="center" style:justify-single-word="false"/>
      <style:text-properties fo:font-weight="bold" officeooo:rsid="000c3c35" officeooo:paragraph-rsid="005dd7b4" style:font-weight-asian="bold" style:font-weight-complex="bold"/>
    </style:style>
    <style:style style:name="P21" style:family="paragraph" style:parent-style-name="Standard">
      <style:paragraph-properties fo:text-align="center" style:justify-single-word="false"/>
      <style:text-properties fo:font-weight="bold" officeooo:rsid="000c3c35" officeooo:paragraph-rsid="005f072d" style:font-weight-asian="bold" style:font-weight-complex="bold"/>
    </style:style>
    <style:style style:name="P22" style:family="paragraph" style:parent-style-name="Standard">
      <style:paragraph-properties fo:text-align="center" style:justify-single-word="false"/>
      <style:text-properties fo:font-weight="bold" officeooo:rsid="000a85ce" officeooo:paragraph-rsid="000a85ce" style:font-weight-asian="bold" style:font-weight-complex="bold"/>
    </style:style>
    <style:style style:name="P23" style:family="paragraph" style:parent-style-name="Standard">
      <style:paragraph-properties fo:text-align="justify" style:justify-single-word="false"/>
      <style:text-properties fo:font-weight="bold" officeooo:rsid="001ed85e" officeooo:paragraph-rsid="001ed85e" style:font-weight-asian="bold" style:font-weight-complex="bold"/>
    </style:style>
    <style:style style:name="P24" style:family="paragraph" style:parent-style-name="Standard">
      <style:paragraph-properties fo:text-align="justify" style:justify-single-word="false"/>
      <style:text-properties fo:font-weight="bold" officeooo:rsid="0018970d" officeooo:paragraph-rsid="0015e22b" style:font-weight-asian="bold" style:font-weight-complex="bold"/>
    </style:style>
    <style:style style:name="P25" style:family="paragraph" style:parent-style-name="Standard">
      <style:paragraph-properties fo:text-align="justify" style:justify-single-word="false"/>
      <style:text-properties fo:font-weight="bold" officeooo:rsid="0042cd3d" officeooo:paragraph-rsid="0044cb34" style:font-weight-asian="bold" style:font-weight-complex="bold"/>
    </style:style>
    <style:style style:name="P26" style:family="paragraph" style:parent-style-name="Standard">
      <style:paragraph-properties fo:text-align="justify" style:justify-single-word="false"/>
      <style:text-properties fo:font-weight="bold" officeooo:rsid="004000a4" officeooo:paragraph-rsid="00462f03" style:font-weight-asian="bold" style:font-weight-complex="bold"/>
    </style:style>
    <style:style style:name="P27" style:family="paragraph" style:parent-style-name="Standard">
      <style:paragraph-properties fo:text-align="justify" style:justify-single-word="false"/>
      <style:text-properties fo:font-weight="bold" officeooo:rsid="0046d7ea" officeooo:paragraph-rsid="0046d7ea" style:font-weight-asian="bold" style:font-weight-complex="bold"/>
    </style:style>
    <style:style style:name="P28" style:family="paragraph" style:parent-style-name="Standard">
      <style:paragraph-properties fo:text-align="justify" style:justify-single-word="false"/>
      <style:text-properties fo:font-weight="bold" officeooo:rsid="0046d7ea" officeooo:paragraph-rsid="005801af" style:font-weight-asian="bold" style:font-weight-complex="bold"/>
    </style:style>
    <style:style style:name="P29" style:family="paragraph" style:parent-style-name="Standard">
      <style:paragraph-properties fo:text-align="justify" style:justify-single-word="false"/>
      <style:text-properties fo:font-weight="bold" officeooo:rsid="00515fce" officeooo:paragraph-rsid="00515fce" style:font-weight-asian="bold" style:font-weight-complex="bold"/>
    </style:style>
    <style:style style:name="P30" style:family="paragraph" style:parent-style-name="Standard">
      <style:paragraph-properties fo:text-align="justify" style:justify-single-word="false"/>
      <style:text-properties fo:font-weight="bold" officeooo:rsid="00539870" officeooo:paragraph-rsid="00539870" style:font-weight-asian="bold" style:font-weight-complex="bold"/>
    </style:style>
    <style:style style:name="P31" style:family="paragraph" style:parent-style-name="Standard">
      <style:paragraph-properties fo:text-align="center" style:justify-single-word="false"/>
      <style:text-properties fo:font-weight="bold" officeooo:rsid="00539870" officeooo:paragraph-rsid="00539870" style:font-weight-asian="bold" style:font-weight-complex="bold"/>
    </style:style>
    <style:style style:name="P32" style:family="paragraph" style:parent-style-name="Standard">
      <style:paragraph-properties fo:text-align="justify" style:justify-single-word="false"/>
      <style:text-properties fo:font-weight="bold" officeooo:rsid="005690df" officeooo:paragraph-rsid="005690df" style:font-weight-asian="bold" style:font-weight-complex="bold"/>
    </style:style>
    <style:style style:name="P33" style:family="paragraph" style:parent-style-name="Standard">
      <style:paragraph-properties fo:text-align="justify" style:justify-single-word="false"/>
      <style:text-properties fo:font-weight="bold" officeooo:rsid="005b9d01" officeooo:paragraph-rsid="005b9d01" style:font-weight-asian="bold" style:font-weight-complex="bold"/>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0e3831"/>
    </style:style>
    <style:style style:name="P36" style:family="paragraph" style:parent-style-name="Standard">
      <style:paragraph-properties fo:text-align="justify" style:justify-single-word="false"/>
      <style:text-properties officeooo:paragraph-rsid="0044cb34"/>
    </style:style>
    <style:style style:name="P37" style:family="paragraph" style:parent-style-name="Standard">
      <style:paragraph-properties fo:text-align="justify" style:justify-single-word="false"/>
      <style:text-properties officeooo:paragraph-rsid="00462f03"/>
    </style:style>
    <style:style style:name="P38" style:family="paragraph" style:parent-style-name="Standard">
      <style:paragraph-properties fo:text-align="justify" style:justify-single-word="false"/>
      <style:text-properties officeooo:paragraph-rsid="0046d7ea"/>
    </style:style>
    <style:style style:name="P39" style:family="paragraph" style:parent-style-name="Standard">
      <style:paragraph-properties fo:text-align="justify" style:justify-single-word="false"/>
      <style:text-properties officeooo:paragraph-rsid="004a9672"/>
    </style:style>
    <style:style style:name="P40" style:family="paragraph" style:parent-style-name="Standard">
      <style:paragraph-properties fo:text-align="justify" style:justify-single-word="false"/>
      <style:text-properties officeooo:paragraph-rsid="004ba685"/>
    </style:style>
    <style:style style:name="P41" style:family="paragraph" style:parent-style-name="Standard">
      <style:paragraph-properties fo:text-align="justify" style:justify-single-word="false"/>
      <style:text-properties officeooo:paragraph-rsid="004cffcc"/>
    </style:style>
    <style:style style:name="P42" style:family="paragraph" style:parent-style-name="Standard">
      <style:paragraph-properties fo:text-align="justify" style:justify-single-word="false"/>
      <style:text-properties officeooo:paragraph-rsid="004ef7f0"/>
    </style:style>
    <style:style style:name="P43" style:family="paragraph" style:parent-style-name="Standard">
      <style:paragraph-properties fo:text-align="justify" style:justify-single-word="false"/>
      <style:text-properties officeooo:paragraph-rsid="005b9d01"/>
    </style:style>
    <style:style style:name="P44" style:family="paragraph" style:parent-style-name="Standard">
      <style:paragraph-properties fo:text-align="justify" style:justify-single-word="false"/>
      <style:text-properties officeooo:paragraph-rsid="005801af"/>
    </style:style>
    <style:style style:name="P45" style:family="paragraph" style:parent-style-name="Standard">
      <style:paragraph-properties fo:text-align="justify" style:justify-single-word="false"/>
      <style:text-properties officeooo:paragraph-rsid="005dd7b4"/>
    </style:style>
    <style:style style:name="P46" style:family="paragraph" style:parent-style-name="Standard">
      <style:paragraph-properties fo:text-align="justify" style:justify-single-word="false"/>
      <style:text-properties officeooo:paragraph-rsid="005f072d"/>
    </style:style>
    <style:style style:name="P47" style:family="paragraph" style:parent-style-name="Standard">
      <style:paragraph-properties fo:text-align="justify" style:justify-single-word="false"/>
      <style:text-properties officeooo:rsid="000c3c35" officeooo:paragraph-rsid="000c3c35"/>
    </style:style>
    <style:style style:name="P48" style:family="paragraph" style:parent-style-name="Standard">
      <style:paragraph-properties fo:text-align="justify" style:justify-single-word="false"/>
      <style:text-properties officeooo:rsid="000c3c35" officeooo:paragraph-rsid="0044cb34"/>
    </style:style>
    <style:style style:name="P49" style:family="paragraph" style:parent-style-name="Standard">
      <style:paragraph-properties fo:text-align="justify" style:justify-single-word="false"/>
      <style:text-properties officeooo:rsid="000c3c35" officeooo:paragraph-rsid="00462f03"/>
    </style:style>
    <style:style style:name="P50" style:family="paragraph" style:parent-style-name="Standard">
      <style:paragraph-properties fo:text-align="justify" style:justify-single-word="false"/>
      <style:text-properties officeooo:rsid="000c3c35" officeooo:paragraph-rsid="0046d7ea"/>
    </style:style>
    <style:style style:name="P51" style:family="paragraph" style:parent-style-name="Standard">
      <style:paragraph-properties fo:text-align="justify" style:justify-single-word="false"/>
      <style:text-properties officeooo:rsid="000c3c35" officeooo:paragraph-rsid="004ba685"/>
    </style:style>
    <style:style style:name="P52" style:family="paragraph" style:parent-style-name="Standard">
      <style:paragraph-properties fo:text-align="justify" style:justify-single-word="false"/>
      <style:text-properties officeooo:rsid="000c3c35" officeooo:paragraph-rsid="005b9d01"/>
    </style:style>
    <style:style style:name="P53" style:family="paragraph" style:parent-style-name="Standard">
      <style:paragraph-properties fo:text-align="justify" style:justify-single-word="false"/>
      <style:text-properties officeooo:rsid="000c3c35" officeooo:paragraph-rsid="005dd7b4"/>
    </style:style>
    <style:style style:name="P54" style:family="paragraph" style:parent-style-name="Standard">
      <style:paragraph-properties fo:text-align="justify" style:justify-single-word="false"/>
      <style:text-properties officeooo:rsid="000c3c35" officeooo:paragraph-rsid="005f072d"/>
    </style:style>
    <style:style style:name="P55" style:family="paragraph" style:parent-style-name="Standard">
      <style:paragraph-properties fo:text-align="center" style:justify-single-word="false"/>
      <style:text-properties fo:font-weight="normal" officeooo:rsid="000fd44b" officeooo:paragraph-rsid="000fd44b" style:font-weight-asian="normal" style:font-weight-complex="normal"/>
    </style:style>
    <style:style style:name="P56" style:family="paragraph" style:parent-style-name="Standard">
      <style:paragraph-properties fo:text-align="center" style:justify-single-word="false"/>
      <style:text-properties fo:font-weight="normal" officeooo:rsid="00137c54" officeooo:paragraph-rsid="00137c54" style:font-weight-asian="normal" style:font-weight-complex="normal"/>
    </style:style>
    <style:style style:name="P57" style:family="paragraph" style:parent-style-name="Standard">
      <style:paragraph-properties fo:text-align="justify" style:justify-single-word="false"/>
      <style:text-properties fo:font-weight="normal" style:font-weight-asian="normal" style:font-weight-complex="normal"/>
    </style:style>
    <style:style style:name="P58" style:family="paragraph" style:parent-style-name="Standard">
      <style:paragraph-properties fo:text-align="justify" style:justify-single-word="false"/>
      <style:text-properties fo:color="#ed1c24" officeooo:rsid="0059d0e0" officeooo:paragraph-rsid="0059d0e0"/>
    </style:style>
    <style:style style:name="P59" style:family="paragraph" style:parent-style-name="Standard">
      <style:paragraph-properties fo:text-align="justify" style:justify-single-word="false"/>
      <style:text-properties fo:color="#ed1c24" fo:font-size="12pt" fo:font-weight="bold" officeooo:rsid="005dd7b4" officeooo:paragraph-rsid="005f072d" style:font-size-asian="12pt" style:font-weight-asian="bold" style:font-size-complex="12pt" style:font-weight-complex="bold"/>
    </style:style>
    <style:style style:name="P60" style:family="paragraph" style:parent-style-name="Standard">
      <style:paragraph-properties fo:text-align="justify" style:justify-single-word="false"/>
      <style:text-properties officeooo:rsid="004000a4" officeooo:paragraph-rsid="004000a4"/>
    </style:style>
    <style:style style:name="P61" style:family="paragraph" style:parent-style-name="Standard">
      <style:paragraph-properties fo:text-align="justify" style:justify-single-word="false"/>
      <style:text-properties officeooo:rsid="004000a4" officeooo:paragraph-rsid="0042cd3d"/>
    </style:style>
    <style:style style:name="P62" style:family="paragraph" style:parent-style-name="Standard">
      <style:paragraph-properties fo:text-align="justify" style:justify-single-word="false"/>
      <style:text-properties officeooo:rsid="004000a4" officeooo:paragraph-rsid="0044cb34"/>
    </style:style>
    <style:style style:name="P63" style:family="paragraph" style:parent-style-name="Standard">
      <style:paragraph-properties fo:text-align="justify" style:justify-single-word="false"/>
      <style:text-properties officeooo:rsid="004000a4" officeooo:paragraph-rsid="00462f03"/>
    </style:style>
    <style:style style:name="P64" style:family="paragraph" style:parent-style-name="Standard">
      <style:paragraph-properties fo:text-align="justify" style:justify-single-word="false"/>
      <style:text-properties officeooo:rsid="004000a4" officeooo:paragraph-rsid="0059d0e0"/>
    </style:style>
    <style:style style:name="P65" style:family="paragraph" style:parent-style-name="Standard">
      <style:paragraph-properties fo:text-align="center" style:justify-single-word="false"/>
      <style:text-properties fo:font-size="28pt" fo:font-weight="bold" officeooo:rsid="004000a4" officeooo:paragraph-rsid="000a778b" style:font-size-asian="28pt" style:font-weight-asian="bold" style:font-size-complex="28pt" style:font-weight-complex="bold"/>
    </style:style>
    <style:style style:name="P66" style:family="paragraph" style:parent-style-name="Standard">
      <style:paragraph-properties fo:text-align="justify" style:justify-single-word="false"/>
      <style:text-properties officeooo:rsid="0042cd3d" officeooo:paragraph-rsid="0044cb34"/>
    </style:style>
    <style:style style:name="P67" style:family="paragraph" style:parent-style-name="Standard">
      <style:paragraph-properties fo:text-align="justify" style:justify-single-word="false"/>
      <style:text-properties officeooo:rsid="0046d7ea" officeooo:paragraph-rsid="0046d7ea"/>
    </style:style>
    <style:style style:name="P68" style:family="paragraph" style:parent-style-name="Standard">
      <style:paragraph-properties fo:text-align="justify" style:justify-single-word="false"/>
      <style:text-properties officeooo:rsid="0046d7ea" officeooo:paragraph-rsid="004ba685"/>
    </style:style>
    <style:style style:name="P69" style:family="paragraph" style:parent-style-name="Standard">
      <style:paragraph-properties fo:text-align="justify" style:justify-single-word="false"/>
      <style:text-properties officeooo:rsid="0046d7ea" officeooo:paragraph-rsid="004c75f0"/>
    </style:style>
    <style:style style:name="P70" style:family="paragraph" style:parent-style-name="Standard">
      <style:paragraph-properties fo:text-align="justify" style:justify-single-word="false"/>
      <style:text-properties officeooo:rsid="0046d7ea" officeooo:paragraph-rsid="0050e89f"/>
    </style:style>
    <style:style style:name="P71" style:family="paragraph" style:parent-style-name="Standard">
      <style:paragraph-properties fo:text-align="justify" style:justify-single-word="false"/>
      <style:text-properties officeooo:rsid="0046d7ea" officeooo:paragraph-rsid="00539f5a"/>
    </style:style>
    <style:style style:name="P72" style:family="paragraph" style:parent-style-name="Standard">
      <style:paragraph-properties fo:text-align="justify" style:justify-single-word="false"/>
      <style:text-properties officeooo:rsid="0046d7ea" officeooo:paragraph-rsid="005801af"/>
    </style:style>
    <style:style style:name="P73" style:family="paragraph" style:parent-style-name="Standard">
      <style:paragraph-properties fo:text-align="center" style:justify-single-word="false"/>
      <style:text-properties officeooo:paragraph-rsid="0046d7ea"/>
    </style:style>
    <style:style style:name="P74" style:family="paragraph" style:parent-style-name="Standard">
      <style:paragraph-properties fo:text-align="justify" style:justify-single-word="false"/>
      <style:text-properties officeooo:rsid="004c75f0" officeooo:paragraph-rsid="004c75f0"/>
    </style:style>
    <style:style style:name="P75" style:family="paragraph" style:parent-style-name="Standard">
      <style:paragraph-properties fo:text-align="justify" style:justify-single-word="false"/>
      <style:text-properties officeooo:rsid="004cffcc" officeooo:paragraph-rsid="004cffcc"/>
    </style:style>
    <style:style style:name="P76" style:family="paragraph" style:parent-style-name="Standard">
      <style:paragraph-properties fo:text-align="justify" style:justify-single-word="false"/>
      <style:text-properties officeooo:rsid="0050e89f" officeooo:paragraph-rsid="0050e89f"/>
    </style:style>
    <style:style style:name="P77" style:family="paragraph" style:parent-style-name="Standard">
      <style:paragraph-properties fo:text-align="justify" style:justify-single-word="false"/>
      <style:text-properties officeooo:rsid="00515fce" officeooo:paragraph-rsid="00515fce"/>
    </style:style>
    <style:style style:name="P78" style:family="paragraph" style:parent-style-name="Standard">
      <style:paragraph-properties fo:text-align="justify" style:justify-single-word="false"/>
      <style:text-properties officeooo:rsid="00522d11" officeooo:paragraph-rsid="00522d11"/>
    </style:style>
    <style:style style:name="P79" style:family="paragraph" style:parent-style-name="Standard">
      <style:paragraph-properties fo:text-align="justify" style:justify-single-word="false"/>
      <style:text-properties officeooo:rsid="00539870" officeooo:paragraph-rsid="00539870"/>
    </style:style>
    <style:style style:name="P80" style:family="paragraph" style:parent-style-name="Standard">
      <style:paragraph-properties fo:text-align="justify" style:justify-single-word="false"/>
      <style:text-properties officeooo:rsid="00539f5a" officeooo:paragraph-rsid="00545b18"/>
    </style:style>
    <style:style style:name="P81" style:family="paragraph" style:parent-style-name="Standard">
      <style:paragraph-properties fo:text-align="justify" style:justify-single-word="false"/>
      <style:text-properties officeooo:rsid="00539f5a" officeooo:paragraph-rsid="005b9d01"/>
    </style:style>
    <style:style style:name="P82" style:family="paragraph" style:parent-style-name="Standard">
      <style:paragraph-properties fo:text-align="justify" style:justify-single-word="false"/>
      <style:text-properties officeooo:rsid="00549f95" officeooo:paragraph-rsid="00549f95"/>
    </style:style>
    <style:style style:name="P83" style:family="paragraph" style:parent-style-name="Standard">
      <style:paragraph-properties fo:text-align="justify" style:justify-single-word="false"/>
      <style:text-properties officeooo:rsid="00563d30" officeooo:paragraph-rsid="00563d30"/>
    </style:style>
    <style:style style:name="P84" style:family="paragraph" style:parent-style-name="Standard">
      <style:paragraph-properties fo:text-align="justify" style:justify-single-word="false"/>
      <style:text-properties officeooo:rsid="005690df" officeooo:paragraph-rsid="005690df"/>
    </style:style>
    <style:style style:name="P85" style:family="paragraph" style:parent-style-name="Standard">
      <style:paragraph-properties fo:text-align="justify" style:justify-single-word="false"/>
      <style:text-properties officeooo:rsid="0059d0e0" officeooo:paragraph-rsid="0059d0e0"/>
    </style:style>
    <style:style style:name="P86" style:family="paragraph" style:parent-style-name="Standard">
      <style:paragraph-properties fo:text-align="justify" style:justify-single-word="false"/>
      <style:text-properties officeooo:rsid="005b9d01" officeooo:paragraph-rsid="005b9d01"/>
    </style:style>
    <style:style style:name="P87" style:family="paragraph" style:parent-style-name="Standard">
      <style:paragraph-properties fo:text-align="justify" style:justify-single-word="false"/>
      <style:text-properties fo:font-size="12pt" officeooo:rsid="005dd7b4" officeooo:paragraph-rsid="005dd7b4" style:font-size-asian="12pt" style:font-size-complex="12pt"/>
    </style:style>
    <style:style style:name="P88" style:family="paragraph" style:parent-style-name="Standard">
      <style:paragraph-properties fo:text-align="justify" style:justify-single-word="false"/>
      <style:text-properties fo:font-size="12pt" fo:font-weight="bold" officeooo:rsid="000fd42a" officeooo:paragraph-rsid="004ba685" style:font-size-asian="12pt" style:font-weight-asian="bold" style:font-size-complex="12pt" style:font-weight-complex="bold"/>
    </style:style>
    <style:style style:name="P89" style:family="paragraph" style:parent-style-name="Standard">
      <style:paragraph-properties fo:text-align="justify" style:justify-single-word="false"/>
      <style:text-properties fo:font-size="12pt" fo:font-weight="bold" officeooo:rsid="005dd7b4" officeooo:paragraph-rsid="005dd7b4" style:font-size-asian="12pt" style:font-weight-asian="bold" style:font-size-complex="12pt" style:font-weight-complex="bold"/>
    </style:style>
    <style:style style:name="P90"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fo:font-size="12pt" fo:font-weight="bold" officeooo:rsid="000c3c35" officeooo:paragraph-rsid="002366b2" style:font-size-asian="10.5pt" style:font-weight-asian="bold" style:font-size-complex="12pt" style:font-weight-complex="bold"/>
    </style:style>
    <style:style style:name="P91"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style:font-weight-asian="bold" style:font-weight-complex="bold"/>
    </style:style>
    <style:style style:name="P92"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462f03" style:font-weight-asian="bold" style:font-weight-complex="bold"/>
    </style:style>
    <style:style style:name="P93"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4cffcc" style:font-weight-asian="bold" style:font-weight-complex="bold"/>
    </style:style>
    <style:style style:name="P94"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4ef7f0" style:font-weight-asian="bold" style:font-weight-complex="bold"/>
    </style:style>
    <style:style style:name="P95"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50e89f" style:font-weight-asian="bold" style:font-weight-complex="bold"/>
    </style:style>
    <style:style style:name="P96"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539f5a" style:font-weight-asian="bold" style:font-weight-complex="bold"/>
    </style:style>
    <style:style style:name="P97"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5801af" style:font-weight-asian="bold" style:font-weight-complex="bold"/>
    </style:style>
    <style:style style:name="P98"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42cd3d" officeooo:paragraph-rsid="0044cb34"/>
    </style:style>
    <style:style style:name="P99"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42cd3d" officeooo:paragraph-rsid="0042cd3d"/>
    </style:style>
    <style:style style:name="P100" style:family="paragraph" style:parent-style-name="Standard" style:list-style-name="L1">
      <style:paragraph-properties fo:text-align="justify" style:justify-single-word="false"/>
      <style:text-properties officeooo:paragraph-rsid="004000a4"/>
    </style:style>
    <style:style style:name="P101" style:family="paragraph" style:parent-style-name="Standard" style:list-style-name="L4">
      <style:paragraph-properties fo:text-align="justify" style:justify-single-word="false"/>
      <style:text-properties officeooo:paragraph-rsid="0044cb34"/>
    </style:style>
    <style:style style:name="P102" style:family="paragraph" style:parent-style-name="Standard" style:list-style-name="L10">
      <style:paragraph-properties fo:text-align="justify" style:justify-single-word="false"/>
      <style:text-properties officeooo:paragraph-rsid="004a3344"/>
    </style:style>
    <style:style style:name="P103" style:family="paragraph" style:parent-style-name="Standard" style:list-style-name="L11">
      <style:paragraph-properties fo:text-align="justify" style:justify-single-word="false"/>
      <style:text-properties officeooo:paragraph-rsid="004ef7f0"/>
    </style:style>
    <style:style style:name="P104" style:family="paragraph" style:parent-style-name="Standard" style:list-style-name="L12">
      <style:paragraph-properties fo:text-align="justify" style:justify-single-word="false"/>
      <style:text-properties officeooo:paragraph-rsid="0050e89f"/>
    </style:style>
    <style:style style:name="P105" style:family="paragraph" style:parent-style-name="Standard" style:list-style-name="L17">
      <style:paragraph-properties fo:text-align="justify" style:justify-single-word="false"/>
      <style:text-properties officeooo:paragraph-rsid="00539f5a"/>
    </style:style>
    <style:style style:name="P106" style:family="paragraph" style:parent-style-name="Standard" style:list-style-name="L19">
      <style:paragraph-properties fo:text-align="justify" style:justify-single-word="false"/>
      <style:text-properties officeooo:paragraph-rsid="00549f95"/>
    </style:style>
    <style:style style:name="P107" style:family="paragraph" style:parent-style-name="Standard" style:list-style-name="L20">
      <style:paragraph-properties fo:text-align="justify" style:justify-single-word="false"/>
      <style:text-properties officeooo:paragraph-rsid="00563d30"/>
    </style:style>
    <style:style style:name="P108" style:family="paragraph" style:parent-style-name="Standard" style:list-style-name="L21">
      <style:paragraph-properties fo:text-align="justify" style:justify-single-word="false"/>
      <style:text-properties officeooo:paragraph-rsid="00563d30"/>
    </style:style>
    <style:style style:name="P109" style:family="paragraph" style:parent-style-name="Standard" style:list-style-name="L22">
      <style:paragraph-properties fo:text-align="justify" style:justify-single-word="false"/>
      <style:text-properties officeooo:paragraph-rsid="00563d30"/>
    </style:style>
    <style:style style:name="P110" style:family="paragraph" style:parent-style-name="Standard" style:list-style-name="L23">
      <style:paragraph-properties fo:text-align="justify" style:justify-single-word="false"/>
      <style:text-properties officeooo:paragraph-rsid="00563d30"/>
    </style:style>
    <style:style style:name="P111" style:family="paragraph" style:parent-style-name="Standard" style:list-style-name="L24">
      <style:paragraph-properties fo:text-align="justify" style:justify-single-word="false"/>
      <style:text-properties officeooo:paragraph-rsid="005690df"/>
    </style:style>
    <style:style style:name="P112" style:family="paragraph" style:parent-style-name="Standard">
      <style:paragraph-properties fo:text-align="justify" style:justify-single-word="false"/>
      <style:text-properties officeooo:paragraph-rsid="0060d7ff"/>
    </style:style>
    <style:style style:name="P113" style:family="paragraph" style:parent-style-name="Standard" style:list-style-name="L29">
      <style:paragraph-properties fo:text-align="justify" style:justify-single-word="false"/>
      <style:text-properties officeooo:paragraph-rsid="0060d7ff"/>
    </style:style>
    <style:style style:name="P114" style:family="paragraph" style:parent-style-name="Standard" style:list-style-name="L30">
      <style:paragraph-properties fo:text-align="justify" style:justify-single-word="false"/>
      <style:text-properties officeooo:paragraph-rsid="0060d7ff"/>
    </style:style>
    <style:style style:name="P115" style:family="paragraph" style:parent-style-name="Standard" style:list-style-name="L31">
      <style:paragraph-properties fo:text-align="justify" style:justify-single-word="false"/>
      <style:text-properties officeooo:paragraph-rsid="0060d7ff"/>
    </style:style>
    <style:style style:name="P116" style:family="paragraph" style:parent-style-name="Standard" style:list-style-name="L32">
      <style:paragraph-properties fo:text-align="justify" style:justify-single-word="false"/>
      <style:text-properties officeooo:paragraph-rsid="0060d7ff"/>
    </style:style>
    <style:style style:name="P117" style:family="paragraph" style:parent-style-name="Standard" style:list-style-name="L33">
      <style:paragraph-properties fo:text-align="justify" style:justify-single-word="false"/>
      <style:text-properties officeooo:paragraph-rsid="00625096"/>
    </style:style>
    <style:style style:name="P118" style:family="paragraph" style:parent-style-name="Standard" style:list-style-name="L35">
      <style:paragraph-properties fo:text-align="justify" style:justify-single-word="false"/>
      <style:text-properties officeooo:paragraph-rsid="0063489f"/>
    </style:style>
    <style:style style:name="P119" style:family="paragraph" style:parent-style-name="Standard">
      <style:paragraph-properties fo:text-align="justify" style:justify-single-word="false"/>
      <style:text-properties officeooo:paragraph-rsid="0063489f"/>
    </style:style>
    <style:style style:name="P120" style:family="paragraph" style:parent-style-name="Standard" style:list-style-name="L36">
      <style:paragraph-properties fo:text-align="justify" style:justify-single-word="false"/>
      <style:text-properties officeooo:paragraph-rsid="0065029c"/>
    </style:style>
    <style:style style:name="P121" style:family="paragraph" style:parent-style-name="Standard" style:list-style-name="L37">
      <style:paragraph-properties fo:text-align="justify" style:justify-single-word="false"/>
      <style:text-properties officeooo:paragraph-rsid="0065029c"/>
    </style:style>
    <style:style style:name="P122" style:family="paragraph" style:parent-style-name="Standard">
      <style:paragraph-properties fo:text-align="justify" style:justify-single-word="false"/>
      <style:text-properties officeooo:paragraph-rsid="0065029c"/>
    </style:style>
    <style:style style:name="P123" style:family="paragraph" style:parent-style-name="Standard" style:list-style-name="L38">
      <style:paragraph-properties fo:text-align="justify" style:justify-single-word="false"/>
      <style:text-properties officeooo:paragraph-rsid="0065a6ef"/>
    </style:style>
    <style:style style:name="P124" style:family="paragraph" style:parent-style-name="Standard">
      <style:paragraph-properties fo:text-align="justify" style:justify-single-word="false"/>
      <style:text-properties officeooo:paragraph-rsid="0065a6ef"/>
    </style:style>
    <style:style style:name="P125" style:family="paragraph" style:parent-style-name="Standard" style:list-style-name="L39">
      <style:paragraph-properties fo:text-align="justify" style:justify-single-word="false"/>
      <style:text-properties officeooo:paragraph-rsid="0065a6ef"/>
    </style:style>
    <style:style style:name="P126" style:family="paragraph" style:parent-style-name="Standard" style:list-style-name="L40">
      <style:paragraph-properties fo:text-align="justify" style:justify-single-word="false"/>
      <style:text-properties officeooo:paragraph-rsid="0065d143"/>
    </style:style>
    <style:style style:name="P127" style:family="paragraph" style:parent-style-name="Standard" style:list-style-name="L41">
      <style:paragraph-properties fo:text-align="justify" style:justify-single-word="false"/>
      <style:text-properties officeooo:paragraph-rsid="0065d143"/>
    </style:style>
    <style:style style:name="P128" style:family="paragraph" style:parent-style-name="Standard">
      <style:paragraph-properties fo:text-align="justify" style:justify-single-word="false"/>
      <style:text-properties officeooo:paragraph-rsid="0065d143"/>
    </style:style>
    <style:style style:name="P129" style:family="paragraph" style:parent-style-name="Standard" style:list-style-name="L42">
      <style:paragraph-properties fo:text-align="justify" style:justify-single-word="false"/>
      <style:text-properties officeooo:paragraph-rsid="0066a62f"/>
    </style:style>
    <style:style style:name="P130" style:family="paragraph" style:parent-style-name="Standard">
      <style:paragraph-properties fo:text-align="justify" style:justify-single-word="false"/>
      <style:text-properties officeooo:paragraph-rsid="0066a62f"/>
    </style:style>
    <style:style style:name="P131" style:family="paragraph" style:parent-style-name="Standard" style:list-style-name="L43">
      <style:paragraph-properties fo:text-align="justify" style:justify-single-word="false"/>
      <style:text-properties officeooo:paragraph-rsid="0066e053"/>
    </style:style>
    <style:style style:name="P132" style:family="paragraph" style:parent-style-name="Standard">
      <style:paragraph-properties fo:text-align="justify" style:justify-single-word="false"/>
      <style:text-properties officeooo:paragraph-rsid="0066e053"/>
    </style:style>
    <style:style style:name="P133" style:family="paragraph" style:parent-style-name="Standard">
      <style:paragraph-properties fo:text-align="justify" style:justify-single-word="false"/>
      <style:text-properties officeooo:paragraph-rsid="00672472"/>
    </style:style>
    <style:style style:name="P134" style:family="paragraph" style:parent-style-name="Standard" style:list-style-name="L44">
      <style:paragraph-properties fo:text-align="justify" style:justify-single-word="false"/>
      <style:text-properties officeooo:paragraph-rsid="0067d3d8"/>
    </style:style>
    <style:style style:name="P135" style:family="paragraph" style:parent-style-name="Standard" style:list-style-name="L45">
      <style:paragraph-properties fo:text-align="justify" style:justify-single-word="false"/>
      <style:text-properties officeooo:paragraph-rsid="0067d3d8"/>
    </style:style>
    <style:style style:name="P136" style:family="paragraph" style:parent-style-name="Standard">
      <style:paragraph-properties fo:text-align="justify" style:justify-single-word="false"/>
      <style:text-properties officeooo:paragraph-rsid="0067d3d8"/>
    </style:style>
    <style:style style:name="P137" style:family="paragraph" style:parent-style-name="Standard" style:list-style-name="L46">
      <style:paragraph-properties fo:text-align="justify" style:justify-single-word="false"/>
      <style:text-properties officeooo:paragraph-rsid="0067d3d8"/>
    </style:style>
    <style:style style:name="P138" style:family="paragraph" style:parent-style-name="Standard" style:list-style-name="L47">
      <style:paragraph-properties fo:text-align="justify" style:justify-single-word="false"/>
      <style:text-properties officeooo:paragraph-rsid="006893b4"/>
    </style:style>
    <style:style style:name="P139" style:family="paragraph" style:parent-style-name="Standard">
      <style:paragraph-properties fo:text-align="justify" style:justify-single-word="false"/>
      <style:text-properties officeooo:paragraph-rsid="006893b4"/>
    </style:style>
    <style:style style:name="P140" style:family="paragraph" style:parent-style-name="Standard" style:list-style-name="L48">
      <style:paragraph-properties fo:text-align="justify" style:justify-single-word="false"/>
      <style:text-properties officeooo:paragraph-rsid="0069cacf"/>
    </style:style>
    <style:style style:name="P141" style:family="paragraph" style:parent-style-name="Standard">
      <style:paragraph-properties fo:text-align="justify" style:justify-single-word="false"/>
      <style:text-properties officeooo:paragraph-rsid="0069cacf"/>
    </style:style>
    <style:style style:name="P142" style:family="paragraph" style:parent-style-name="Standard" style:list-style-name="L49">
      <style:paragraph-properties fo:text-align="justify" style:justify-single-word="false"/>
      <style:text-properties officeooo:paragraph-rsid="006b50c9"/>
    </style:style>
    <style:style style:name="P143" style:family="paragraph" style:parent-style-name="Standard">
      <style:paragraph-properties fo:text-align="justify" style:justify-single-word="false"/>
      <style:text-properties officeooo:paragraph-rsid="006b50c9"/>
    </style:style>
    <style:style style:name="P144" style:family="paragraph" style:parent-style-name="Standard" style:list-style-name="L50">
      <style:paragraph-properties fo:text-align="justify" style:justify-single-word="false"/>
      <style:text-properties officeooo:paragraph-rsid="006b50c9"/>
    </style:style>
    <style:style style:name="P145" style:family="paragraph" style:parent-style-name="Standard" style:list-style-name="L51">
      <style:paragraph-properties fo:text-align="justify" style:justify-single-word="false"/>
      <style:text-properties officeooo:paragraph-rsid="006cd84a"/>
    </style:style>
    <style:style style:name="P146" style:family="paragraph" style:parent-style-name="Standard">
      <style:paragraph-properties fo:text-align="justify" style:justify-single-word="false"/>
      <style:text-properties officeooo:paragraph-rsid="006cd84a"/>
    </style:style>
    <style:style style:name="P147" style:family="paragraph" style:parent-style-name="Standard" style:list-style-name="L52">
      <style:paragraph-properties fo:text-align="justify" style:justify-single-word="false"/>
      <style:text-properties officeooo:paragraph-rsid="006d3e01"/>
    </style:style>
    <style:style style:name="P148" style:family="paragraph" style:parent-style-name="Standard">
      <style:paragraph-properties fo:text-align="justify" style:justify-single-word="false"/>
      <style:text-properties officeooo:paragraph-rsid="006d3e01"/>
    </style:style>
    <style:style style:name="P149" style:family="paragraph" style:parent-style-name="Standard" style:list-style-name="L53">
      <style:paragraph-properties fo:text-align="justify" style:justify-single-word="false"/>
      <style:text-properties officeooo:paragraph-rsid="006e9a84"/>
    </style:style>
    <style:style style:name="P150" style:family="paragraph" style:parent-style-name="Standard">
      <style:paragraph-properties fo:text-align="justify" style:justify-single-word="false"/>
      <style:text-properties officeooo:paragraph-rsid="006e9a84"/>
    </style:style>
    <style:style style:name="P151" style:family="paragraph" style:parent-style-name="Standard">
      <style:paragraph-properties fo:text-align="justify" style:justify-single-word="false"/>
      <style:text-properties officeooo:paragraph-rsid="006f6bac"/>
    </style:style>
    <style:style style:name="P152" style:family="paragraph" style:parent-style-name="Standard" style:list-style-name="L54">
      <style:paragraph-properties fo:text-align="justify" style:justify-single-word="false"/>
      <style:text-properties officeooo:paragraph-rsid="006f6bac"/>
    </style:style>
    <style:style style:name="P153" style:family="paragraph" style:parent-style-name="Standard" style:list-style-name="L55">
      <style:paragraph-properties fo:text-align="justify" style:justify-single-word="false"/>
      <style:text-properties officeooo:paragraph-rsid="006f6bac"/>
    </style:style>
    <style:style style:name="P154" style:family="paragraph" style:parent-style-name="Standard">
      <style:paragraph-properties fo:text-align="justify" style:justify-single-word="false"/>
      <style:text-properties officeooo:paragraph-rsid="0071617b"/>
    </style:style>
    <style:style style:name="P155" style:family="paragraph" style:parent-style-name="Standard">
      <style:paragraph-properties fo:text-align="justify" style:justify-single-word="false"/>
      <style:text-properties officeooo:paragraph-rsid="007200f3"/>
    </style:style>
    <style:style style:name="P156" style:family="paragraph" style:parent-style-name="Standard" style:list-style-name="L56">
      <style:paragraph-properties fo:text-align="justify" style:justify-single-word="false"/>
      <style:text-properties officeooo:paragraph-rsid="00731e41"/>
    </style:style>
    <style:style style:name="P157" style:family="paragraph" style:parent-style-name="Standard">
      <style:paragraph-properties fo:text-align="justify" style:justify-single-word="false"/>
      <style:text-properties officeooo:paragraph-rsid="00731e41"/>
    </style:style>
    <style:style style:name="P158" style:family="paragraph" style:parent-style-name="Standard" style:list-style-name="L57">
      <style:paragraph-properties fo:text-align="justify" style:justify-single-word="false"/>
      <style:text-properties officeooo:paragraph-rsid="00746e17"/>
    </style:style>
    <style:style style:name="P159" style:family="paragraph" style:parent-style-name="Standard">
      <style:paragraph-properties fo:text-align="justify" style:justify-single-word="false"/>
      <style:text-properties officeooo:paragraph-rsid="00746e17"/>
    </style:style>
    <style:style style:name="P160" style:family="paragraph" style:parent-style-name="Standard">
      <style:paragraph-properties fo:text-align="justify" style:justify-single-word="false"/>
      <style:text-properties officeooo:paragraph-rsid="00764694"/>
    </style:style>
    <style:style style:name="P161" style:family="paragraph" style:parent-style-name="Standard" style:list-style-name="L58">
      <style:paragraph-properties fo:text-align="justify" style:justify-single-word="false"/>
      <style:text-properties officeooo:paragraph-rsid="00764694"/>
    </style:style>
    <style:style style:name="P162" style:family="paragraph" style:parent-style-name="Standard" style:list-style-name="L59">
      <style:paragraph-properties fo:text-align="justify" style:justify-single-word="false"/>
      <style:text-properties officeooo:paragraph-rsid="007688f7"/>
    </style:style>
    <style:style style:name="P163" style:family="paragraph" style:parent-style-name="Standard">
      <style:paragraph-properties fo:text-align="justify" style:justify-single-word="false"/>
      <style:text-properties officeooo:paragraph-rsid="007688f7"/>
    </style:style>
    <style:style style:name="P164" style:family="paragraph" style:parent-style-name="Standard" style:list-style-name="L61">
      <style:paragraph-properties fo:text-align="justify" style:justify-single-word="false"/>
      <style:text-properties officeooo:paragraph-rsid="0079f357"/>
    </style:style>
    <style:style style:name="P165" style:family="paragraph" style:parent-style-name="Standard">
      <style:paragraph-properties fo:text-align="justify" style:justify-single-word="false"/>
      <style:text-properties officeooo:paragraph-rsid="0079f357"/>
    </style:style>
    <style:style style:name="P166" style:family="paragraph" style:parent-style-name="Standard">
      <style:paragraph-properties fo:text-align="justify" style:justify-single-word="false"/>
      <style:text-properties officeooo:paragraph-rsid="007a4d12"/>
    </style:style>
    <style:style style:name="P167" style:family="paragraph" style:parent-style-name="Standard" style:list-style-name="L62">
      <style:paragraph-properties fo:text-align="justify" style:justify-single-word="false"/>
      <style:text-properties officeooo:paragraph-rsid="007a4d12"/>
    </style:style>
    <style:style style:name="P168" style:family="paragraph" style:parent-style-name="Standard" style:list-style-name="L63">
      <style:paragraph-properties fo:text-align="justify" style:justify-single-word="false"/>
      <style:text-properties officeooo:paragraph-rsid="007af748"/>
    </style:style>
    <style:style style:name="P169" style:family="paragraph" style:parent-style-name="Standard">
      <style:paragraph-properties fo:text-align="justify" style:justify-single-word="false"/>
      <style:text-properties officeooo:paragraph-rsid="007af748"/>
    </style:style>
    <style:style style:name="P170" style:family="paragraph" style:parent-style-name="Standard" style:list-style-name="L64">
      <style:paragraph-properties fo:text-align="justify" style:justify-single-word="false"/>
      <style:text-properties officeooo:paragraph-rsid="007b5be3"/>
    </style:style>
    <style:style style:name="P171" style:family="paragraph" style:parent-style-name="Standard">
      <style:paragraph-properties fo:text-align="justify" style:justify-single-word="false"/>
      <style:text-properties officeooo:paragraph-rsid="007b5be3"/>
    </style:style>
    <style:style style:name="P172" style:family="paragraph" style:parent-style-name="Standard">
      <style:paragraph-properties fo:text-align="justify" style:justify-single-word="false"/>
      <style:text-properties officeooo:paragraph-rsid="007d20fa"/>
    </style:style>
    <style:style style:name="P173" style:family="paragraph" style:parent-style-name="Standard" style:list-style-name="L65">
      <style:paragraph-properties fo:text-align="justify" style:justify-single-word="false"/>
      <style:text-properties officeooo:paragraph-rsid="007d20fa"/>
    </style:style>
    <style:style style:name="P174" style:family="paragraph" style:parent-style-name="Standard" style:list-style-name="L66">
      <style:paragraph-properties fo:text-align="justify" style:justify-single-word="false"/>
      <style:text-properties officeooo:paragraph-rsid="007d2aa0"/>
    </style:style>
    <style:style style:name="P175" style:family="paragraph" style:parent-style-name="Standard">
      <style:paragraph-properties fo:text-align="justify" style:justify-single-word="false"/>
      <style:text-properties officeooo:paragraph-rsid="007d2aa0"/>
    </style:style>
    <style:style style:name="P176" style:family="paragraph" style:parent-style-name="Standard">
      <style:paragraph-properties fo:text-align="justify" style:justify-single-word="false"/>
      <style:text-properties officeooo:paragraph-rsid="007e11f3"/>
    </style:style>
    <style:style style:name="P177" style:family="paragraph" style:parent-style-name="Standard" style:list-style-name="L67">
      <style:paragraph-properties fo:text-align="justify" style:justify-single-word="false"/>
      <style:text-properties officeooo:paragraph-rsid="007e11f3"/>
    </style:style>
    <style:style style:name="P178" style:family="paragraph" style:parent-style-name="Standard">
      <style:paragraph-properties fo:text-align="justify" style:justify-single-word="false"/>
      <style:text-properties officeooo:paragraph-rsid="007e2b71"/>
    </style:style>
    <style:style style:name="P179" style:family="paragraph" style:parent-style-name="Standard" style:list-style-name="L68">
      <style:paragraph-properties fo:text-align="justify" style:justify-single-word="false"/>
      <style:text-properties officeooo:paragraph-rsid="007e2b71"/>
    </style:style>
    <style:style style:name="P180" style:family="paragraph" style:parent-style-name="Standard">
      <style:paragraph-properties fo:text-align="justify" style:justify-single-word="false"/>
      <style:text-properties officeooo:paragraph-rsid="007eb513"/>
    </style:style>
    <style:style style:name="P181" style:family="paragraph" style:parent-style-name="Standard" style:list-style-name="L3">
      <style:paragraph-properties fo:text-align="justify" style:justify-single-word="false"/>
      <style:text-properties fo:font-weight="normal" officeooo:paragraph-rsid="0041daee" style:font-weight-asian="normal" style:font-weight-complex="normal"/>
    </style:style>
    <style:style style:name="P182" style:family="paragraph" style:parent-style-name="Standard">
      <style:paragraph-properties fo:text-align="justify" style:justify-single-word="false"/>
      <style:text-properties officeooo:rsid="0059d0e0" officeooo:paragraph-rsid="0059d0e0"/>
    </style:style>
    <style:style style:name="P183" style:family="paragraph" style:parent-style-name="Standard" style:list-style-name="L5">
      <style:paragraph-properties fo:text-align="justify" style:justify-single-word="false"/>
      <style:text-properties officeooo:rsid="0042cd3d" officeooo:paragraph-rsid="00462f03"/>
    </style:style>
    <style:style style:name="P184" style:family="paragraph" style:parent-style-name="Standard" style:list-style-name="L6">
      <style:paragraph-properties fo:text-align="justify" style:justify-single-word="false"/>
      <style:text-properties officeooo:rsid="004000a4" officeooo:paragraph-rsid="0046d7ea"/>
    </style:style>
    <style:style style:name="P185" style:family="paragraph" style:parent-style-name="Standard" style:list-style-name="L7">
      <style:paragraph-properties fo:text-align="justify" style:justify-single-word="false"/>
      <style:text-properties officeooo:rsid="004000a4" officeooo:paragraph-rsid="0046d7ea"/>
    </style:style>
    <style:style style:name="P186" style:family="paragraph" style:parent-style-name="Standard" style:list-style-name="L8">
      <style:paragraph-properties fo:text-align="justify" style:justify-single-word="false"/>
      <style:text-properties officeooo:rsid="0046d7ea" officeooo:paragraph-rsid="0046d7ea"/>
    </style:style>
    <style:style style:name="P187" style:family="paragraph" style:parent-style-name="Standard" style:list-style-name="L9">
      <style:paragraph-properties fo:text-align="justify" style:justify-single-word="false"/>
      <style:text-properties officeooo:rsid="0046d7ea" officeooo:paragraph-rsid="0046d7ea"/>
    </style:style>
    <style:style style:name="P188" style:family="paragraph" style:parent-style-name="Standard">
      <style:paragraph-properties fo:text-align="justify" style:justify-single-word="false"/>
      <style:text-properties officeooo:rsid="0046d7ea" officeooo:paragraph-rsid="004ba685"/>
    </style:style>
    <style:style style:name="P189" style:family="paragraph" style:parent-style-name="Standard">
      <style:paragraph-properties fo:text-align="justify" style:justify-single-word="false"/>
      <style:text-properties officeooo:rsid="004c75f0" officeooo:paragraph-rsid="004c75f0"/>
    </style:style>
    <style:style style:name="P190" style:family="paragraph" style:parent-style-name="Standard" style:list-style-name="L13">
      <style:paragraph-properties fo:text-align="justify" style:justify-single-word="false"/>
      <style:text-properties officeooo:rsid="00515fce" officeooo:paragraph-rsid="00515fce"/>
    </style:style>
    <style:style style:name="P191" style:family="paragraph" style:parent-style-name="Standard" style:list-style-name="L14">
      <style:paragraph-properties fo:text-align="justify" style:justify-single-word="false"/>
      <style:text-properties officeooo:rsid="00522d11" officeooo:paragraph-rsid="00522d11"/>
    </style:style>
    <style:style style:name="P192" style:family="paragraph" style:parent-style-name="Standard" style:list-style-name="L15">
      <style:paragraph-properties fo:text-align="justify" style:justify-single-word="false"/>
      <style:text-properties officeooo:rsid="00522d11" officeooo:paragraph-rsid="00522d11"/>
    </style:style>
    <style:style style:name="P193" style:family="paragraph" style:parent-style-name="Standard" style:list-style-name="L16">
      <style:paragraph-properties fo:text-align="justify" style:justify-single-word="false"/>
      <style:text-properties officeooo:rsid="00539870" officeooo:paragraph-rsid="00539870"/>
    </style:style>
    <style:style style:name="P194" style:family="paragraph" style:parent-style-name="Standard">
      <style:paragraph-properties fo:text-align="justify" style:justify-single-word="false"/>
      <style:text-properties officeooo:rsid="00539f5a" officeooo:paragraph-rsid="00539f5a"/>
    </style:style>
    <style:style style:name="P195" style:family="paragraph" style:parent-style-name="Standard" style:list-style-name="L18">
      <style:paragraph-properties fo:text-align="justify" style:justify-single-word="false"/>
      <style:text-properties officeooo:rsid="00545b18" officeooo:paragraph-rsid="00545b18"/>
    </style:style>
    <style:style style:name="P196" style:family="paragraph" style:parent-style-name="Standard" style:list-style-name="L18">
      <style:paragraph-properties fo:text-align="justify" style:justify-single-word="false"/>
      <style:text-properties officeooo:rsid="00545b18" officeooo:paragraph-rsid="005b9d01"/>
    </style:style>
    <style:style style:name="P197" style:family="paragraph" style:parent-style-name="Standard">
      <style:paragraph-properties fo:text-align="justify" style:justify-single-word="false"/>
      <style:text-properties officeooo:rsid="005690df" officeooo:paragraph-rsid="004ba685"/>
    </style:style>
    <style:style style:name="P198" style:family="paragraph" style:parent-style-name="Standard" style:list-style-name="L26">
      <style:paragraph-properties fo:text-align="justify" style:justify-single-word="false"/>
      <style:text-properties officeooo:rsid="005690df" officeooo:paragraph-rsid="005b9d01"/>
    </style:style>
    <style:style style:name="P199" style:family="paragraph" style:parent-style-name="Standard" style:list-style-name="L25">
      <style:paragraph-properties fo:text-align="justify" style:justify-single-word="false"/>
      <style:text-properties officeooo:rsid="005b9d01" officeooo:paragraph-rsid="005b9d01"/>
    </style:style>
    <style:style style:name="P200" style:family="paragraph" style:parent-style-name="Standard" style:list-style-name="L27">
      <style:paragraph-properties fo:text-align="justify" style:justify-single-word="false"/>
      <style:text-properties officeooo:rsid="005b9d01" officeooo:paragraph-rsid="005dd7b4"/>
    </style:style>
    <style:style style:name="P201" style:family="paragraph" style:parent-style-name="Standard" style:list-style-name="L28">
      <style:paragraph-properties fo:text-align="justify" style:justify-single-word="false"/>
      <style:text-properties fo:font-size="12pt" officeooo:rsid="005dd7b4" officeooo:paragraph-rsid="005f072d" style:font-size-asian="12pt" style:font-size-complex="12pt"/>
    </style:style>
    <style:style style:name="P202" style:family="paragraph" style:parent-style-name="Standard">
      <style:paragraph-properties fo:text-align="justify" style:justify-single-word="false"/>
      <style:text-properties fo:font-weight="bold" officeooo:rsid="000c3c35" officeooo:paragraph-rsid="005f072d" style:font-weight-asian="bold" style:font-weight-complex="bold"/>
    </style:style>
    <style:style style:name="P203" style:family="paragraph" style:parent-style-name="Standard">
      <style:paragraph-properties fo:text-align="justify" style:justify-single-word="false"/>
      <style:text-properties fo:font-weight="bold" officeooo:rsid="000c3c35" officeooo:paragraph-rsid="0010b5b1" style:font-weight-asian="bold" style:font-weight-complex="bold"/>
    </style:style>
    <style:style style:name="P204" style:family="paragraph" style:parent-style-name="Standard">
      <style:paragraph-properties fo:text-align="justify" style:justify-single-word="false"/>
      <style:text-properties fo:font-weight="bold" officeooo:paragraph-rsid="006b50c9" style:font-weight-asian="bold" style:font-weight-complex="bold"/>
    </style:style>
    <style:style style:name="P205" style:family="paragraph" style:parent-style-name="Standard">
      <style:paragraph-properties fo:text-align="justify" style:justify-single-word="false"/>
      <style:text-properties fo:color="#ed1c24" fo:font-weight="normal" officeooo:rsid="00764694" officeooo:paragraph-rsid="007688f7" style:font-weight-asian="normal" style:font-weight-complex="normal"/>
    </style:style>
    <style:style style:name="P206" style:family="paragraph" style:parent-style-name="Standard">
      <style:paragraph-properties fo:text-align="justify" style:justify-single-word="false"/>
      <style:text-properties fo:color="#ed1c24" fo:font-weight="normal" officeooo:rsid="00764694" officeooo:paragraph-rsid="007d2aa0" style:font-weight-asian="normal" style:font-weight-complex="normal"/>
    </style:style>
    <style:style style:name="P207" style:family="paragraph" style:parent-style-name="Standard" style:list-style-name="L60">
      <style:paragraph-properties fo:text-align="justify" style:justify-single-word="false"/>
      <style:text-properties fo:color="#ed1c24" officeooo:paragraph-rsid="0077f4af"/>
    </style:style>
    <style:style style:name="P208" style:family="paragraph" style:parent-style-name="Standard">
      <style:paragraph-properties fo:text-align="justify" style:justify-single-word="false"/>
      <style:text-properties style:use-window-font-color="true" fo:font-weight="normal" officeooo:rsid="0060d7ff" officeooo:paragraph-rsid="0060d7ff" style:font-weight-asian="normal" style:font-weight-complex="normal"/>
    </style:style>
    <style:style style:name="P209" style:family="paragraph" style:parent-style-name="Standard">
      <style:paragraph-properties fo:text-align="justify" style:justify-single-word="false"/>
      <style:text-properties style:use-window-font-color="true" fo:font-weight="normal" officeooo:rsid="0060d7ff" officeooo:paragraph-rsid="0063489f" style:font-weight-asian="normal" style:font-weight-complex="normal"/>
    </style:style>
    <style:style style:name="P210" style:family="paragraph" style:parent-style-name="Standard">
      <style:paragraph-properties fo:text-align="justify" style:justify-single-word="false"/>
      <style:text-properties style:use-window-font-color="true" fo:font-weight="normal" officeooo:rsid="0060d7ff" officeooo:paragraph-rsid="0065029c" style:font-weight-asian="normal" style:font-weight-complex="normal"/>
    </style:style>
    <style:style style:name="P211" style:family="paragraph" style:parent-style-name="Standard">
      <style:paragraph-properties fo:text-align="justify" style:justify-single-word="false"/>
      <style:text-properties style:use-window-font-color="true" fo:font-weight="normal" officeooo:rsid="0060d7ff" officeooo:paragraph-rsid="0065a6ef" style:font-weight-asian="normal" style:font-weight-complex="normal"/>
    </style:style>
    <style:style style:name="P212" style:family="paragraph" style:parent-style-name="Standard">
      <style:paragraph-properties fo:text-align="justify" style:justify-single-word="false"/>
      <style:text-properties style:use-window-font-color="true" fo:font-weight="normal" officeooo:rsid="0060d7ff" officeooo:paragraph-rsid="0065d143" style:font-weight-asian="normal" style:font-weight-complex="normal"/>
    </style:style>
    <style:style style:name="P213" style:family="paragraph" style:parent-style-name="Standard">
      <style:paragraph-properties fo:text-align="justify" style:justify-single-word="false"/>
      <style:text-properties style:use-window-font-color="true" fo:font-weight="normal" officeooo:rsid="0060d7ff" officeooo:paragraph-rsid="0066a62f" style:font-weight-asian="normal" style:font-weight-complex="normal"/>
    </style:style>
    <style:style style:name="P214" style:family="paragraph" style:parent-style-name="Standard">
      <style:paragraph-properties fo:text-align="justify" style:justify-single-word="false"/>
      <style:text-properties style:use-window-font-color="true" fo:font-weight="normal" officeooo:rsid="0060d7ff" officeooo:paragraph-rsid="0066e053" style:font-weight-asian="normal" style:font-weight-complex="normal"/>
    </style:style>
    <style:style style:name="P215" style:family="paragraph" style:parent-style-name="Standard">
      <style:paragraph-properties fo:text-align="justify" style:justify-single-word="false"/>
      <style:text-properties style:use-window-font-color="true" fo:font-weight="normal" officeooo:rsid="0060d7ff" officeooo:paragraph-rsid="00672472" style:font-weight-asian="normal" style:font-weight-complex="normal"/>
    </style:style>
    <style:style style:name="P216" style:family="paragraph" style:parent-style-name="Standard">
      <style:paragraph-properties fo:text-align="justify" style:justify-single-word="false"/>
      <style:text-properties style:use-window-font-color="true" fo:font-weight="normal" officeooo:rsid="0060d7ff" officeooo:paragraph-rsid="0067d3d8" style:font-weight-asian="normal" style:font-weight-complex="normal"/>
    </style:style>
    <style:style style:name="P217" style:family="paragraph" style:parent-style-name="Standard">
      <style:paragraph-properties fo:text-align="justify" style:justify-single-word="false"/>
      <style:text-properties style:use-window-font-color="true" fo:font-weight="normal" officeooo:rsid="0060d7ff" officeooo:paragraph-rsid="006893b4" style:font-weight-asian="normal" style:font-weight-complex="normal"/>
    </style:style>
    <style:style style:name="P218" style:family="paragraph" style:parent-style-name="Standard">
      <style:paragraph-properties fo:text-align="justify" style:justify-single-word="false"/>
      <style:text-properties style:use-window-font-color="true" fo:font-weight="normal" officeooo:rsid="0060d7ff" officeooo:paragraph-rsid="0069cacf" style:font-weight-asian="normal" style:font-weight-complex="normal"/>
    </style:style>
    <style:style style:name="P219" style:family="paragraph" style:parent-style-name="Standard">
      <style:paragraph-properties fo:text-align="justify" style:justify-single-word="false"/>
      <style:text-properties style:use-window-font-color="true" fo:font-weight="normal" officeooo:rsid="0060d7ff" officeooo:paragraph-rsid="006b50c9" style:font-weight-asian="normal" style:font-weight-complex="normal"/>
    </style:style>
    <style:style style:name="P220" style:family="paragraph" style:parent-style-name="Standard">
      <style:paragraph-properties fo:text-align="justify" style:justify-single-word="false"/>
      <style:text-properties style:use-window-font-color="true" fo:font-weight="normal" officeooo:rsid="0060d7ff" officeooo:paragraph-rsid="006cd84a" style:font-weight-asian="normal" style:font-weight-complex="normal"/>
    </style:style>
    <style:style style:name="P221" style:family="paragraph" style:parent-style-name="Standard">
      <style:paragraph-properties fo:text-align="justify" style:justify-single-word="false"/>
      <style:text-properties style:use-window-font-color="true" fo:font-weight="normal" officeooo:rsid="0060d7ff" officeooo:paragraph-rsid="006d3e01" style:font-weight-asian="normal" style:font-weight-complex="normal"/>
    </style:style>
    <style:style style:name="P222" style:family="paragraph" style:parent-style-name="Standard">
      <style:paragraph-properties fo:text-align="justify" style:justify-single-word="false"/>
      <style:text-properties style:use-window-font-color="true" fo:font-weight="normal" officeooo:rsid="0060d7ff" officeooo:paragraph-rsid="006e9a84" style:font-weight-asian="normal" style:font-weight-complex="normal"/>
    </style:style>
    <style:style style:name="P223" style:family="paragraph" style:parent-style-name="Standard">
      <style:paragraph-properties fo:text-align="justify" style:justify-single-word="false"/>
      <style:text-properties style:use-window-font-color="true" fo:font-weight="normal" officeooo:rsid="0060d7ff" officeooo:paragraph-rsid="006f6bac" style:font-weight-asian="normal" style:font-weight-complex="normal"/>
    </style:style>
    <style:style style:name="P224" style:family="paragraph" style:parent-style-name="Standard">
      <style:paragraph-properties fo:text-align="justify" style:justify-single-word="false"/>
      <style:text-properties style:use-window-font-color="true" fo:font-weight="normal" officeooo:rsid="0060d7ff" officeooo:paragraph-rsid="0071617b" style:font-weight-asian="normal" style:font-weight-complex="normal"/>
    </style:style>
    <style:style style:name="P225" style:family="paragraph" style:parent-style-name="Standard">
      <style:paragraph-properties fo:text-align="justify" style:justify-single-word="false"/>
      <style:text-properties style:use-window-font-color="true" fo:font-weight="normal" officeooo:rsid="0060d7ff" officeooo:paragraph-rsid="007200f3" style:font-weight-asian="normal" style:font-weight-complex="normal"/>
    </style:style>
    <style:style style:name="P226" style:family="paragraph" style:parent-style-name="Standard">
      <style:paragraph-properties fo:text-align="justify" style:justify-single-word="false"/>
      <style:text-properties style:use-window-font-color="true" fo:font-weight="normal" officeooo:rsid="0060d7ff" officeooo:paragraph-rsid="00731e41" style:font-weight-asian="normal" style:font-weight-complex="normal"/>
    </style:style>
    <style:style style:name="P227" style:family="paragraph" style:parent-style-name="Standard">
      <style:paragraph-properties fo:text-align="justify" style:justify-single-word="false"/>
      <style:text-properties style:use-window-font-color="true" fo:font-weight="normal" officeooo:rsid="0060d7ff" officeooo:paragraph-rsid="00746e17" style:font-weight-asian="normal" style:font-weight-complex="normal"/>
    </style:style>
    <style:style style:name="P228" style:family="paragraph" style:parent-style-name="Standard">
      <style:paragraph-properties fo:text-align="justify" style:justify-single-word="false"/>
      <style:text-properties style:use-window-font-color="true" fo:font-weight="normal" officeooo:rsid="0060d7ff" officeooo:paragraph-rsid="00764694" style:font-weight-asian="normal" style:font-weight-complex="normal"/>
    </style:style>
    <style:style style:name="P229" style:family="paragraph" style:parent-style-name="Standard">
      <style:paragraph-properties fo:text-align="justify" style:justify-single-word="false"/>
      <style:text-properties style:use-window-font-color="true" fo:font-weight="normal" officeooo:rsid="0060d7ff" officeooo:paragraph-rsid="007688f7" style:font-weight-asian="normal" style:font-weight-complex="normal"/>
    </style:style>
    <style:style style:name="P230" style:family="paragraph" style:parent-style-name="Standard">
      <style:paragraph-properties fo:text-align="justify" style:justify-single-word="false"/>
      <style:text-properties style:use-window-font-color="true" fo:font-weight="normal" officeooo:rsid="0060d7ff" officeooo:paragraph-rsid="0079f357" style:font-weight-asian="normal" style:font-weight-complex="normal"/>
    </style:style>
    <style:style style:name="P231" style:family="paragraph" style:parent-style-name="Standard">
      <style:paragraph-properties fo:text-align="justify" style:justify-single-word="false"/>
      <style:text-properties style:use-window-font-color="true" fo:font-weight="normal" officeooo:rsid="0060d7ff" officeooo:paragraph-rsid="007a4d12" style:font-weight-asian="normal" style:font-weight-complex="normal"/>
    </style:style>
    <style:style style:name="P232" style:family="paragraph" style:parent-style-name="Standard">
      <style:paragraph-properties fo:text-align="justify" style:justify-single-word="false"/>
      <style:text-properties style:use-window-font-color="true" fo:font-weight="normal" officeooo:rsid="0060d7ff" officeooo:paragraph-rsid="007af748" style:font-weight-asian="normal" style:font-weight-complex="normal"/>
    </style:style>
    <style:style style:name="P233" style:family="paragraph" style:parent-style-name="Standard">
      <style:paragraph-properties fo:text-align="justify" style:justify-single-word="false"/>
      <style:text-properties style:use-window-font-color="true" fo:font-weight="normal" officeooo:rsid="0060d7ff" officeooo:paragraph-rsid="007b5be3" style:font-weight-asian="normal" style:font-weight-complex="normal"/>
    </style:style>
    <style:style style:name="P234" style:family="paragraph" style:parent-style-name="Standard">
      <style:paragraph-properties fo:text-align="justify" style:justify-single-word="false"/>
      <style:text-properties style:use-window-font-color="true" fo:font-weight="normal" officeooo:rsid="0060d7ff" officeooo:paragraph-rsid="007d20fa" style:font-weight-asian="normal" style:font-weight-complex="normal"/>
    </style:style>
    <style:style style:name="P235" style:family="paragraph" style:parent-style-name="Standard">
      <style:paragraph-properties fo:text-align="justify" style:justify-single-word="false"/>
      <style:text-properties style:use-window-font-color="true" fo:font-weight="normal" officeooo:rsid="0060d7ff" officeooo:paragraph-rsid="007d2aa0" style:font-weight-asian="normal" style:font-weight-complex="normal"/>
    </style:style>
    <style:style style:name="P236" style:family="paragraph" style:parent-style-name="Standard">
      <style:paragraph-properties fo:text-align="justify" style:justify-single-word="false"/>
      <style:text-properties style:use-window-font-color="true" fo:font-weight="normal" officeooo:rsid="0060d7ff" officeooo:paragraph-rsid="007e11f3" style:font-weight-asian="normal" style:font-weight-complex="normal"/>
    </style:style>
    <style:style style:name="P237" style:family="paragraph" style:parent-style-name="Standard">
      <style:paragraph-properties fo:text-align="justify" style:justify-single-word="false"/>
      <style:text-properties style:use-window-font-color="true" fo:font-weight="normal" officeooo:rsid="0060d7ff" officeooo:paragraph-rsid="007e2b71" style:font-weight-asian="normal" style:font-weight-complex="normal"/>
    </style:style>
    <style:style style:name="P238" style:family="paragraph" style:parent-style-name="Standard">
      <style:paragraph-properties fo:text-align="justify" style:justify-single-word="false"/>
      <style:text-properties style:use-window-font-color="true" fo:font-weight="normal" officeooo:rsid="0060d7ff" officeooo:paragraph-rsid="007eb513" style:font-weight-asian="normal" style:font-weight-complex="normal"/>
    </style:style>
    <style:style style:name="P239" style:family="paragraph" style:parent-style-name="Standard">
      <style:paragraph-properties fo:text-align="justify" style:justify-single-word="false"/>
      <style:text-properties style:use-window-font-color="true" fo:font-weight="normal" officeooo:rsid="0065029c" officeooo:paragraph-rsid="0065029c" style:font-weight-asian="normal" style:font-weight-complex="normal"/>
    </style:style>
    <style:style style:name="P240" style:family="paragraph" style:parent-style-name="Standard">
      <style:paragraph-properties fo:text-align="justify" style:justify-single-word="false"/>
      <style:text-properties style:use-window-font-color="true" fo:font-weight="normal" officeooo:rsid="0065029c" officeooo:paragraph-rsid="0065a6ef" style:font-weight-asian="normal" style:font-weight-complex="normal"/>
    </style:style>
    <style:style style:name="P241" style:family="paragraph" style:parent-style-name="Standard">
      <style:paragraph-properties fo:text-align="justify" style:justify-single-word="false"/>
      <style:text-properties style:use-window-font-color="true" fo:font-weight="normal" officeooo:rsid="0065a6ef" officeooo:paragraph-rsid="0065a6ef" style:font-weight-asian="normal" style:font-weight-complex="normal"/>
    </style:style>
    <style:style style:name="P242" style:family="paragraph" style:parent-style-name="Standard">
      <style:paragraph-properties fo:text-align="justify" style:justify-single-word="false"/>
      <style:text-properties style:use-window-font-color="true" fo:font-weight="normal" officeooo:rsid="0065a6ef" officeooo:paragraph-rsid="0065d143" style:font-weight-asian="normal" style:font-weight-complex="normal"/>
    </style:style>
    <style:style style:name="P243" style:family="paragraph" style:parent-style-name="Standard">
      <style:paragraph-properties fo:text-align="justify" style:justify-single-word="false"/>
      <style:text-properties style:use-window-font-color="true" fo:font-weight="normal" officeooo:rsid="0065a6ef" officeooo:paragraph-rsid="0066a62f" style:font-weight-asian="normal" style:font-weight-complex="normal"/>
    </style:style>
    <style:style style:name="P244" style:family="paragraph" style:parent-style-name="Standard">
      <style:paragraph-properties fo:text-align="justify" style:justify-single-word="false"/>
      <style:text-properties style:use-window-font-color="true" fo:font-weight="normal" officeooo:rsid="0066e053" officeooo:paragraph-rsid="0066e053" style:font-weight-asian="normal" style:font-weight-complex="normal"/>
    </style:style>
    <style:style style:name="P245" style:family="paragraph" style:parent-style-name="Standard">
      <style:paragraph-properties fo:text-align="justify" style:justify-single-word="false"/>
      <style:text-properties style:use-window-font-color="true" fo:font-weight="normal" officeooo:rsid="00672472" officeooo:paragraph-rsid="00672472" style:font-weight-asian="normal" style:font-weight-complex="normal"/>
    </style:style>
    <style:style style:name="P246" style:family="paragraph" style:parent-style-name="Standard">
      <style:paragraph-properties fo:text-align="justify" style:justify-single-word="false"/>
      <style:text-properties style:use-window-font-color="true" fo:font-weight="normal" officeooo:rsid="0067d3d8" officeooo:paragraph-rsid="0067d3d8" style:font-weight-asian="normal" style:font-weight-complex="normal"/>
    </style:style>
    <style:style style:name="P247" style:family="paragraph" style:parent-style-name="Standard">
      <style:paragraph-properties fo:text-align="justify" style:justify-single-word="false"/>
      <style:text-properties style:use-window-font-color="true" fo:font-weight="normal" officeooo:rsid="0067d3d8" officeooo:paragraph-rsid="006893b4" style:font-weight-asian="normal" style:font-weight-complex="normal"/>
    </style:style>
    <style:style style:name="P248" style:family="paragraph" style:parent-style-name="Standard">
      <style:paragraph-properties fo:text-align="justify" style:justify-single-word="false"/>
      <style:text-properties style:use-window-font-color="true" fo:font-weight="normal" officeooo:rsid="0069cacf" officeooo:paragraph-rsid="0069cacf" style:font-weight-asian="normal" style:font-weight-complex="normal"/>
    </style:style>
    <style:style style:name="P249" style:family="paragraph" style:parent-style-name="Standard">
      <style:paragraph-properties fo:text-align="justify" style:justify-single-word="false"/>
      <style:text-properties style:use-window-font-color="true" fo:font-weight="normal" officeooo:rsid="0069cacf" officeooo:paragraph-rsid="006b50c9" style:font-weight-asian="normal" style:font-weight-complex="normal"/>
    </style:style>
    <style:style style:name="P250" style:family="paragraph" style:parent-style-name="Standard">
      <style:paragraph-properties fo:text-align="justify" style:justify-single-word="false"/>
      <style:text-properties style:use-window-font-color="true" fo:font-weight="normal" officeooo:rsid="0069cacf" officeooo:paragraph-rsid="006cd84a" style:font-weight-asian="normal" style:font-weight-complex="normal"/>
    </style:style>
    <style:style style:name="P251" style:family="paragraph" style:parent-style-name="Standard">
      <style:paragraph-properties fo:text-align="justify" style:justify-single-word="false"/>
      <style:text-properties style:use-window-font-color="true" fo:font-weight="normal" officeooo:rsid="0069cacf" officeooo:paragraph-rsid="006d3e01" style:font-weight-asian="normal" style:font-weight-complex="normal"/>
    </style:style>
    <style:style style:name="P252" style:family="paragraph" style:parent-style-name="Standard">
      <style:paragraph-properties fo:text-align="justify" style:justify-single-word="false"/>
      <style:text-properties style:use-window-font-color="true" fo:font-weight="normal" officeooo:rsid="0069cacf" officeooo:paragraph-rsid="006e9a84" style:font-weight-asian="normal" style:font-weight-complex="normal"/>
    </style:style>
    <style:style style:name="P253" style:family="paragraph" style:parent-style-name="Standard">
      <style:paragraph-properties fo:text-align="justify" style:justify-single-word="false"/>
      <style:text-properties style:use-window-font-color="true" fo:font-weight="normal" officeooo:rsid="0069cacf" officeooo:paragraph-rsid="006f6bac" style:font-weight-asian="normal" style:font-weight-complex="normal"/>
    </style:style>
    <style:style style:name="P254" style:family="paragraph" style:parent-style-name="Standard">
      <style:paragraph-properties fo:text-align="justify" style:justify-single-word="false"/>
      <style:text-properties style:use-window-font-color="true" fo:font-weight="normal" officeooo:rsid="0069cacf" officeooo:paragraph-rsid="0071617b" style:font-weight-asian="normal" style:font-weight-complex="normal"/>
    </style:style>
    <style:style style:name="P255" style:family="paragraph" style:parent-style-name="Standard">
      <style:paragraph-properties fo:text-align="justify" style:justify-single-word="false"/>
      <style:text-properties style:use-window-font-color="true" fo:font-weight="normal" officeooo:rsid="0069cacf" officeooo:paragraph-rsid="007200f3" style:font-weight-asian="normal" style:font-weight-complex="normal"/>
    </style:style>
    <style:style style:name="P256" style:family="paragraph" style:parent-style-name="Standard">
      <style:paragraph-properties fo:text-align="justify" style:justify-single-word="false"/>
      <style:text-properties style:use-window-font-color="true" fo:font-weight="normal" officeooo:rsid="0069cacf" officeooo:paragraph-rsid="00731e41" style:font-weight-asian="normal" style:font-weight-complex="normal"/>
    </style:style>
    <style:style style:name="P257" style:family="paragraph" style:parent-style-name="Standard">
      <style:paragraph-properties fo:text-align="justify" style:justify-single-word="false"/>
      <style:text-properties style:use-window-font-color="true" fo:font-weight="normal" officeooo:rsid="006f6bac" officeooo:paragraph-rsid="006f6bac" style:font-weight-asian="normal" style:font-weight-complex="normal"/>
    </style:style>
    <style:style style:name="P258" style:family="paragraph" style:parent-style-name="Standard">
      <style:paragraph-properties fo:text-align="justify" style:justify-single-word="false"/>
      <style:text-properties style:use-window-font-color="true" fo:font-weight="normal" officeooo:rsid="00746e17" officeooo:paragraph-rsid="00746e17" style:font-weight-asian="normal" style:font-weight-complex="normal"/>
    </style:style>
    <style:style style:name="P259" style:family="paragraph" style:parent-style-name="Standard">
      <style:paragraph-properties fo:text-align="justify" style:justify-single-word="false"/>
      <style:text-properties style:use-window-font-color="true" fo:font-weight="normal" officeooo:rsid="00746e17" officeooo:paragraph-rsid="00764694" style:font-weight-asian="normal" style:font-weight-complex="normal"/>
    </style:style>
    <style:style style:name="P260" style:family="paragraph" style:parent-style-name="Standard">
      <style:paragraph-properties fo:text-align="justify" style:justify-single-word="false"/>
      <style:text-properties style:use-window-font-color="true" fo:font-weight="normal" officeooo:rsid="00746e17" officeooo:paragraph-rsid="0079f357" style:font-weight-asian="normal" style:font-weight-complex="normal"/>
    </style:style>
    <style:style style:name="P261" style:family="paragraph" style:parent-style-name="Standard">
      <style:paragraph-properties fo:text-align="justify" style:justify-single-word="false"/>
      <style:text-properties style:use-window-font-color="true" fo:font-weight="normal" officeooo:rsid="00764694" officeooo:paragraph-rsid="00764694" style:font-weight-asian="normal" style:font-weight-complex="normal"/>
    </style:style>
    <style:style style:name="P262" style:family="paragraph" style:parent-style-name="Standard">
      <style:paragraph-properties fo:text-align="justify" style:justify-single-word="false"/>
      <style:text-properties style:use-window-font-color="true" fo:font-weight="normal" officeooo:rsid="00764694" officeooo:paragraph-rsid="007688f7" style:font-weight-asian="normal" style:font-weight-complex="normal"/>
    </style:style>
    <style:style style:name="P263" style:family="paragraph" style:parent-style-name="Standard">
      <style:paragraph-properties fo:text-align="justify" style:justify-single-word="false"/>
      <style:text-properties style:use-window-font-color="true" fo:font-weight="normal" officeooo:rsid="00764694" officeooo:paragraph-rsid="0079f357" style:font-weight-asian="normal" style:font-weight-complex="normal"/>
    </style:style>
    <style:style style:name="P264" style:family="paragraph" style:parent-style-name="Standard">
      <style:paragraph-properties fo:text-align="justify" style:justify-single-word="false"/>
      <style:text-properties style:use-window-font-color="true" fo:font-weight="normal" officeooo:rsid="00764694" officeooo:paragraph-rsid="007a4d12" style:font-weight-asian="normal" style:font-weight-complex="normal"/>
    </style:style>
    <style:style style:name="P265" style:family="paragraph" style:parent-style-name="Standard">
      <style:paragraph-properties fo:text-align="justify" style:justify-single-word="false"/>
      <style:text-properties style:use-window-font-color="true" fo:font-weight="normal" officeooo:rsid="00764694" officeooo:paragraph-rsid="007af748" style:font-weight-asian="normal" style:font-weight-complex="normal"/>
    </style:style>
    <style:style style:name="P266" style:family="paragraph" style:parent-style-name="Standard">
      <style:paragraph-properties fo:text-align="justify" style:justify-single-word="false"/>
      <style:text-properties style:use-window-font-color="true" fo:font-weight="normal" officeooo:rsid="00764694" officeooo:paragraph-rsid="007b5be3" style:font-weight-asian="normal" style:font-weight-complex="normal"/>
    </style:style>
    <style:style style:name="P267" style:family="paragraph" style:parent-style-name="Standard">
      <style:paragraph-properties fo:text-align="justify" style:justify-single-word="false"/>
      <style:text-properties style:use-window-font-color="true" fo:font-weight="normal" officeooo:rsid="00764694" officeooo:paragraph-rsid="007d20fa" style:font-weight-asian="normal" style:font-weight-complex="normal"/>
    </style:style>
    <style:style style:name="P268" style:family="paragraph" style:parent-style-name="Standard">
      <style:paragraph-properties fo:text-align="justify" style:justify-single-word="false"/>
      <style:text-properties style:use-window-font-color="true" fo:font-weight="normal" officeooo:rsid="00764694" officeooo:paragraph-rsid="007d2aa0" style:font-weight-asian="normal" style:font-weight-complex="normal"/>
    </style:style>
    <style:style style:name="P269" style:family="paragraph" style:parent-style-name="Standard">
      <style:paragraph-properties fo:text-align="justify" style:justify-single-word="false"/>
      <style:text-properties style:use-window-font-color="true" fo:font-weight="normal" officeooo:rsid="007d2aa0" officeooo:paragraph-rsid="007d2aa0" style:font-weight-asian="normal" style:font-weight-complex="normal"/>
    </style:style>
    <style:style style:name="P270" style:family="paragraph" style:parent-style-name="Standard">
      <style:paragraph-properties fo:text-align="justify" style:justify-single-word="false"/>
      <style:text-properties style:use-window-font-color="true" fo:font-weight="normal" officeooo:rsid="007d2aa0" officeooo:paragraph-rsid="007e11f3" style:font-weight-asian="normal" style:font-weight-complex="normal"/>
    </style:style>
    <style:style style:name="P271" style:family="paragraph" style:parent-style-name="Standard">
      <style:paragraph-properties fo:text-align="justify" style:justify-single-word="false"/>
      <style:text-properties style:use-window-font-color="true" fo:font-weight="normal" officeooo:rsid="007d2aa0" officeooo:paragraph-rsid="007e2b71" style:font-weight-asian="normal" style:font-weight-complex="normal"/>
    </style:style>
    <style:style style:name="P272" style:family="paragraph" style:parent-style-name="Standard">
      <style:paragraph-properties fo:text-align="justify" style:justify-single-word="false"/>
      <style:text-properties style:use-window-font-color="true" fo:font-weight="normal" officeooo:rsid="007d2aa0" officeooo:paragraph-rsid="007eb513" style:font-weight-asian="normal" style:font-weight-complex="normal"/>
    </style:style>
    <style:style style:name="P273" style:family="paragraph" style:parent-style-name="Standard">
      <style:paragraph-properties fo:text-align="justify" style:justify-single-word="false"/>
      <style:text-properties style:use-window-font-color="true" fo:font-weight="bold" officeooo:rsid="0060d7ff" officeooo:paragraph-rsid="0060d7ff" style:font-weight-asian="bold" style:font-weight-complex="bold"/>
    </style:style>
    <style:style style:name="P274" style:family="paragraph" style:parent-style-name="Standard">
      <style:paragraph-properties fo:text-align="justify" style:justify-single-word="false"/>
      <style:text-properties style:use-window-font-color="true" fo:font-weight="bold" officeooo:rsid="0060d7ff" officeooo:paragraph-rsid="0063489f" style:font-weight-asian="bold" style:font-weight-complex="bold"/>
    </style:style>
    <style:style style:name="P275" style:family="paragraph" style:parent-style-name="Standard">
      <style:paragraph-properties fo:text-align="center" style:justify-single-word="false"/>
      <style:text-properties style:use-window-font-color="true" fo:font-weight="bold" officeooo:rsid="000c3c35" officeooo:paragraph-rsid="0060d7ff" style:font-weight-asian="bold" style:font-weight-complex="bold"/>
    </style:style>
    <style:style style:name="P276" style:family="paragraph" style:parent-style-name="Standard">
      <style:paragraph-properties fo:text-align="center" style:justify-single-word="false"/>
      <style:text-properties style:use-window-font-color="true" fo:font-weight="bold" officeooo:rsid="000c3c35" officeooo:paragraph-rsid="0063489f" style:font-weight-asian="bold" style:font-weight-complex="bold"/>
    </style:style>
    <style:style style:name="P277" style:family="paragraph" style:parent-style-name="Standard">
      <style:paragraph-properties fo:text-align="center" style:justify-single-word="false"/>
      <style:text-properties style:use-window-font-color="true" fo:font-weight="bold" officeooo:rsid="000c3c35" officeooo:paragraph-rsid="0065029c" style:font-weight-asian="bold" style:font-weight-complex="bold"/>
    </style:style>
    <style:style style:name="P278" style:family="paragraph" style:parent-style-name="Standard">
      <style:paragraph-properties fo:text-align="center" style:justify-single-word="false"/>
      <style:text-properties style:use-window-font-color="true" fo:font-weight="bold" officeooo:rsid="000c3c35" officeooo:paragraph-rsid="0065a6ef" style:font-weight-asian="bold" style:font-weight-complex="bold"/>
    </style:style>
    <style:style style:name="P279" style:family="paragraph" style:parent-style-name="Standard">
      <style:paragraph-properties fo:text-align="center" style:justify-single-word="false"/>
      <style:text-properties style:use-window-font-color="true" fo:font-weight="bold" officeooo:rsid="000c3c35" officeooo:paragraph-rsid="0065d143" style:font-weight-asian="bold" style:font-weight-complex="bold"/>
    </style:style>
    <style:style style:name="P280" style:family="paragraph" style:parent-style-name="Standard">
      <style:paragraph-properties fo:text-align="center" style:justify-single-word="false"/>
      <style:text-properties style:use-window-font-color="true" fo:font-weight="bold" officeooo:rsid="000c3c35" officeooo:paragraph-rsid="0066a62f" style:font-weight-asian="bold" style:font-weight-complex="bold"/>
    </style:style>
    <style:style style:name="P281" style:family="paragraph" style:parent-style-name="Standard">
      <style:paragraph-properties fo:text-align="center" style:justify-single-word="false"/>
      <style:text-properties style:use-window-font-color="true" fo:font-weight="bold" officeooo:rsid="000c3c35" officeooo:paragraph-rsid="0066e053" style:font-weight-asian="bold" style:font-weight-complex="bold"/>
    </style:style>
    <style:style style:name="P282" style:family="paragraph" style:parent-style-name="Standard">
      <style:paragraph-properties fo:text-align="center" style:justify-single-word="false"/>
      <style:text-properties style:use-window-font-color="true" fo:font-weight="bold" officeooo:rsid="000c3c35" officeooo:paragraph-rsid="00672472" style:font-weight-asian="bold" style:font-weight-complex="bold"/>
    </style:style>
    <style:style style:name="P283" style:family="paragraph" style:parent-style-name="Standard">
      <style:paragraph-properties fo:text-align="center" style:justify-single-word="false"/>
      <style:text-properties style:use-window-font-color="true" fo:font-weight="bold" officeooo:rsid="000c3c35" officeooo:paragraph-rsid="0067d3d8" style:font-weight-asian="bold" style:font-weight-complex="bold"/>
    </style:style>
    <style:style style:name="P284" style:family="paragraph" style:parent-style-name="Standard">
      <style:paragraph-properties fo:text-align="center" style:justify-single-word="false"/>
      <style:text-properties style:use-window-font-color="true" fo:font-weight="bold" officeooo:rsid="000c3c35" officeooo:paragraph-rsid="006893b4" style:font-weight-asian="bold" style:font-weight-complex="bold"/>
    </style:style>
    <style:style style:name="P285" style:family="paragraph" style:parent-style-name="Standard">
      <style:paragraph-properties fo:text-align="center" style:justify-single-word="false"/>
      <style:text-properties style:use-window-font-color="true" fo:font-weight="bold" officeooo:rsid="000c3c35" officeooo:paragraph-rsid="0069cacf" style:font-weight-asian="bold" style:font-weight-complex="bold"/>
    </style:style>
    <style:style style:name="P286" style:family="paragraph" style:parent-style-name="Standard">
      <style:paragraph-properties fo:text-align="center" style:justify-single-word="false"/>
      <style:text-properties style:use-window-font-color="true" fo:font-weight="bold" officeooo:rsid="000c3c35" officeooo:paragraph-rsid="006b50c9" style:font-weight-asian="bold" style:font-weight-complex="bold"/>
    </style:style>
    <style:style style:name="P287" style:family="paragraph" style:parent-style-name="Standard">
      <style:paragraph-properties fo:text-align="center" style:justify-single-word="false"/>
      <style:text-properties style:use-window-font-color="true" fo:font-weight="bold" officeooo:rsid="000c3c35" officeooo:paragraph-rsid="006cd84a" style:font-weight-asian="bold" style:font-weight-complex="bold"/>
    </style:style>
    <style:style style:name="P288" style:family="paragraph" style:parent-style-name="Standard">
      <style:paragraph-properties fo:text-align="center" style:justify-single-word="false"/>
      <style:text-properties style:use-window-font-color="true" fo:font-weight="bold" officeooo:rsid="000c3c35" officeooo:paragraph-rsid="006d3e01" style:font-weight-asian="bold" style:font-weight-complex="bold"/>
    </style:style>
    <style:style style:name="P289" style:family="paragraph" style:parent-style-name="Standard">
      <style:paragraph-properties fo:text-align="center" style:justify-single-word="false"/>
      <style:text-properties style:use-window-font-color="true" fo:font-weight="bold" officeooo:rsid="000c3c35" officeooo:paragraph-rsid="006e9a84" style:font-weight-asian="bold" style:font-weight-complex="bold"/>
    </style:style>
    <style:style style:name="P290" style:family="paragraph" style:parent-style-name="Standard">
      <style:paragraph-properties fo:text-align="center" style:justify-single-word="false"/>
      <style:text-properties style:use-window-font-color="true" fo:font-weight="bold" officeooo:rsid="000c3c35" officeooo:paragraph-rsid="006f6bac" style:font-weight-asian="bold" style:font-weight-complex="bold"/>
    </style:style>
    <style:style style:name="P291" style:family="paragraph" style:parent-style-name="Standard">
      <style:paragraph-properties fo:text-align="center" style:justify-single-word="false"/>
      <style:text-properties style:use-window-font-color="true" fo:font-weight="bold" officeooo:rsid="000c3c35" officeooo:paragraph-rsid="0071617b" style:font-weight-asian="bold" style:font-weight-complex="bold"/>
    </style:style>
    <style:style style:name="P292" style:family="paragraph" style:parent-style-name="Standard">
      <style:paragraph-properties fo:text-align="center" style:justify-single-word="false"/>
      <style:text-properties style:use-window-font-color="true" fo:font-weight="bold" officeooo:rsid="000c3c35" officeooo:paragraph-rsid="007200f3" style:font-weight-asian="bold" style:font-weight-complex="bold"/>
    </style:style>
    <style:style style:name="P293" style:family="paragraph" style:parent-style-name="Standard">
      <style:paragraph-properties fo:text-align="center" style:justify-single-word="false"/>
      <style:text-properties style:use-window-font-color="true" fo:font-weight="bold" officeooo:rsid="000c3c35" officeooo:paragraph-rsid="00731e41" style:font-weight-asian="bold" style:font-weight-complex="bold"/>
    </style:style>
    <style:style style:name="P294" style:family="paragraph" style:parent-style-name="Standard">
      <style:paragraph-properties fo:text-align="center" style:justify-single-word="false"/>
      <style:text-properties style:use-window-font-color="true" fo:font-weight="bold" officeooo:rsid="000c3c35" officeooo:paragraph-rsid="00746e17" style:font-weight-asian="bold" style:font-weight-complex="bold"/>
    </style:style>
    <style:style style:name="P295" style:family="paragraph" style:parent-style-name="Standard">
      <style:paragraph-properties fo:text-align="center" style:justify-single-word="false"/>
      <style:text-properties style:use-window-font-color="true" fo:font-weight="bold" officeooo:rsid="000c3c35" officeooo:paragraph-rsid="00764694" style:font-weight-asian="bold" style:font-weight-complex="bold"/>
    </style:style>
    <style:style style:name="P296" style:family="paragraph" style:parent-style-name="Standard">
      <style:paragraph-properties fo:text-align="center" style:justify-single-word="false"/>
      <style:text-properties style:use-window-font-color="true" fo:font-weight="bold" officeooo:rsid="000c3c35" officeooo:paragraph-rsid="007688f7" style:font-weight-asian="bold" style:font-weight-complex="bold"/>
    </style:style>
    <style:style style:name="P297" style:family="paragraph" style:parent-style-name="Standard">
      <style:paragraph-properties fo:text-align="center" style:justify-single-word="false"/>
      <style:text-properties style:use-window-font-color="true" fo:font-weight="bold" officeooo:rsid="000c3c35" officeooo:paragraph-rsid="0079f357" style:font-weight-asian="bold" style:font-weight-complex="bold"/>
    </style:style>
    <style:style style:name="P298" style:family="paragraph" style:parent-style-name="Standard">
      <style:paragraph-properties fo:text-align="center" style:justify-single-word="false"/>
      <style:text-properties style:use-window-font-color="true" fo:font-weight="bold" officeooo:rsid="000c3c35" officeooo:paragraph-rsid="007a4d12" style:font-weight-asian="bold" style:font-weight-complex="bold"/>
    </style:style>
    <style:style style:name="P299" style:family="paragraph" style:parent-style-name="Standard">
      <style:paragraph-properties fo:text-align="center" style:justify-single-word="false"/>
      <style:text-properties style:use-window-font-color="true" fo:font-weight="bold" officeooo:rsid="000c3c35" officeooo:paragraph-rsid="007af748" style:font-weight-asian="bold" style:font-weight-complex="bold"/>
    </style:style>
    <style:style style:name="P300" style:family="paragraph" style:parent-style-name="Standard">
      <style:paragraph-properties fo:text-align="center" style:justify-single-word="false"/>
      <style:text-properties style:use-window-font-color="true" fo:font-weight="bold" officeooo:rsid="000c3c35" officeooo:paragraph-rsid="007b5be3" style:font-weight-asian="bold" style:font-weight-complex="bold"/>
    </style:style>
    <style:style style:name="P301" style:family="paragraph" style:parent-style-name="Standard">
      <style:paragraph-properties fo:text-align="center" style:justify-single-word="false"/>
      <style:text-properties style:use-window-font-color="true" fo:font-weight="bold" officeooo:rsid="000c3c35" officeooo:paragraph-rsid="007d20fa" style:font-weight-asian="bold" style:font-weight-complex="bold"/>
    </style:style>
    <style:style style:name="P302" style:family="paragraph" style:parent-style-name="Standard">
      <style:paragraph-properties fo:text-align="center" style:justify-single-word="false"/>
      <style:text-properties style:use-window-font-color="true" fo:font-weight="bold" officeooo:rsid="000c3c35" officeooo:paragraph-rsid="007d2aa0" style:font-weight-asian="bold" style:font-weight-complex="bold"/>
    </style:style>
    <style:style style:name="P303" style:family="paragraph" style:parent-style-name="Standard">
      <style:paragraph-properties fo:text-align="center" style:justify-single-word="false"/>
      <style:text-properties style:use-window-font-color="true" fo:font-weight="bold" officeooo:rsid="000c3c35" officeooo:paragraph-rsid="007e11f3" style:font-weight-asian="bold" style:font-weight-complex="bold"/>
    </style:style>
    <style:style style:name="P304" style:family="paragraph" style:parent-style-name="Standard">
      <style:paragraph-properties fo:text-align="center" style:justify-single-word="false"/>
      <style:text-properties style:use-window-font-color="true" fo:font-weight="bold" officeooo:rsid="000c3c35" officeooo:paragraph-rsid="007e2b71" style:font-weight-asian="bold" style:font-weight-complex="bold"/>
    </style:style>
    <style:style style:name="P305" style:family="paragraph" style:parent-style-name="Standard">
      <style:paragraph-properties fo:text-align="center" style:justify-single-word="false"/>
      <style:text-properties style:use-window-font-color="true" fo:font-weight="bold" officeooo:rsid="000c3c35" officeooo:paragraph-rsid="007eb513" style:font-weight-asian="bold" style:font-weight-complex="bold"/>
    </style:style>
    <style:style style:name="P306" style:family="paragraph" style:parent-style-name="Standard">
      <style:paragraph-properties fo:text-align="justify" style:justify-single-word="false"/>
      <style:text-properties style:use-window-font-color="true" fo:font-weight="bold" officeooo:rsid="0065029c" officeooo:paragraph-rsid="0065029c" style:font-weight-asian="bold" style:font-weight-complex="bold"/>
    </style:style>
    <style:style style:name="P307" style:family="paragraph" style:parent-style-name="Standard">
      <style:paragraph-properties fo:text-align="justify" style:justify-single-word="false"/>
      <style:text-properties style:use-window-font-color="true" fo:font-weight="bold" officeooo:rsid="0065029c" officeooo:paragraph-rsid="0065a6ef" style:font-weight-asian="bold" style:font-weight-complex="bold"/>
    </style:style>
    <style:style style:name="P308" style:family="paragraph" style:parent-style-name="Standard">
      <style:paragraph-properties fo:text-align="justify" style:justify-single-word="false"/>
      <style:text-properties style:use-window-font-color="true" fo:font-weight="bold" officeooo:rsid="0065a6ef" officeooo:paragraph-rsid="0065a6ef" style:font-weight-asian="bold" style:font-weight-complex="bold"/>
    </style:style>
    <style:style style:name="P309" style:family="paragraph" style:parent-style-name="Standard">
      <style:paragraph-properties fo:text-align="justify" style:justify-single-word="false"/>
      <style:text-properties style:use-window-font-color="true" fo:font-weight="bold" officeooo:rsid="0065a6ef" officeooo:paragraph-rsid="0065d143" style:font-weight-asian="bold" style:font-weight-complex="bold"/>
    </style:style>
    <style:style style:name="P310" style:family="paragraph" style:parent-style-name="Standard">
      <style:paragraph-properties fo:text-align="justify" style:justify-single-word="false"/>
      <style:text-properties style:use-window-font-color="true" fo:font-weight="bold" officeooo:rsid="0065a6ef" officeooo:paragraph-rsid="0066a62f" style:font-weight-asian="bold" style:font-weight-complex="bold"/>
    </style:style>
    <style:style style:name="P311" style:family="paragraph" style:parent-style-name="Standard">
      <style:paragraph-properties fo:text-align="justify" style:justify-single-word="false"/>
      <style:text-properties style:use-window-font-color="true" fo:font-weight="bold" officeooo:rsid="0066e053" officeooo:paragraph-rsid="0066e053" style:font-weight-asian="bold" style:font-weight-complex="bold"/>
    </style:style>
    <style:style style:name="P312" style:family="paragraph" style:parent-style-name="Standard">
      <style:paragraph-properties fo:text-align="justify" style:justify-single-word="false"/>
      <style:text-properties style:use-window-font-color="true" fo:font-weight="bold" officeooo:rsid="00672472" officeooo:paragraph-rsid="00672472" style:font-weight-asian="bold" style:font-weight-complex="bold"/>
    </style:style>
    <style:style style:name="P313" style:family="paragraph" style:parent-style-name="Standard">
      <style:paragraph-properties fo:text-align="justify" style:justify-single-word="false"/>
      <style:text-properties style:use-window-font-color="true" fo:font-weight="bold" officeooo:rsid="0067d3d8" officeooo:paragraph-rsid="0067d3d8" style:font-weight-asian="bold" style:font-weight-complex="bold"/>
    </style:style>
    <style:style style:name="P314" style:family="paragraph" style:parent-style-name="Standard">
      <style:paragraph-properties fo:text-align="justify" style:justify-single-word="false"/>
      <style:text-properties style:use-window-font-color="true" fo:font-weight="bold" officeooo:rsid="0067d3d8" officeooo:paragraph-rsid="006893b4" style:font-weight-asian="bold" style:font-weight-complex="bold"/>
    </style:style>
    <style:style style:name="P315" style:family="paragraph" style:parent-style-name="Standard">
      <style:paragraph-properties fo:text-align="justify" style:justify-single-word="false"/>
      <style:text-properties style:use-window-font-color="true" fo:font-weight="bold" officeooo:rsid="0069cacf" officeooo:paragraph-rsid="0069cacf" style:font-weight-asian="bold" style:font-weight-complex="bold"/>
    </style:style>
    <style:style style:name="P316" style:family="paragraph" style:parent-style-name="Standard">
      <style:paragraph-properties fo:text-align="justify" style:justify-single-word="false"/>
      <style:text-properties style:use-window-font-color="true" fo:font-weight="bold" officeooo:rsid="0069cacf" officeooo:paragraph-rsid="006b50c9" style:font-weight-asian="bold" style:font-weight-complex="bold"/>
    </style:style>
    <style:style style:name="P317" style:family="paragraph" style:parent-style-name="Standard">
      <style:paragraph-properties fo:text-align="justify" style:justify-single-word="false"/>
      <style:text-properties style:use-window-font-color="true" fo:font-weight="bold" officeooo:rsid="0069cacf" officeooo:paragraph-rsid="006d3e01" style:font-weight-asian="bold" style:font-weight-complex="bold"/>
    </style:style>
    <style:style style:name="P318" style:family="paragraph" style:parent-style-name="Standard">
      <style:paragraph-properties fo:text-align="justify" style:justify-single-word="false"/>
      <style:text-properties style:use-window-font-color="true" fo:font-weight="bold" officeooo:rsid="0069cacf" officeooo:paragraph-rsid="006e9a84" style:font-weight-asian="bold" style:font-weight-complex="bold"/>
    </style:style>
    <style:style style:name="P319" style:family="paragraph" style:parent-style-name="Standard">
      <style:paragraph-properties fo:text-align="justify" style:justify-single-word="false"/>
      <style:text-properties style:use-window-font-color="true" fo:font-weight="bold" officeooo:rsid="0069cacf" officeooo:paragraph-rsid="0071617b" style:font-weight-asian="bold" style:font-weight-complex="bold"/>
    </style:style>
    <style:style style:name="P320" style:family="paragraph" style:parent-style-name="Standard">
      <style:paragraph-properties fo:text-align="justify" style:justify-single-word="false"/>
      <style:text-properties style:use-window-font-color="true" fo:font-weight="bold" officeooo:rsid="0069cacf" officeooo:paragraph-rsid="00731e41" style:font-weight-asian="bold" style:font-weight-complex="bold"/>
    </style:style>
    <style:style style:name="P321" style:family="paragraph" style:parent-style-name="Standard">
      <style:paragraph-properties fo:text-align="justify" style:justify-single-word="false"/>
      <style:text-properties style:use-window-font-color="true" fo:font-weight="bold" officeooo:rsid="00746e17" officeooo:paragraph-rsid="00746e17" style:font-weight-asian="bold" style:font-weight-complex="bold"/>
    </style:style>
    <style:style style:name="P322" style:family="paragraph" style:parent-style-name="Standard">
      <style:paragraph-properties fo:text-align="justify" style:justify-single-word="false"/>
      <style:text-properties style:use-window-font-color="true" fo:font-weight="bold" officeooo:rsid="00746e17" officeooo:paragraph-rsid="00764694" style:font-weight-asian="bold" style:font-weight-complex="bold"/>
    </style:style>
    <style:style style:name="P323" style:family="paragraph" style:parent-style-name="Standard">
      <style:paragraph-properties fo:text-align="justify" style:justify-single-word="false"/>
      <style:text-properties style:use-window-font-color="true" fo:font-weight="bold" officeooo:rsid="00746e17" officeooo:paragraph-rsid="0079f357" style:font-weight-asian="bold" style:font-weight-complex="bold"/>
    </style:style>
    <style:style style:name="P324" style:family="paragraph" style:parent-style-name="Standard">
      <style:paragraph-properties fo:text-align="justify" style:justify-single-word="false"/>
      <style:text-properties style:use-window-font-color="true" fo:font-weight="bold" officeooo:rsid="00764694" officeooo:paragraph-rsid="007688f7" style:font-weight-asian="bold" style:font-weight-complex="bold"/>
    </style:style>
    <style:style style:name="P325" style:family="paragraph" style:parent-style-name="Standard">
      <style:paragraph-properties fo:text-align="justify" style:justify-single-word="false"/>
      <style:text-properties style:use-window-font-color="true" fo:font-weight="bold" officeooo:rsid="00764694" officeooo:paragraph-rsid="007a4d12" style:font-weight-asian="bold" style:font-weight-complex="bold"/>
    </style:style>
    <style:style style:name="P326" style:family="paragraph" style:parent-style-name="Standard">
      <style:paragraph-properties fo:text-align="justify" style:justify-single-word="false"/>
      <style:text-properties style:use-window-font-color="true" fo:font-weight="bold" officeooo:rsid="00764694" officeooo:paragraph-rsid="007af748" style:font-weight-asian="bold" style:font-weight-complex="bold"/>
    </style:style>
    <style:style style:name="P327" style:family="paragraph" style:parent-style-name="Standard">
      <style:paragraph-properties fo:text-align="justify" style:justify-single-word="false"/>
      <style:text-properties style:use-window-font-color="true" fo:font-weight="bold" officeooo:rsid="00764694" officeooo:paragraph-rsid="007b5be3" style:font-weight-asian="bold" style:font-weight-complex="bold"/>
    </style:style>
    <style:style style:name="P328" style:family="paragraph" style:parent-style-name="Standard">
      <style:paragraph-properties fo:text-align="justify" style:justify-single-word="false"/>
      <style:text-properties style:use-window-font-color="true" fo:font-weight="bold" officeooo:rsid="00764694" officeooo:paragraph-rsid="007d20fa" style:font-weight-asian="bold" style:font-weight-complex="bold"/>
    </style:style>
    <style:style style:name="P329" style:family="paragraph" style:parent-style-name="Standard">
      <style:paragraph-properties fo:text-align="justify" style:justify-single-word="false"/>
      <style:text-properties style:use-window-font-color="true" fo:font-weight="bold" officeooo:rsid="007d2aa0" officeooo:paragraph-rsid="007d2aa0" style:font-weight-asian="bold" style:font-weight-complex="bold"/>
    </style:style>
    <style:style style:name="P330" style:family="paragraph" style:parent-style-name="Standard">
      <style:paragraph-properties fo:text-align="justify" style:justify-single-word="false"/>
      <style:text-properties style:use-window-font-color="true" fo:font-weight="bold" officeooo:rsid="007d2aa0" officeooo:paragraph-rsid="007e11f3" style:font-weight-asian="bold" style:font-weight-complex="bold"/>
    </style:style>
    <style:style style:name="P331" style:family="paragraph" style:parent-style-name="Standard">
      <style:paragraph-properties fo:text-align="justify" style:justify-single-word="false"/>
      <style:text-properties style:use-window-font-color="true" fo:font-weight="bold" officeooo:rsid="007d2aa0" officeooo:paragraph-rsid="007e2b71" style:font-weight-asian="bold" style:font-weight-complex="bold"/>
    </style:style>
    <style:style style:name="P332" style:family="paragraph" style:parent-style-name="Standard" style:list-style-name="L2">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1ed85e" officeooo:paragraph-rsid="001ed85e"/>
    </style:style>
    <style:style style:name="T1" style:family="text">
      <style:text-properties officeooo:rsid="000a778b"/>
    </style:style>
    <style:style style:name="T2" style:family="text">
      <style:text-properties officeooo:rsid="000a85ce"/>
    </style:style>
    <style:style style:name="T3" style:family="text">
      <style:text-properties fo:font-weight="bold" style:font-weight-asian="bold" style:font-weight-complex="bold"/>
    </style:style>
    <style:style style:name="T4" style:family="text">
      <style:text-properties fo:font-weight="bold" officeooo:rsid="000c3c35" style:font-weight-asian="bold" style:font-weight-complex="bold"/>
    </style:style>
    <style:style style:name="T5" style:family="text">
      <style:text-properties fo:font-weight="bold" officeooo:rsid="0041daee" style:font-weight-asian="bold" style:font-weight-complex="bold"/>
    </style:style>
    <style:style style:name="T6" style:family="text">
      <style:text-properties fo:font-weight="bold" officeooo:rsid="0044cb34" style:font-weight-asian="bold" style:font-weight-complex="bold"/>
    </style:style>
    <style:style style:name="T7" style:family="text">
      <style:text-properties fo:font-weight="bold" officeooo:rsid="00462f03" style:font-weight-asian="bold" style:font-weight-complex="bold"/>
    </style:style>
    <style:style style:name="T8" style:family="text">
      <style:text-properties fo:font-weight="bold" officeooo:rsid="0046d7ea" style:font-weight-asian="bold" style:font-weight-complex="bold"/>
    </style:style>
    <style:style style:name="T9" style:family="text">
      <style:text-properties fo:font-weight="bold" officeooo:rsid="004a9672" style:font-weight-asian="bold" style:font-weight-complex="bold"/>
    </style:style>
    <style:style style:name="T10" style:family="text">
      <style:text-properties fo:font-weight="bold" officeooo:rsid="005d9bbf" style:font-weight-asian="bold" style:font-weight-complex="bold"/>
    </style:style>
    <style:style style:name="T11" style:family="text">
      <style:text-properties fo:font-weight="bold" officeooo:rsid="005f072d" style:font-weight-asian="bold" style:font-weight-complex="bold"/>
    </style:style>
    <style:style style:name="T12" style:family="text">
      <style:text-properties fo:font-weight="bold" officeooo:rsid="0060d7ff" style:font-weight-asian="bold" style:font-weight-complex="bold"/>
    </style:style>
    <style:style style:name="T13" style:family="text">
      <style:text-properties fo:font-weight="bold" officeooo:rsid="0063489f" style:font-weight-asian="bold" style:font-weight-complex="bold"/>
    </style:style>
    <style:style style:name="T14" style:family="text">
      <style:text-properties fo:font-weight="bold" officeooo:rsid="0065a6ef" style:font-weight-asian="bold" style:font-weight-complex="bold"/>
    </style:style>
    <style:style style:name="T15" style:family="text">
      <style:text-properties fo:font-weight="bold" officeooo:rsid="0065d143" style:font-weight-asian="bold" style:font-weight-complex="bold"/>
    </style:style>
    <style:style style:name="T16" style:family="text">
      <style:text-properties fo:font-weight="bold" officeooo:rsid="0066a62f" style:font-weight-asian="bold" style:font-weight-complex="bold"/>
    </style:style>
    <style:style style:name="T17" style:family="text">
      <style:text-properties fo:font-weight="bold" officeooo:rsid="0066e053" style:font-weight-asian="bold" style:font-weight-complex="bold"/>
    </style:style>
    <style:style style:name="T18" style:family="text">
      <style:text-properties fo:font-weight="bold" officeooo:rsid="00672472" style:font-weight-asian="bold" style:font-weight-complex="bold"/>
    </style:style>
    <style:style style:name="T19" style:family="text">
      <style:text-properties fo:font-weight="bold" officeooo:rsid="0067d3d8" style:font-weight-asian="bold" style:font-weight-complex="bold"/>
    </style:style>
    <style:style style:name="T20" style:family="text">
      <style:text-properties fo:font-weight="bold" officeooo:rsid="006893b4" style:font-weight-asian="bold" style:font-weight-complex="bold"/>
    </style:style>
    <style:style style:name="T21" style:family="text">
      <style:text-properties fo:font-weight="bold" officeooo:rsid="0069cacf" style:font-weight-asian="bold" style:font-weight-complex="bold"/>
    </style:style>
    <style:style style:name="T22" style:family="text">
      <style:text-properties fo:font-weight="bold" officeooo:rsid="006b50c9" style:font-weight-asian="bold" style:font-weight-complex="bold"/>
    </style:style>
    <style:style style:name="T23" style:family="text">
      <style:text-properties fo:font-weight="bold" officeooo:rsid="006cd84a" style:font-weight-asian="bold" style:font-weight-complex="bold"/>
    </style:style>
    <style:style style:name="T24" style:family="text">
      <style:text-properties fo:font-weight="bold" officeooo:rsid="006d3e01" style:font-weight-asian="bold" style:font-weight-complex="bold"/>
    </style:style>
    <style:style style:name="T25" style:family="text">
      <style:text-properties fo:font-weight="bold" officeooo:rsid="006e9a84" style:font-weight-asian="bold" style:font-weight-complex="bold"/>
    </style:style>
    <style:style style:name="T26" style:family="text">
      <style:text-properties fo:font-weight="bold" officeooo:rsid="006f6bac" style:font-weight-asian="bold" style:font-weight-complex="bold"/>
    </style:style>
    <style:style style:name="T27" style:family="text">
      <style:text-properties fo:font-weight="bold" officeooo:rsid="00731e41" style:font-weight-asian="bold" style:font-weight-complex="bold"/>
    </style:style>
    <style:style style:name="T28" style:family="text">
      <style:text-properties fo:font-weight="bold" officeooo:rsid="00746e17" style:font-weight-asian="bold" style:font-weight-complex="bold"/>
    </style:style>
    <style:style style:name="T29" style:family="text">
      <style:text-properties fo:font-weight="bold" officeooo:rsid="00764694" style:font-weight-asian="bold" style:font-weight-complex="bold"/>
    </style:style>
    <style:style style:name="T30" style:family="text">
      <style:text-properties fo:font-weight="bold" officeooo:rsid="007688f7" style:font-weight-asian="bold" style:font-weight-complex="bold"/>
    </style:style>
    <style:style style:name="T31" style:family="text">
      <style:text-properties fo:font-weight="bold" officeooo:rsid="007a4d12" style:font-weight-asian="bold" style:font-weight-complex="bold"/>
    </style:style>
    <style:style style:name="T32" style:family="text">
      <style:text-properties fo:font-weight="bold" officeooo:rsid="007af748" style:font-weight-asian="bold" style:font-weight-complex="bold"/>
    </style:style>
    <style:style style:name="T33" style:family="text">
      <style:text-properties fo:font-weight="bold" officeooo:rsid="007b5be3" style:font-weight-asian="bold" style:font-weight-complex="bold"/>
    </style:style>
    <style:style style:name="T34" style:family="text">
      <style:text-properties fo:font-weight="bold" officeooo:rsid="007d2aa0" style:font-weight-asian="bold" style:font-weight-complex="bold"/>
    </style:style>
    <style:style style:name="T35" style:family="text">
      <style:text-properties fo:font-weight="bold" officeooo:rsid="007e11f3" style:font-weight-asian="bold" style:font-weight-complex="bold"/>
    </style:style>
    <style:style style:name="T36" style:family="text">
      <style:text-properties fo:font-weight="bold" officeooo:rsid="007eb513" style:font-weight-asian="bold" style:font-weight-complex="bold"/>
    </style:style>
    <style:style style:name="T37" style:family="text">
      <style:text-properties officeooo:rsid="0015e22b"/>
    </style:style>
    <style:style style:name="T38" style:family="text">
      <style:text-properties officeooo:rsid="001742b4"/>
    </style:style>
    <style:style style:name="T39" style:family="text">
      <style:text-properties officeooo:rsid="004000a4"/>
    </style:style>
    <style:style style:name="T40" style:family="text">
      <style:text-properties style:text-underline-style="solid" style:text-underline-width="auto" style:text-underline-color="font-color"/>
    </style:style>
    <style:style style:name="T41" style:family="text">
      <style:text-properties officeooo:rsid="0044cb34"/>
    </style:style>
    <style:style style:name="T42" style:family="text">
      <style:text-properties officeooo:rsid="00462f03"/>
    </style:style>
    <style:style style:name="T43" style:family="text">
      <style:text-properties officeooo:rsid="0046d7ea"/>
    </style:style>
    <style:style style:name="T44" style:family="text">
      <style:text-properties officeooo:rsid="004c75f0"/>
    </style:style>
    <style:style style:name="T45" style:family="text">
      <style:text-properties officeooo:rsid="004eb16d"/>
    </style:style>
    <style:style style:name="T46" style:family="text">
      <style:text-properties officeooo:rsid="004ef7f0"/>
    </style:style>
    <style:style style:name="T47" style:family="text">
      <style:text-properties officeooo:rsid="00515fce"/>
    </style:style>
    <style:style style:name="T48" style:family="text">
      <style:text-properties fo:color="#21409a"/>
    </style:style>
    <style:style style:name="T49" style:family="text">
      <style:text-properties officeooo:rsid="0054acb5"/>
    </style:style>
    <style:style style:name="T50" style:family="text">
      <style:text-properties officeooo:rsid="00563d30"/>
    </style:style>
    <style:style style:name="T51" style:family="text">
      <style:text-properties officeooo:rsid="0059d0e0"/>
    </style:style>
    <style:style style:name="T52" style:family="text">
      <style:text-properties officeooo:rsid="005b9d01"/>
    </style:style>
    <style:style style:name="T53" style:family="text">
      <style:text-properties style:use-window-font-color="true" fo:font-weight="normal" officeooo:rsid="0060d7ff" style:font-weight-asian="normal" style:font-weight-complex="normal"/>
    </style:style>
    <style:style style:name="T54" style:family="text">
      <style:text-properties style:use-window-font-color="true" fo:font-weight="normal" officeooo:rsid="0065029c" style:font-weight-asian="normal" style:font-weight-complex="normal"/>
    </style:style>
    <style:style style:name="T55" style:family="text">
      <style:text-properties style:use-window-font-color="true" fo:font-weight="normal" officeooo:rsid="0065a6ef" style:font-weight-asian="normal" style:font-weight-complex="normal"/>
    </style:style>
    <style:style style:name="T56" style:family="text">
      <style:text-properties style:use-window-font-color="true" fo:font-weight="normal" officeooo:rsid="0069cacf" style:font-weight-asian="normal" style:font-weight-complex="normal"/>
    </style:style>
    <style:style style:name="T57" style:family="text">
      <style:text-properties style:use-window-font-color="true" style:text-line-through-style="none" style:text-line-through-type="none" fo:font-weight="normal" officeooo:rsid="0066a62f" style:font-weight-asian="normal" style:font-weight-complex="normal"/>
    </style:style>
    <style:style style:name="T58" style:family="text">
      <style:text-properties style:use-window-font-color="true" style:text-line-through-style="none" style:text-line-through-type="none" fo:font-weight="normal" officeooo:rsid="00672472" style:font-weight-asian="normal" style:font-weight-complex="normal"/>
    </style:style>
    <style:style style:name="T59" style:family="text">
      <style:text-properties style:use-window-font-color="true" style:text-line-through-style="none" style:text-line-through-type="none" fo:font-weight="normal" officeooo:rsid="0067d3d8" style:font-weight-asian="normal" style:font-weight-complex="normal"/>
    </style:style>
    <style:style style:name="T60" style:family="text">
      <style:text-properties style:use-window-font-color="true" style:text-line-through-style="none" style:text-line-through-type="none" fo:font-weight="normal" officeooo:rsid="006b50c9" style:font-weight-asian="normal" style:font-weight-complex="normal"/>
    </style:style>
    <style:style style:name="T61" style:family="text">
      <style:text-properties style:use-window-font-color="true" style:text-line-through-style="none" style:text-line-through-type="none" fo:font-weight="normal" officeooo:rsid="006f6bac" style:font-weight-asian="normal" style:font-weight-complex="normal"/>
    </style:style>
    <style:style style:name="T62" style:family="text">
      <style:text-properties style:use-window-font-color="true" style:text-line-through-style="none" style:text-line-through-type="none" fo:font-weight="normal" officeooo:rsid="00746e17" style:font-weight-asian="normal" style:font-weight-complex="normal"/>
    </style:style>
    <style:style style:name="T63" style:family="text">
      <style:text-properties style:use-window-font-color="true" style:text-line-through-style="none" style:text-line-through-type="none" fo:font-weight="normal" officeooo:rsid="00764694" style:font-weight-asian="normal" style:font-weight-complex="normal"/>
    </style:style>
    <style:style style:name="T64" style:family="text">
      <style:text-properties style:use-window-font-color="true" style:text-line-through-style="none" style:text-line-through-type="none" fo:font-weight="normal" officeooo:rsid="007d2aa0" style:font-weight-asian="normal" style:font-weight-complex="normal"/>
    </style:style>
    <style:style style:name="T65" style:family="text">
      <style:text-properties style:use-window-font-color="true" style:text-line-through-style="none" style:text-line-through-type="none" officeooo:rsid="00672472"/>
    </style:style>
    <style:style style:name="T66" style:family="text">
      <style:text-properties style:text-line-through-style="none" style:text-line-through-type="none"/>
    </style:style>
    <style:style style:name="T67" style:family="text">
      <style:text-properties style:text-line-through-style="none" style:text-line-through-type="none" officeooo:rsid="0066a62f"/>
    </style:style>
    <style:style style:name="T68" style:family="text">
      <style:text-properties style:text-line-through-style="none" style:text-line-through-type="none" officeooo:rsid="00672472"/>
    </style:style>
    <style:style style:name="T69" style:family="text">
      <style:text-properties style:text-line-through-style="none" style:text-line-through-type="none" officeooo:rsid="00746e17"/>
    </style:style>
    <style:style style:name="T70" style:family="text">
      <style:text-properties style:text-line-through-style="none" style:text-line-through-type="none" fo:font-weight="normal" officeooo:rsid="00746e17" style:font-weight-asian="normal" style:font-weight-complex="normal"/>
    </style:style>
    <style:style style:name="T71" style:family="text">
      <style:text-properties style:text-line-through-style="none" style:text-line-through-type="none" officeooo:rsid="007d2aa0"/>
    </style:style>
    <style:style style:name="T72" style:family="text">
      <style:text-properties officeooo:rsid="0063489f"/>
    </style:style>
    <style:style style:name="T73" style:family="text">
      <style:text-properties officeooo:rsid="0065029c"/>
    </style:style>
    <style:style style:name="T74" style:family="text">
      <style:text-properties officeooo:rsid="0065a6ef"/>
    </style:style>
    <style:style style:name="T75" style:family="text">
      <style:text-properties officeooo:rsid="0065d143"/>
    </style:style>
    <style:style style:name="T76" style:family="text">
      <style:text-properties officeooo:rsid="0066a62f"/>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ncisco das Chagas Torres dos Santos</text:p>
      <text:p text:style-name="P3"><text:span text:style-name="T39">Janeiro</text:span> de 2022</text:p>
      <text:p text:style-name="P3"/>
      <text:p text:style-name="P55">Neste material, meu objetivo é ir além do gabarito da questões. Nos comentários, eu aprofundo mais no assunto, sem me distanciar do que a questão está pedindo. Isso me dá mais conhecimento sobre o assunto e me faz ver a questão abordada por diferentes ângulos. </text:p>
      <text:p text:style-name="P55"/>
      <text:p text:style-name="P56">Quando há bastantes questões sobre o assunto, opto pro questões de provas do ano corrente <text:span text:style-name="T37">e das bancas CESPE, FCC e FGV</text:span>. No entanto, em alguns caso, é necessário pegar provas de anos anteriores <text:span text:style-name="T37">e de outras bancas</text:span>.</text:p>
      <text:p text:style-name="P56"/>
      <text:p text:style-name="P56">Devemos esquecer questões muito antigas, pois TI atualiza a todo instante e as bancas também podem mudar a pegada, a forma de cobrar o conteúdo.</text:p>
      <text:p text:style-name="P3"/>
      <text:p text:style-name="P65">Versionamento</text:p>
      <text:p text:style-name="P3"/>
      <text:p text:style-name="P1"><text:span text:style-name="T39">Git</text:span> - <text:span text:style-name="T1">Questões</text:span></text:p>
      <text:p text:style-name="P91"/>
      <text:p text:style-name="P13"/>
      <text:p text:style-name="P5"><text:span text:style-name="T38">1. </text:span>Ano: 2022 Banca: COMPERVE Órgão: TJ-RN Prova: COMPERVE - 2020 - TJ-RN - Analista de Sistemas Sênior</text:p>
      <text:p text:style-name="P34"/>
      <text:p text:style-name="P34">O git é um sistema de controle de versão muito utilizado em desenvolvimento de sistemas de software. Sobre o git, é correto afirmar:</text:p>
      <text:p text:style-name="P34"/>
      <text:list xml:id="list1647389952" text:style-name="L1">
        <text:list-item>
          <text:p text:style-name="P100">O comando git push é utilizado para envio das alterações confirmadas no diretório local para o repositório remoto.</text:p>
        </text:list-item>
        <text:list-item>
          <text:p text:style-name="P100">O comando git clone faz a cópia apenas dos arquivos, sendo as informações do repositório inicializadas como no comando git init.</text:p>
        </text:list-item>
        <text:list-item>
          <text:p text:style-name="P100">O comando git add faz a confirmação das alterações de forma definitiva.</text:p>
        </text:list-item>
        <text:list-item>
          <text:p text:style-name="P100">O comando git checkout faz uma atualização do diretório local com o diretório remoto.</text:p>
        </text:list-item>
      </text:list>
      <text:p text:style-name="P34"/>
      <text:p text:style-name="P4"><text:span text:style-name="T2">Resposta: </text:span>Letra <text:span text:style-name="T39">A</text:span></text:p>
      <text:p text:style-name="P22">Comentários</text:p>
      <text:p text:style-name="P34"/>
      <text:p text:style-name="P60">O comando git clone faz um clone/cópia na máquina local de todo o repositório remoto.</text:p>
      <text:p text:style-name="P60">O comando git add adiciona na Stage area as alterações e arquivos. Logo estas alterações estão prontas para serem comitadas. Alterações de forma “definitivas” são feitas através do commit.</text:p>
      <text:p text:style-name="P60">O comando git checkout baixa o que está no remoto, sobrescrevendo as modificações na working area. Ou seja, reverte as alterações que ainda não estão na staging area para a última versão conhecida (comitada).</text:p>
      <text:p text:style-name="P60"/>
      <text:p text:style-name="P23">Para mais, consulte:</text:p>
      <text:list xml:id="list2575237956" text:style-name="L2">
        <text:list-item>
          <text:p text:style-name="P332">https://</text:p>
        </text:list-item>
      </text:list>
      <text:p text:style-name="P11"/>
      <text:p text:style-name="P47"><text:soft-page-break/></text:p>
      <text:p text:style-name="P6"><text:span text:style-name="T38">2. </text:span>Ano: 2018 Banca: CCV-UFC Órgão: UFC PI Prova: CCV-UFC - 2018 - UFC - Analista de Tecnologia da Informação</text:p>
      <text:p text:style-name="P57"/>
      <text:p text:style-name="P57">O Git é um sistema de controle de versão distribuído gratuitamente e de código aberto projetado usado, principalmente, no desenvolvimento de software. Sobre o Git o que é correto afirmar?</text:p>
      <text:p text:style-name="P57"/>
      <text:list xml:id="list2843300530" text:style-name="L3">
        <text:list-item>
          <text:p text:style-name="P181">O Git não suporta commits em vários branches.</text:p>
        </text:list-item>
        <text:list-item>
          <text:p text:style-name="P181">O comando git stash retorna o repositório ao HEAD.</text:p>
        </text:list-item>
        <text:list-item>
          <text:p text:style-name="P181">O comando git checkout é utilizado para desfazer alterações, mesmo que o arquivo tenha sido adicionado na staged area.</text:p>
        </text:list-item>
        <text:list-item>
          <text:p text:style-name="P181">Use git merge quando quiser gravar o estado atual do diretório de trabalho e do índice, mas quiser voltar para um diretório de trabalho limpo.</text:p>
        </text:list-item>
        <text:list-item>
          <text:p text:style-name="P181">O comando git add armazena o conteúdo atual do índice em um novo commit junto com uma mensagem de log do usuário descrevendo as alterações.</text:p>
        </text:list-item>
      </text:list>
      <text:p text:style-name="P57"/>
      <text:p text:style-name="P34"><text:span text:style-name="T4">Resposta: </text:span><text:span text:style-name="T3">Letra </text:span><text:span text:style-name="T5">A</text:span></text:p>
      <text:p text:style-name="P14">Comentários</text:p>
      <text:p text:style-name="P47"/>
      <text:p text:style-name="P85">O git stash pega as modificações e coloca em Woking Progress – WIP.</text:p>
      <text:p text:style-name="P64">O comando git checkout baixa o que está no remoto, sobrescrevendo as modificações na working area. Ou seja, reverte as alterações que ainda <text:span text:style-name="T40">não estão na staging area</text:span> para a última versão conhecida (comitada). <text:span text:style-name="T51">Se está na staging area, primeiro faço um git reset e depois um git checkout.</text:span></text:p>
      <text:p text:style-name="P85">Letra D é git commit, que grava o estado atual.</text:p>
      <text:p text:style-name="P85">O git add apenas adiciona o arquivo/modificações na staging area, indicando que estas alterações estão prontas para serem comitadas.</text:p>
      <text:p text:style-name="P61"/>
      <text:p text:style-name="P58">A resposta é letra, mas o git suporta commits em várias branchs, desde que de forma separada. Não suporta é de forma simultânea. Como a questões não especificou, pode ser simultânea ou não. Como não há dúvidas de que as demais estão erradas (ou seja, é certeza que estão erradas), a letra A deixa margem pra erro e pra acerto, logo é ela mesma.</text:p>
      <text:p text:style-name="P99"/>
      <text:p text:style-name="P41"/>
      <text:p text:style-name="P7">Ano: 2022 Banca: FGV Órgão: TRT - 13ª Região (PB) Prova: FGV - 2022 - TRT - 13ª Região (PB) - Técnico Judiciário - Tecnologia da Informação</text:p>
      <text:p text:style-name="P35"/>
      <text:p text:style-name="P35">O Git é um sistema de controle de versões distribuído comumente utilizado no desenvolvimento de software. O comando do Git que pode ser utilizado para baixar o código-fonte existente de um repositório remoto é </text:p>
      <text:p text:style-name="P35"/>
      <text:list xml:id="list1403268012" text:style-name="L4">
        <text:list-item>
          <text:p text:style-name="P101">add.</text:p>
        </text:list-item>
        <text:list-item>
          <text:p text:style-name="P101"><text:span text:style-name="T41">c</text:span>heckout.</text:p>
        </text:list-item>
        <text:list-item>
          <text:p text:style-name="P101"><text:span text:style-name="T41">c</text:span>lone.</text:p>
        </text:list-item>
        <text:list-item>
          <text:p text:style-name="P101"><text:span text:style-name="T41">r</text:span>emote.</text:p>
        </text:list-item>
        <text:list-item>
          <text:p text:style-name="P101">Status.</text:p>
        </text:list-item>
      </text:list>
      <text:p text:style-name="P36"/>
      <text:p text:style-name="P36"><text:span text:style-name="T4">Resposta: </text:span><text:span text:style-name="T3">Letra </text:span><text:span text:style-name="T6">C</text:span></text:p>
      <text:p text:style-name="P15">Comentários</text:p>
      <text:p text:style-name="P48"><text:soft-page-break/></text:p>
      <text:p text:style-name="P62">O comando git checkout baixa o que está no remoto, sobrescrevendo as modificações na working area. Ou seja, reverte as alterações que ainda <text:span text:style-name="T40">não estão na staging area</text:span> para a última versão conhecida (comitada).</text:p>
      <text:p text:style-name="P62"/>
      <text:p text:style-name="P62">Para baixar um código-fonte existente, ou seja, baixar tudo pela primeira vez, usa-se o git clone, sendo o git checkout usado depois que já tem o projeto na máquina.</text:p>
      <text:p text:style-name="P98"/>
      <text:p text:style-name="P25"/>
      <text:p text:style-name="P25">Ano: 2022 Banca: UFRPE Órgão: UFRPE Prova: UFRPE - 2022 - UFRPE - Técnico em Tecnologia da Informação - Webdesign - Edital nº 42</text:p>
      <text:p text:style-name="P66">Imagine que seu software está armazenado no git e surge a necessidade de efetuar um merge normal de duas branches de sua aplicação. Qual o tipo de estratégia de mesclagem que o git irá utilizar para efetuar tal procedimento?</text:p>
      <text:p text:style-name="P66"/>
      <text:list xml:id="list786000350" text:style-name="L5">
        <text:list-item>
          <text:p text:style-name="P183">LIFO</text:p>
        </text:list-item>
        <text:list-item>
          <text:p text:style-name="P183">FIFO</text:p>
        </text:list-item>
        <text:list-item>
          <text:p text:style-name="P183">Xsubtree</text:p>
        </text:list-item>
        <text:list-item>
          <text:p text:style-name="P183">Squash</text:p>
        </text:list-item>
        <text:list-item>
          <text:p text:style-name="P183">Recursiva</text:p>
        </text:list-item>
      </text:list>
      <text:p text:style-name="P37"/>
      <text:p text:style-name="P37"><text:span text:style-name="T4">Resposta: </text:span><text:span text:style-name="T3">Letra </text:span><text:span text:style-name="T7">E</text:span></text:p>
      <text:p text:style-name="P16">Comentários</text:p>
      <text:p text:style-name="P49"/>
      <text:p text:style-name="P63"><text:span text:style-name="T42">Procurar o comentário depois, pois não sei</text:span>.</text:p>
      <text:p text:style-name="P92"/>
      <text:p text:style-name="P12"/>
      <text:p text:style-name="P26">Ano: 2018 Banca: INSTITUTO AOCP Órgão: PRODEB Prova: INSTITUTO AOCP - 2018 - PRODEB - Analista de TIC I - Web Mobile Designer</text:p>
      <text:p text:style-name="P63"/>
      <text:p text:style-name="P63">O controle de versões pode ser considerado como uma forma correta e sistemática para realizar o gerenciamento de modificações no desenvolvimento de qualquer tipo de documento, tudo isso sendo realizado de forma eficiente, extremamente organizada e prática. Analise as seguintes informações sobre o controlador de versões Git e assinale a alternativa que aponta as corretas.</text:p>
      <text:p text:style-name="P63"/>
      <text:list xml:id="list4169720525" text:style-name="L6">
        <text:list-item>
          <text:p text:style-name="P184">O Git é um software para controle de versões criado por Linus Torvalds em 2005.</text:p>
        </text:list-item>
        <text:list-item>
          <text:p text:style-name="P184">O Git só pode ser utilizado em distribuições Linux.</text:p>
        </text:list-item>
        <text:list-item>
          <text:p text:style-name="P184">O Git surgiu quando os desenvolvedores do kernel Linux optaram por não utilizar mais o software proprietário BitKeeper.</text:p>
        </text:list-item>
        <text:list-item>
          <text:p text:style-name="P184">O controlador de versões Git só deve ser utilizado em grandes projetos de desenvolvimento, pois seu uso em pequenas aplicações só acarreta um desperdício de tempo e recursos.</text:p>
        </text:list-item>
      </text:list>
      <text:p text:style-name="P63"/>
      <text:list xml:id="list3265250366" text:style-name="L7">
        <text:list-item>
          <text:p text:style-name="P185">Apenas I, II e III.</text:p>
        </text:list-item>
        <text:list-item>
          <text:p text:style-name="P185">Apenas I e III.</text:p>
        </text:list-item>
        <text:list-item>
          <text:p text:style-name="P185">Apenas II e IV.</text:p>
        </text:list-item>
        <text:list-item>
          <text:p text:style-name="P185">Apenas II, III e IV.</text:p>
        </text:list-item>
        <text:list-item>
          <text:p text:style-name="P185">Apenas III e IV.</text:p>
        </text:list-item>
      </text:list>
      <text:p text:style-name="P63"/>
      <text:p text:style-name="P38"><text:soft-page-break/><text:span text:style-name="T4">Resposta: </text:span><text:span text:style-name="T3">Letra </text:span><text:span text:style-name="T8">B</text:span></text:p>
      <text:p text:style-name="P17">Comentários</text:p>
      <text:p text:style-name="P50"/>
      <text:p text:style-name="P75">O git foi feito para Linux, mas pode ser usado em Linux, Windows, Mac. É multiplataforma e pode ser utilizado em qualquer projeto, independente do tamanho do mesmo e é recomendado, pois até pequenos projetos precisam ter as versões controladas. <text:span text:style-name="T45">Portanto, II e IV estão erradas.</text:span></text:p>
      <text:p text:style-name="P93"/>
      <text:p text:style-name="P12"/>
      <text:p text:style-name="P67"/>
      <text:p text:style-name="P27">Ano: 2022 Banca: UFRPE Órgão: UFRPE Prova: UFRPE - 2022 - UFRPE - Técnico em Tecnologia da Informação - Desenvolvimento de Sistemas - Edital nº 42</text:p>
      <text:p text:style-name="P67"/>
      <text:p text:style-name="P67">O git é um sistema de controle de versão distribuído e utilizado amplamente pela comunidade de desenvolvimento de software. Esse sistema possui um conjunto de comandos utilizados para o versionamento de código. Dito isso, qual o comando utilizado para enviar as alterações do repositório local para o repositório remoto?</text:p>
      <text:p text:style-name="P67"/>
      <text:list xml:id="list4074446350" text:style-name="L8">
        <text:list-item>
          <text:p text:style-name="P186">git commit</text:p>
        </text:list-item>
        <text:list-item>
          <text:p text:style-name="P186">git push</text:p>
        </text:list-item>
        <text:list-item>
          <text:p text:style-name="P186">git add </text:p>
        </text:list-item>
        <text:list-item>
          <text:p text:style-name="P186">git pull</text:p>
        </text:list-item>
        <text:list-item>
          <text:p text:style-name="P186">git send</text:p>
        </text:list-item>
      </text:list>
      <text:p text:style-name="P67"/>
      <text:p text:style-name="P38"><text:span text:style-name="T4">Resposta: </text:span><text:span text:style-name="T3">Letra </text:span><text:span text:style-name="T8">B</text:span></text:p>
      <text:p text:style-name="P17">Comentários</text:p>
      <text:p text:style-name="P50"/>
      <text:list xml:id="list1840878033" text:style-name="L9">
        <text:list-item>
          <text:p text:style-name="P187">commit – enviar as alterações para o git directory (repository), ou seja, é salvar</text:p>
        </text:list-item>
        <text:list-item>
          <text:p text:style-name="P187">push</text:p>
        </text:list-item>
        <text:list-item>
          <text:p text:style-name="P187">add – enviar as alterações para a staging area, informar que elas estão prontas para serem comitadas</text:p>
        </text:list-item>
        <text:list-item>
          <text:p text:style-name="P187">pull – baixar as alterações do repositório remoto para o repositório local</text:p>
        </text:list-item>
        <text:list-item>
          <text:p text:style-name="P187">send – não é do Git, pode ser do SVN</text:p>
        </text:list-item>
      </text:list>
      <text:p text:style-name="P38"/>
      <text:p text:style-name="P94"/>
      <text:p text:style-name="P42"/>
      <text:p text:style-name="P8">Ano: 2016 Banca: IF-PE Órgão: IF-PE Prova: IF-PE - 2016 - IF-PE - Técnico em Tecnologia da Informação - Desenvolvimento</text:p>
      <text:p text:style-name="P38"/>
      <text:p text:style-name="P38">Modificações são inevitáveis quando um software é construído. Um objetivo primordial da Engenharia de Software é otimizar a forma como as modificações podem ser acomodadas e reduzir a quantidade de esforço despendido quando elas estiverem sendo feitas. Uma das ferramentas existentes para dar suporte ao processo de Gestão de Modificações é a ferramenta GIT. A cerca dessa ferramenta e considerando o comando abaixo, assinale a alternativa CORRETA.</text:p>
      <text:p text:style-name="P38"/>
      <text:p text:style-name="P73">git push -u origin master</text:p>
      <text:p text:style-name="P38"/>
      <text:list xml:id="list454961884" text:style-name="L10">
        <text:list-item>
          <text:p text:style-name="P102">O comando push não existe na ferramenta GIT.</text:p>
        </text:list-item>
        <text:list-item>
          <text:p text:style-name="P102"><text:soft-page-break/>O comando acima cria uma cópia de trabalho/repositório na máquina onde esse comando foi executado.</text:p>
        </text:list-item>
        <text:list-item>
          <text:p text:style-name="P102">O comando acima envia alterações para o repositório local, criando uma revisão.</text:p>
        </text:list-item>
        <text:list-item>
          <text:p text:style-name="P102">O comando acima envia cópia para o repositório local das alterações feitas em um repositório remoto.</text:p>
        </text:list-item>
        <text:list-item>
          <text:p text:style-name="P102">O comando acima envia revisões locais para outro repositório remoto.</text:p>
        </text:list-item>
      </text:list>
      <text:p text:style-name="P38"/>
      <text:p text:style-name="P39"><text:span text:style-name="T4">Resposta: </text:span><text:span text:style-name="T3">Letra </text:span><text:span text:style-name="T9">E</text:span></text:p>
      <text:p text:style-name="P38"/>
      <text:p text:style-name="P18">Comentários</text:p>
      <text:p text:style-name="P51"/>
      <text:p text:style-name="P69"><text:span text:style-name="T44">Push – existe no git (logo, letra A está errada) e serve para </text:span>enviar as alterações do repositório local para o repositório remoto, <text:span text:style-name="T46">portanto, letra E.</text:span></text:p>
      <text:p text:style-name="P74">O descrito na letra B é feito pelo comando git clone.</text:p>
      <text:p text:style-name="P74">O descrito na letra D é feito pelo comando git pull.</text:p>
      <text:p text:style-name="P94"/>
      <text:p text:style-name="P42"/>
      <text:p text:style-name="P8">Ano: 2018 Banca: INSTITUTO AOCP Órgão: PRODEB Prova: INSTITUTO AOCP - 2018 - PRODEB - Analista de TIC I - Web Mobile Designer</text:p>
      <text:p text:style-name="P38">Uma vez que o Git esteja instalado no seu sistema, é necessária uma configuração prévia antes de começar a utilizar o software produtivamente. O git config é a ferramenta do Git usada para configurações. Através dela você pode alterar configurações predefinidas no momento em que desejar e toda configuração que você fizer será mantida através das atualizações. Sobre os comandos do Git, assinale a alternativa INCORRETA.</text:p>
      <text:p text:style-name="P38"/>
      <text:list xml:id="list1756259799" text:style-name="L11">
        <text:list-item>
          <text:p text:style-name="P103">O comando git init é utilizado para começar a realizar os registros do seu projeto.</text:p>
        </text:list-item>
        <text:list-item>
          <text:p text:style-name="P103">O comando git status pode ser utilizado para verificar o status atual dos arquivos.</text:p>
        </text:list-item>
        <text:list-item>
          <text:p text:style-name="P103">Para remover arquivos presentes no seu repositório é usado o comando git commit --amend.</text:p>
        </text:list-item>
        <text:list-item>
          <text:p text:style-name="P103">É possível observar as mudanças feitas em arquivos monitorados modificados através do comando git diff.</text:p>
        </text:list-item>
        <text:list-item>
          <text:p text:style-name="P103">Para verificar o histórico dos commits efetuados em determinado repositório, existe o comando: git log.</text:p>
        </text:list-item>
      </text:list>
      <text:p text:style-name="P38"/>
      <text:p text:style-name="P39"><text:span text:style-name="T4">Resposta: </text:span><text:span text:style-name="T3">Letra </text:span><text:span text:style-name="T9">C</text:span></text:p>
      <text:p text:style-name="P38"/>
      <text:p text:style-name="P18">Comentários</text:p>
      <text:p text:style-name="P51"/>
      <text:p text:style-name="P68"><text:span text:style-name="T46">A letra C está incorreta, pois o git commit -amend permite alterar uma mensagem de um commit ou modificar o commit mais recente. As demais alternativas estão corretas</text:span>. </text:p>
      <text:p text:style-name="P68"/>
      <text:p text:style-name="P95"/>
      <text:p text:style-name="P70"/>
      <text:p text:style-name="P8">Ano: 2021 Banca: FUNDATEC Órgão: PGE-RS Prova: FUNDATEC - 2021 - PGE-RS - Técnico em Informática</text:p>
      <text:p text:style-name="P38"/>
      <text:p text:style-name="P38">O Git é um sistema de controle de versões distribuído, utilizado principalmente no desenvolvimento de software. Qual dos comandos abaixo pode ser utilizado para enviar as alterações de um repositório local para um repositório remoto?</text:p>
      <text:p text:style-name="P38"><text:soft-page-break/></text:p>
      <text:list xml:id="list3989830308" text:style-name="L12">
        <text:list-item>
          <text:p text:style-name="P104">git add -A</text:p>
        </text:list-item>
        <text:list-item>
          <text:p text:style-name="P104">git commit -m "Alterações"</text:p>
        </text:list-item>
        <text:list-item>
          <text:p text:style-name="P104">git pull origin master</text:p>
        </text:list-item>
        <text:list-item>
          <text:p text:style-name="P104">git push origin master</text:p>
        </text:list-item>
        <text:list-item>
          <text:p text:style-name="P104">git reset</text:p>
        </text:list-item>
      </text:list>
      <text:p text:style-name="P38"/>
      <text:p text:style-name="P39"><text:span text:style-name="T4">Resposta: </text:span><text:span text:style-name="T3">Letra </text:span><text:span text:style-name="T9">D</text:span></text:p>
      <text:p text:style-name="P38"/>
      <text:p text:style-name="P18">Comentários</text:p>
      <text:p text:style-name="P51"/>
      <text:p text:style-name="P76">O comando git add -A equivale a git add --all que adiciona modificações de todos os arquivos rastreados (tracked) e não rastreados (untracked).</text:p>
      <text:p text:style-name="P76">O comando git commit -m “Alterações” realiza o commit <text:span text:style-name="T47">com a mensagem</text:span> “Alterações”, ou seja, coloca no Repositório (git directory) <text:span text:style-name="T47">a</text:span>s modificações que estão na Staging Area, ou seja, que foram adicionadas na Staging Area com o git add. <text:span text:style-name="T47">Se os arquivos alterados forem</text:span> tracked<text:span text:style-name="T47">s</text:span> (rastreado<text:span text:style-name="T47">s</text:span>) é possível fazer o commit sem fazer o add <text:span text:style-name="T47">antes </text:span>com a flag -a, ficando git commit -am "Alterações"</text:p>
      <text:p text:style-name="P77">Git pull <text:span text:style-name="T43">baixar as alterações do repositório remoto para o repositório local.</text:span></text:p>
      <text:p text:style-name="P77"/>
      <text:p text:style-name="P29">O comando git reset:</text:p>
      <text:p text:style-name="P77"/>
      <text:p text:style-name="P77">Desfaz alterações pós commit. Ou seja, redefine o ponteiro HEAD da branch atual para um estado especificado. Além de atualizar os ponteiros de referênci do commit, também pode modificar o estado das três arvores (Diretório atual, Staging area e Git repository).</text:p>
      <text:p text:style-name="P77"/>
      <text:p text:style-name="P77">Git reset [modo de operação][arquivo | commit]</text:p>
      <text:p text:style-name="P77"/>
      <text:p text:style-name="P77">Principais aplicações do git reset:</text:p>
      <text:p text:style-name="P77"/>
      <text:list xml:id="list4222164310" text:style-name="L13">
        <text:list-item>
          <text:p text:style-name="P190">Descartar commits em um branch privado</text:p>
        </text:list-item>
        <text:list-item>
          <text:p text:style-name="P190">Desfazer alterações não comitadas, também em uma branch privada</text:p>
        </text:list-item>
        <text:list-item>
          <text:p text:style-name="P190">Tirar arquivos da área de stage</text:p>
        </text:list-item>
      </text:list>
      <text:p text:style-name="P76"/>
      <text:p text:style-name="P77">Para descartar commits em um branch público deve-se usar o comando git revert. <text:s/>Já para descartar alterações no diretório de trabalho (local), o indicado é o comando git checkout.</text:p>
      <text:p text:style-name="P77"/>
      <text:p text:style-name="P78">Modos principais do git reset:</text:p>
      <text:list xml:id="list312538899" text:style-name="L14">
        <text:list-item>
          <text:p text:style-name="P191">--soft - Não toca no arquivo de índice ou na árvore de trabalho (mas redefineo HEAD para commit especificado, assim como todos os modos). Isso deixa todos os seus arquivos alterados como <text:s/>“Changes to be commited”. É o modo seguro, provavelmente não há perda de dados.</text:p>
        </text:list-item>
        <text:list-item>
          <text:p text:style-name="P191">--mixed (padrão) - Redefine o índice, mas não o diretório de trabalho (ou seja, os arquivos alterados são preservados, mas não marcados para confirmação) e relata o que não foi atualizado. Esta é a ação padrão. Basicamente, tira do Staging area e não mexe no Workdir. Também é um modo seguro.</text:p>
        </text:list-item>
        <text:list-item>
          <text:p text:style-name="P191">--hard - Redefine o índice e a árvore de trabalho. Quaisquer alterações nos arquivos rastreados na árvore de trabalho desde o commit são descartadas. Quaisquer arquivos ou diretórios não rastreados na forma de gravar quaisquer arquivos rastreados são simplesmente excluídos. Descarta o que está na Staging area e atualizar o diretório de trabalho. Não é um modo seguro.</text:p>
        </text:list-item>
      </text:list>
      <text:p text:style-name="P78"/>
      <text:p text:style-name="P78"><text:soft-page-break/>Modos adicionais:</text:p>
      <text:list xml:id="list1063654130" text:style-name="L15">
        <text:list-item>
          <text:p text:style-name="P192">--merge</text:p>
        </text:list-item>
        <text:list-item>
          <text:p text:style-name="P192">--keep</text:p>
        </text:list-item>
      </text:list>
      <text:p text:style-name="P68"/>
      <text:p text:style-name="P30">Exemplos:</text:p>
      <text:p text:style-name="P79"/>
      <text:list xml:id="list2583586380" text:style-name="L16">
        <text:list-item>
          <text:p text:style-name="P193">git reset → reseta a staging area (tira os arquivos) para corresponder ao commit mais recente, sem modificar o workdir. Como não foi especificado é –mixed.</text:p>
        </text:list-item>
        <text:list-item>
          <text:p text:style-name="P193">git reset --hard → reseta a staging area e o workdir <text:s/>para corresponder ao commit mais recente. Todas as alterações no workdir são sobrescritas.</text:p>
        </text:list-item>
        <text:list-item>
          <text:p text:style-name="P193">git reset arq3 → tira o arq3 da staging area, sem modificar o diretório de trabalho. É –mixed.</text:p>
        </text:list-item>
        <text:list-item>
          <text:p text:style-name="P193">git reset &lt;commit&gt;→ move o branch atual para o commit indicado, reseta a staging area para corresponder a ele, mas não altera o workdir.</text:p>
        </text:list-item>
        <text:list-item>
          <text:p text:style-name="P193">git reset --hard &lt;commit&gt; → move o branch atual para o commit indicado, reseta a staging area e o workdir para corresponder ao commit.</text:p>
        </text:list-item>
      </text:list>
      <text:p text:style-name="P79"/>
      <text:p text:style-name="P79"/>
      <text:p text:style-name="P31">Git reset x Git revert</text:p>
      <text:p text:style-name="P79"/>
      <text:p text:style-name="P79">Git revert é projetado para desfazer de forma segura um commit público, ao passo que reset é para desfazer alterações locais no Stage e no Workdir.</text:p>
      <text:p text:style-name="P79"/>
      <text:p text:style-name="P79">Git reset remove completamente um conjunto de alterações, ao passo que o revert mantém as alterações originais, criando <text:span text:style-name="T48">um novo commit</text:span> para desfazê-las.</text:p>
      <text:p text:style-name="P79">Não se recomenda usar git reset quando um snapshot foi enviado a um repositório público – outros devs se baseiam no commit.</text:p>
      <text:p text:style-name="P96"/>
      <text:p text:style-name="P71"/>
      <text:p text:style-name="P8">Ano: 2018 Banca: INSTITUTO AOCP Órgão: PRODEB Prova: INSTITUTO AOCP - 2018 - PRODEB - Analista de TIC I - Web Mobile Designer</text:p>
      <text:p text:style-name="P38"/>
      <text:p text:style-name="P38">O Git foi desenvolvido e projetado por Torvalds para auxiliar no desenvolvimento do kernel do Linux, porém, com a ênfase em velocidade e praticidade, aliadas à licença GNU, cujos termos declaram o software como livre, o Git acabou ganhando vários admiradores e usuários ao redor do mundo. Sobre as características do Git, assinale a alternativa correta.</text:p>
      <text:p text:style-name="P38"/>
      <text:list xml:id="list4037272053" text:style-name="L17">
        <text:list-item>
          <text:p text:style-name="P105">O Git utiliza a técnica de snapshot para gerenciamento das mudanças, que registra momentos contendo algo parecido com foto dos arquivos.</text:p>
        </text:list-item>
        <text:list-item>
          <text:p text:style-name="P105">O Git, como a maioria dos controladores de versões, armazena uma lista com as mudanças efetuadas nos arquivos.</text:p>
        </text:list-item>
        <text:list-item>
          <text:p text:style-name="P105">As operações no Git não são realizadas localmente de forma alguma, assim as operações são realizadas de forma instantânea.</text:p>
        </text:list-item>
        <text:list-item>
          <text:p text:style-name="P105">Uma das características essenciais do Git é que ele trabalha com o controle de versões e não tem nada para tratar da integridade.</text:p>
        </text:list-item>
        <text:list-item>
          <text:p text:style-name="P105">Os três estados principais de operação do git são: commited, modified e stoped.</text:p>
        </text:list-item>
      </text:list>
      <text:p text:style-name="P38"/>
      <text:p text:style-name="P39"><text:span text:style-name="T4">Resposta: </text:span><text:span text:style-name="T3">Letra </text:span><text:span text:style-name="T9">A</text:span></text:p>
      <text:p text:style-name="P38"/>
      <text:p text:style-name="P18"><text:soft-page-break/>Comentários</text:p>
      <text:p text:style-name="P51"/>
      <text:p text:style-name="P194">Git não trabalha com lista. Existem dois repositórios (um local e outro remoto), logo as operações são locais e algumas operações modificam o repositório remoto.</text:p>
      <text:p text:style-name="P80">O git trata integridade, até porque o commit é atômico. </text:p>
      <text:p text:style-name="P80">Os três estados são: </text:p>
      <text:list xml:id="list911587675" text:style-name="L18">
        <text:list-item>
          <text:p text:style-name="P195">modificados (modified em vermelho, ou seja, apenas no workdir)</text:p>
        </text:list-item>
        <text:list-item>
          <text:p text:style-name="P195">preparado (modified em verde, ou seja, já na staging area)</text:p>
        </text:list-item>
        <text:list-item>
          <text:p text:style-name="P195">e committed, ou seja, no no repositório git local.</text:p>
        </text:list-item>
      </text:list>
      <text:p text:style-name="P40"/>
      <text:p text:style-name="P97"/>
      <text:p text:style-name="P28"/>
      <text:p text:style-name="P9">Ano: 2015 Banca: FCC Órgão: MPE-PB Prova: FCC - 2015 - MPE-PB - Analista de Sistemas – Desenvolvedor</text:p>
      <text:p text:style-name="P38"/>
      <text:p text:style-name="P38">O GIT possibilita controlar versões de componentes de software com as facilidades de</text:p>
      <text:p text:style-name="P38"/>
      <text:list xml:id="list967709156" text:style-name="L19">
        <text:list-item>
          <text:p text:style-name="P106">armazenar alterações de fontes de programas como uma lista de mudanças por arquivo, registrando portanto um conjunto de arquivos e as mudanças feitas a cada arquivo ao longo do tempo.</text:p>
        </text:list-item>
        <text:list-item>
          <text:p text:style-name="P106">armazenar alterações de fontes de programas em um único arquivo de registro de alterações subsequentes que funciona como um LOG de modificações de fontes que pode ser aplicado para desfazê-las a qualquer tempo.</text:p>
        </text:list-item>
        <text:list-item>
          <text:p text:style-name="P106">replicar cópias de cada componente quando da sua modificação, atualizando repositórios de arquivos locais nas estações de trabalho de cada desenvolvedor catalogado como membro do projeto de software em questão.</text:p>
        </text:list-item>
        <text:list-item>
          <text:p text:style-name="P106">navegar no histórico das modificações, consultando diretamente as cópias dos arquivos físicos de cada versão, a partir de um repositório localizado no servidor de programas fonte.</text:p>
        </text:list-item>
        <text:list-item>
          <text:p text:style-name="P106">navegar no histórico das versões, consultando snapshots referentes aos arquivos físicos do servidor de fontes que são guardados em um banco de dados local da máquina do desenvolvedor.</text:p>
        </text:list-item>
      </text:list>
      <text:p text:style-name="P38"/>
      <text:p text:style-name="P39"><text:span text:style-name="T4">Resposta: </text:span><text:span text:style-name="T3">Letra </text:span><text:span text:style-name="T9">E</text:span></text:p>
      <text:p text:style-name="P38"/>
      <text:p text:style-name="P18">Comentários</text:p>
      <text:p text:style-name="P51"/>
      <text:p text:style-name="P82">Não é centralizada, não é um único arquivo. Não replica cópia das modificações, é necessário que cada desenvolvedor atualiza sua área de trabalho, até porque a versão do código no workdir pode ter conflitos com o código no repositório remoto.</text:p>
      <text:p text:style-name="P82"/>
      <text:p text:style-name="P97"/>
      <text:p text:style-name="P44"/>
      <text:p text:style-name="P9">Ano: 2014 Banca: CESPE / CEBRASPE Órgão: ANATEL Prova: CESPE - 2014 - ANATEL - Analista Administrativo - Tecnologia da Informação e Comunicação</text:p>
      <text:p text:style-name="P38"/>
      <text:p text:style-name="P38">Acerca das ferramentas de software para suporte às atividades de análise e controle de versão, julgue o próximo item.</text:p>
      <text:p text:style-name="P38"/>
      <text:p text:style-name="P38"><text:soft-page-break/>Os comandos da ferramenta Git são relativamente simples: para adicionar, por exemplo, um arquivo novo ao repositório no Git, basta utilizar o comando commit depois de efetuar o comando add.</text:p>
      <text:p text:style-name="P38"/>
      <text:p text:style-name="P39"><text:span text:style-name="T4">Resposta: </text:span><text:span text:style-name="T9">Certo</text:span></text:p>
      <text:p text:style-name="P38"/>
      <text:p text:style-name="P18">Comentários</text:p>
      <text:p text:style-name="P51"/>
      <text:p text:style-name="P82">Sim, estando com o git configurado (git init), executa-se o git add para adicionar os arquivos e modificações na staging area (área de preparação) e o git commit para adicionar estas modificações no repositório git local. Para adicionar os commit no repositório git remoto, usa-se o git push. </text:p>
      <text:p text:style-name="P97"/>
      <text:p text:style-name="P72"/>
      <text:p text:style-name="P8">Ano: 2014 Banca: CESPE / CEBRASPE Órgão: ANATEL Prova: CESPE - 2014 - ANATEL - Analista Administrativo - Tecnologia da Informação e Comunicação</text:p>
      <text:p text:style-name="P38">Acerca das ferramentas de software para suporte às atividades de análise e controle de versão, julgue o próximo item.</text:p>
      <text:p text:style-name="P38"/>
      <text:p text:style-name="P38">As ferramentas de controle de versão Git e SVN oferecem o mesmo grau de confiabilidade no armazenamento das informações e são ambas implantadas conforme o conceito de sistemas de controle de versão distribuído.</text:p>
      <text:p text:style-name="P38"/>
      <text:p text:style-name="P39"><text:span text:style-name="T4">Resposta: </text:span><text:span text:style-name="T9">Errado</text:span></text:p>
      <text:p text:style-name="P38"/>
      <text:p text:style-name="P18">Comentários</text:p>
      <text:p text:style-name="P51"/>
      <text:p text:style-name="P38">SVN ou Apache Subversion <text:span text:style-name="T49">são </text:span>centralizado. <text:span text:style-name="T49">O </text:span>GIT <text:span text:style-name="T49">e o </text:span>Mercurial <text:span text:style-name="T49">são</text:span> distribuído<text:span text:style-name="T49">s.</text:span></text:p>
      <text:p text:style-name="P38"/>
      <text:p text:style-name="P97"/>
      <text:p text:style-name="P72"/>
      <text:p text:style-name="P8">Ano: 2017 Banca: COMPERVE Órgão: UFRN Prova: COMPERVE - 2017 - UFRN - Engenheiro - Neuroengenharia</text:p>
      <text:p text:style-name="P38"/>
      <text:p text:style-name="P38">No processo de desenvolvimento colaborativo de software, a gerência de versão permite controlar o histórico e o desenvolvimento dos códigos -fontes bem como da documentação. Em relação ao uso de sistemas de controle de versão de software (como GIT e subversion) em engenharia de software, considere as seguintes afirmações:</text:p>
      <text:p text:style-name="P38"/>
      <text:list xml:id="list781761278" text:style-name="L20">
        <text:list-item>
          <text:p text:style-name="P107">Checkout é o comando de excluir um código-fonte do repositório.</text:p>
        </text:list-item>
        <text:list-item>
          <text:p text:style-name="P107">Commit é o comando de submeter mudanças em um código-fonte.</text:p>
        </text:list-item>
        <text:list-item>
          <text:p text:style-name="P107">"Ramificação e mescla" é um método de divisão do projeto em diferentes linhas de desenvolvimento que podem ser trabalhadas paralelamente.</text:p>
        </text:list-item>
        <text:list-item>
          <text:p text:style-name="P107">Trama exclusiva é um método que permite salvar uma versão estável do software para publicação com código de versão pública.</text:p>
        </text:list-item>
      </text:list>
      <text:p text:style-name="P38"/>
      <text:p text:style-name="P38">Estão corretas as afirmações</text:p>
      <text:p text:style-name="P38"/>
      <text:list xml:id="list1093940977" text:style-name="L21">
        <text:list-item>
          <text:p text:style-name="P108">II e III.</text:p>
        </text:list-item>
        <text:list-item>
          <text:p text:style-name="P108">I e III.</text:p>
        </text:list-item>
        <text:list-item>
          <text:p text:style-name="P108"><text:soft-page-break/>II e IV.</text:p>
        </text:list-item>
        <text:list-item>
          <text:p text:style-name="P108">I e IV.</text:p>
        </text:list-item>
      </text:list>
      <text:p text:style-name="P38"/>
      <text:p text:style-name="P39"><text:span text:style-name="T4">Resposta: </text:span><text:span text:style-name="T3">Letra </text:span><text:span text:style-name="T9">A</text:span></text:p>
      <text:p text:style-name="P38"/>
      <text:p text:style-name="P18">Comentários</text:p>
      <text:p text:style-name="P51"/>
      <text:p text:style-name="P68">Questão simples. </text:p>
      <text:p text:style-name="P40"/>
      <text:p text:style-name="P97"/>
      <text:p text:style-name="P10">Ano: 2022 Banca: FGV Órgão: TJ-TO Prova: FGV - 2022 - TJ-TO - Técnico Judiciário - Informática</text:p>
      <text:p text:style-name="P8"/>
      <text:p text:style-name="P38">O técnico em informática José está desenvolvendo o software TJTOPlugin com o apoio da ferramenta de versionamento Git. José criou o branch local pluginConnector e efetuou alguns commits neste branch, mas não replicou os commits em um repositório remoto.</text:p>
      <text:p text:style-name="P38">A fim de replicar os commits e criar o branch pluginConnector no repositório remoto origin, utilizando um único comando no terminal de comandos do sistema operacional, José deve executar o comando git com os argumentos:</text:p>
      <text:p text:style-name="P38"/>
      <text:list xml:id="list3038593931" text:style-name="L22">
        <text:list-item>
          <text:p text:style-name="P109">mv pluginConnector origin;</text:p>
        </text:list-item>
        <text:list-item>
          <text:p text:style-name="P109">diff pluginConnector origin;</text:p>
        </text:list-item>
        <text:list-item>
          <text:p text:style-name="P109">merge origin/pluginConnector;</text:p>
        </text:list-item>
        <text:list-item>
          <text:p text:style-name="P109">push origin pluginConnector; </text:p>
        </text:list-item>
        <text:list-item>
          <text:p text:style-name="P109">remote add origin pluginConnector.</text:p>
        </text:list-item>
      </text:list>
      <text:p text:style-name="P38"/>
      <text:p text:style-name="P39"><text:span text:style-name="T4">Resposta: </text:span><text:span text:style-name="T3">Letra </text:span><text:span text:style-name="T9">D</text:span></text:p>
      <text:p text:style-name="P38"/>
      <text:p text:style-name="P18">Comentários</text:p>
      <text:p text:style-name="P51"/>
      <text:p text:style-name="P68">Questão simples. </text:p>
      <text:p text:style-name="P40"/>
      <text:p text:style-name="P97"/>
      <text:p text:style-name="P28"/>
      <text:p text:style-name="P9">Ano: 2019 Banca: CESPE / CEBRASPE Órgão: SLU-DF Prova: CESPE - 2019 - SLU-DF - Analista de Gestão de Resíduos Sólidos - Informática</text:p>
      <text:p text:style-name="P38"/>
      <text:p text:style-name="P38">Com relação a desenvolvimento de software, julgue o item a seguir.</text:p>
      <text:p text:style-name="P38"/>
      <text:p text:style-name="P38">Na prática de integração contínua para desenvolvimento de software, vários colaboradores criam e mantêm o código de forma organizada e controlada, utilizando ferramentas como Git (controle de versão), Junit (testes), Hudson e Jenkins (deploys em ambientes de desenvolvimento e produção), o que reduz a geração de erros de integração.</text:p>
      <text:p text:style-name="P38"/>
      <text:p text:style-name="P39"><text:span text:style-name="T4">Resposta: </text:span><text:span text:style-name="T9">Certo</text:span></text:p>
      <text:p text:style-name="P38"/>
      <text:p text:style-name="P18">Comentários</text:p>
      <text:p text:style-name="P51"/>
      <text:p text:style-name="P40"><text:soft-page-break/><text:span text:style-name="T50">O que leva a dúvidas é o Hudson, pois, confesso que eu não conhecia. Segundo o Wikipedia, </text:span>Hudson é uma ferramenta de integração contínua descontinuada escrita em Java, que é executada em um contêiner de servlet, como Apache Tomcat ou o servidor de aplicativos GlassFish. <text:span text:style-name="T50">Portanto, a afirmação está correta e de Hudson só é preciso saber isso.</text:span></text:p>
      <text:p text:style-name="P40"/>
      <text:p text:style-name="P97"/>
      <text:p text:style-name="P72"/>
      <text:p text:style-name="P9">Ano: 2017 Banca: IF-PE Órgão: IF-PE Prova: IF-PE - 2017 - IF-PE - Técnico de laboratório – Informática para Internet</text:p>
      <text:p text:style-name="P38"/>
      <text:p text:style-name="P38">Em um ambiente de desenvolvimento de software, torna-se crucial o uso de ferramentas de controle de versão. Assinale a alternativa que contém a afirmativa CORRETA.</text:p>
      <text:p text:style-name="P38"/>
      <text:list xml:id="list584743832" text:style-name="L23">
        <text:list-item>
          <text:p text:style-name="P110">Apesar do GIT ser utilizado como ferramenta de controle de versão de software, o controle distribuído de versões ainda está em fase de testes.</text:p>
        </text:list-item>
        <text:list-item>
          <text:p text:style-name="P110">A ferramenta de controle de versão GIT tem como característica realizar o controle de versão centralizado, ao contrário de outras ferramentas que realizam o controle distribuído.</text:p>
        </text:list-item>
        <text:list-item>
          <text:p text:style-name="P110">A ferramenta de controle de versão GIT tem suporte a diversos comandos, um deles é o “git clone copy /repositorio” que realiza uma cópia do trabalho em um repositório local.</text:p>
        </text:list-item>
        <text:list-item>
          <text:p text:style-name="P110">Acerca da ferramenta de gerenciamento de versão GIT, os Branches podem ser utilizados para desenvolver funcionalidades de forma isolada. Sendo o branch default o branch padrão quando se cria um repositório. </text:p>
        </text:list-item>
        <text:list-item>
          <text:p text:style-name="P110">A ferramenta de controle de versão GIT tem suporte a diversos comandos, um deles é o “git clone user@server: /repositorio/trabalho” que possibilita que uma cópia do trabalho possa ser gravada em um servidor remoto do trabalho.</text:p>
        </text:list-item>
      </text:list>
      <text:p text:style-name="P38"><text:s/></text:p>
      <text:p text:style-name="P39"><text:span text:style-name="T4">Resposta: Letra </text:span><text:span text:style-name="T9">E</text:span></text:p>
      <text:p text:style-name="P38"/>
      <text:p text:style-name="P18">Comentários</text:p>
      <text:p text:style-name="P51"/>
      <text:p text:style-name="P83">Git é distribuído, portanto, não está em fase de teste (fora letra A), nem é centralizado (fora letra B). Fora letra C, pois o comando é git clone &lt;URL do repositorio remoto&gt;, ou seja, não é git clone copy. A branch padrão é master.</text:p>
      <text:p text:style-name="P40"/>
      <text:p text:style-name="P97"/>
      <text:p text:style-name="P72"/>
      <text:p text:style-name="P9">Ano: 2018 Banca: FCC Órgão: DPE-AM Prova: FCC - 2018 - DPE-AM - Analista em Gestão Especializado de Defensoria - Analista de Sistema</text:p>
      <text:p text:style-name="P38"/>
      <text:p text:style-name="P38">Um Analista de Sistemas optou por utilizar o Subversion como sistema de controle de versão em um projeto Java, porque este aplicativo</text:p>
      <text:p text:style-name="P38"/>
      <text:list xml:id="list4227186394" text:style-name="L24">
        <text:list-item>
          <text:p text:style-name="P111">funciona de forma distribuída (ou descentralizada), sendo muito útil para desenvolvimento de software em geral.</text:p>
        </text:list-item>
        <text:list-item>
          <text:p text:style-name="P111">é similar ao Mercurial e Bazaar, que também utilizam um repositório centralizado.</text:p>
        </text:list-item>
        <text:list-item>
          <text:p text:style-name="P111">tem repositórios maiores e com mais recursos se comparado ao Git, além de usar algoritmo de compressão mais eficiente.</text:p>
        </text:list-item>
        <text:list-item>
          <text:p text:style-name="P111"><text:soft-page-break/>trabalha com repositório único, sendo utilizado tradicionalmente em projetos construídos com essa linguagem.</text:p>
        </text:list-item>
        <text:list-item>
          <text:p text:style-name="P111">funciona de forma híbrida, ora distribuído, ora centralizado, e possui interface simples e intuitiva.</text:p>
        </text:list-item>
      </text:list>
      <text:p text:style-name="P38"/>
      <text:p text:style-name="P39"><text:span text:style-name="T4">Resposta: </text:span><text:span text:style-name="T3">Letra D</text:span></text:p>
      <text:p text:style-name="P38"/>
      <text:p text:style-name="P18">Comentários</text:p>
      <text:p text:style-name="P51"/>
      <text:p text:style-name="P197">Mercurial é distribuído. Bazaar é descentralizado. Git é novidade, tem melhorias, então letra C é sem sentido.</text:p>
      <text:p text:style-name="P68"/>
      <text:p text:style-name="P84"><text:span text:style-name="T3">Para mais</text:span>: <text:a xlink:type="simple" xlink:href="https://blog.pronus.io/posts/controle-de-versao/qual-a-melhor-ferramenta-de-controle-de-versao-subversion-git-ou-mercurial/" text:style-name="Internet_20_link" text:visited-style-name="Visited_20_Internet_20_Link">https://blog.pronus.io/posts/controle-de-versao/qual-a-melhor-ferramenta-de-controle-de-versao-subversion-git-ou-mercurial/</text:a></text:p>
      <text:p text:style-name="P84"/>
      <text:p text:style-name="P84"/>
      <text:p text:style-name="P32">Ano: 2016 Banca: IF-PE Órgão: IF-PE Prova: IF-PE - 2016 - IF-PE - Analista de Tecnologia da Informação - Desenvolvimento</text:p>
      <text:p text:style-name="P84"/>
      <text:p text:style-name="P84">Considerando a utilização da ferramenta de controle de versão GIT, pode-se afirmar que</text:p>
      <text:p text:style-name="P84"/>
      <text:list xml:id="list646364763" text:style-name="L25">
        <text:list-item>
          <text:p text:style-name="P199">tudo no Git tem seu checksum (valor para verificação de integridade) calculado antes que seja armazenado e então passa a ser referenciado pelo checksum. Isso significa que é impossível mudar o conteúdo de qualquer arquivo ou diretório sem que o Git tenha conhecimento.</text:p>
        </text:list-item>
        <text:list-item>
          <text:p text:style-name="P199">caso você esteja iniciando o monitoramento de um projeto existente com Git, você precisa ir para o diretório do projeto e digitar: git init</text:p>
        </text:list-item>
        <text:list-item>
          <text:p text:style-name="P199">git faz com que seus arquivos sempre estejam em um dos três estados fundamentais: consolidado (committed), baixado (downloaded) e preparado (staged).</text:p>
        </text:list-item>
        <text:list-item>
          <text:p text:style-name="P199">você clona um repositório com o comando git clone [url] . Por exemplo, caso você queria clonar a biblioteca Git do Ruby chamada Grit, você pode fazê-lo da seguinte forma: git clone git://github.com/schacon/grit.git</text:p>
        </text:list-item>
        <text:list-item>
          <text:p text:style-name="P199">o comando git checkout baixa o código mais atual da linha master do repositório.</text:p>
        </text:list-item>
      </text:list>
      <text:p text:style-name="P84"/>
      <text:p text:style-name="P84">Estão CORRETAS apenas as afirmações constantes nos itens</text:p>
      <text:p text:style-name="P84"/>
      <text:list xml:id="list807915922" text:style-name="L26">
        <text:list-item>
          <text:p text:style-name="P198">I, II e III.</text:p>
        </text:list-item>
        <text:list-item>
          <text:p text:style-name="P198">I, II e IV.</text:p>
        </text:list-item>
        <text:list-item>
          <text:p text:style-name="P198">II, III e IV.</text:p>
        </text:list-item>
        <text:list-item>
          <text:p text:style-name="P198">II, III, e V.</text:p>
        </text:list-item>
        <text:list-item>
          <text:p text:style-name="P198">III, IV e V.</text:p>
        </text:list-item>
      </text:list>
      <text:p text:style-name="P43"/>
      <text:p text:style-name="P43"><text:span text:style-name="T4">Resposta: </text:span><text:span text:style-name="T3">Letra <text:s/></text:span><text:span text:style-name="T10">B</text:span></text:p>
      <text:p text:style-name="P43"/>
      <text:p text:style-name="P19">Comentários</text:p>
      <text:p text:style-name="P52"/>
      <text:p text:style-name="P86"><text:span text:style-name="T48">Item I</text:span>, é complicado dizer impossível, mas está certo. </text:p>
      <text:p text:style-name="P86"><text:span text:style-name="T48">Item II</text:span>, git init é para inicializar o projeto, ou seja, criar o novo repositório. Talvez a banca entenda que monitorar seja manter o projeto versionado, então sim, é git init.</text:p>
      <text:p text:style-name="P81"><text:span text:style-name="T52">Item III está errado, não tem downlodede. </text:span>Os três estados são: </text:p>
      <text:list xml:id="list181357864811240" text:continue-list="list911587675" text:style-name="L18">
        <text:list-item>
          <text:p text:style-name="P196"><text:soft-page-break/>modificados (modified em vermelho, ou seja, apenas no workdir)</text:p>
        </text:list-item>
        <text:list-item>
          <text:p text:style-name="P196">preparado – staged (modified em verde, ou seja, já na staging area)</text:p>
        </text:list-item>
        <text:list-item>
          <text:p text:style-name="P196">e committed, ou seja, no no repositório git local.</text:p>
        </text:list-item>
      </text:list>
      <text:p text:style-name="P86"><text:span text:style-name="T48">Item IV certo</text:span>.</text:p>
      <text:p text:style-name="P86">Item V, baixa o código mais atual da linha master do repositório é o git pull. Git checkout seria voltar o estado atual.</text:p>
      <text:p text:style-name="P86"/>
      <text:p text:style-name="P33">Ano: 2019 Banca: CCV-UFC Órgão: UFC Prova: CCV-UFC - 2019 - UFC - Técnico de Tecnologia da Informação - Desenvolvimento de Sistemas</text:p>
      <text:p text:style-name="P86"/>
      <text:p text:style-name="P86">Qual arquivo é necessário ser configurado para especificar intencionalmente que determinados arquivos não sejam rastreados (tracked) e que o Git deve ignorar no repositório Git local?</text:p>
      <text:p text:style-name="P86"/>
      <text:list xml:id="list1937547895" text:style-name="L27">
        <text:list-item>
          <text:p text:style-name="P200">ignore.git</text:p>
        </text:list-item>
        <text:list-item>
          <text:p text:style-name="P200">.gitignore</text:p>
        </text:list-item>
        <text:list-item>
          <text:p text:style-name="P200">git.ignore</text:p>
        </text:list-item>
        <text:list-item>
          <text:p text:style-name="P200">gitignore.txt</text:p>
        </text:list-item>
        <text:list-item>
          <text:p text:style-name="P200">.gitignore.txt</text:p>
        </text:list-item>
      </text:list>
      <text:p text:style-name="P86"/>
      <text:p text:style-name="P45"><text:span text:style-name="T4">Resposta: </text:span><text:span text:style-name="T3">Letra <text:s/></text:span><text:span text:style-name="T10">B</text:span></text:p>
      <text:p text:style-name="P45"/>
      <text:p text:style-name="P20">Comentários</text:p>
      <text:p text:style-name="P53"/>
      <text:p text:style-name="P87">Simples, ou sabe ou não sabe. Mas dá pra eliminar as duas que tem .txt</text:p>
      <text:p text:style-name="P87"/>
      <text:p text:style-name="P89">Ano: 2018 Banca: INSTITUTO AOCP Órgão: PRODEB Prova: INSTITUTO AOCP - 2018 - PRODEB - Analista de TIC II - Construção de Software</text:p>
      <text:p text:style-name="P87"/>
      <text:p text:style-name="P87">GIT é um sistema de controle de versão distribuído gratuitamente e de código aberto. Por se tratar de um sistema de controle de versão, usualmente é necessário remover arquivos do GIT. Para tal, é necessário remover os mesmos da área de seleção (arquivos monitorados) e, após realizar esse procedimento, proceder com o commit. Qual é o comando utilizado para remover esses arquivos?</text:p>
      <text:p text:style-name="P87"/>
      <text:list xml:id="list2883705709" text:style-name="L28">
        <text:list-item>
          <text:p text:style-name="P201">git removed</text:p>
        </text:list-item>
        <text:list-item>
          <text:p text:style-name="P201">git add</text:p>
        </text:list-item>
        <text:list-item>
          <text:p text:style-name="P201">git tm</text:p>
        </text:list-item>
        <text:list-item>
          <text:p text:style-name="P201">git rm</text:p>
        </text:list-item>
        <text:list-item>
          <text:p text:style-name="P201">git delete</text:p>
        </text:list-item>
      </text:list>
      <text:p text:style-name="P202"/>
      <text:p text:style-name="P46"><text:span text:style-name="T4">Resposta: </text:span><text:span text:style-name="T3">Letra <text:s/></text:span><text:span text:style-name="T11">D</text:span></text:p>
      <text:p text:style-name="P46"/>
      <text:p text:style-name="P21">Comentários</text:p>
      <text:p text:style-name="P54"/>
      <text:p text:style-name="P59">Simples, ou sabe ou não sabe. Mas dá pra eliminar as duas que tem .txt</text:p>
      <text:p text:style-name="P88"/>
      <text:p text:style-name="P90"/>
      <text:p text:style-name="P24"/>
      <text:p text:style-name="P13"/>
      <text:p text:style-name="P273"><text:soft-page-break/>Ano: 2022 Banca: Quadrix Órgão: CRC-PR Prova: Quadrix - 2022 - CRC-PR - Analista de Informática</text:p>
      <text:p text:style-name="P208"/>
      <text:p text:style-name="P208">Julgue o item, relativo ao protocolo SOAP, ao Laravel e ao Git. </text:p>
      <text:p text:style-name="P208"/>
      <text:p text:style-name="P208">No Git, o comando git config lê e altera a configuração de Git em nível de repositório, pessoal ou de sistema. </text:p>
      <text:p text:style-name="P208"/>
      <text:p text:style-name="P112"><text:span text:style-name="T4">Resposta: </text:span><text:span text:style-name="T12">Certo</text:span></text:p>
      <text:p text:style-name="P112"/>
      <text:p text:style-name="P275">Comentários</text:p>
      <text:p text:style-name="P208"/>
      <text:p text:style-name="P208"/>
      <text:p text:style-name="P208">O Git vem com uma ferramenta chamada git config que permite ver e atribuir variáveis de configuração que controlam todos os aspectos de como o Git aparece e opera. Estas variáveis podem ser armazenadas em três lugares diferentes:</text:p>
      <text:p text:style-name="P208"/>
      <text:list xml:id="list1628615547" text:style-name="L29">
        <text:list-item>
          <text:p text:style-name="P113"><text:span text:style-name="T53">/etc/gitconfig: válido para todos os usuários no sistema e todos os seus repositórios. Se você passar a opção --system para git config, ele lê e escreve neste arquivo.</text:span></text:p>
        </text:list-item>
        <text:list-item>
          <text:p text:style-name="P113"><text:span text:style-name="T53">~/.gitconfig ou ~/.config/git/config: Somente para o seu usuário. Você pode fazer o Git ler e escrever neste arquivo passando a opção –global.</text:span></text:p>
        </text:list-item>
        <text:list-item>
          <text:p text:style-name="P113"><text:span text:style-name="T53">config no diretório Git (ou seja, .git/config) de qualquer repositório que você esteja usando: específico para este repositório.</text:span></text:p>
        </text:list-item>
      </text:list>
      <text:p text:style-name="P208"/>
      <text:p text:style-name="P208">Esse comando permite sim, lê e alterar as configurações, tanto de usuário, repositório e sistema. Alguns exemplos de comandos:</text:p>
      <text:p text:style-name="P208"/>
      <text:list xml:id="list3345844974" text:style-name="L30">
        <text:list-item>
          <text:p text:style-name="P114"><text:span text:style-name="T53">Setar Usuário: git config --global user.name "Leornardo Prince";</text:span></text:p>
        </text:list-item>
        <text:list-item>
          <text:p text:style-name="P114"><text:span text:style-name="T53">Setar Email: git config --globall user.email </text:span><text:a xlink:type="simple" xlink:href="mailto:leonardo@gmail.com" text:style-name="Internet_20_link" text:visited-style-name="Visited_20_Internet_20_Link">leonardo@gmail.com</text:a></text:p>
        </text:list-item>
        <text:list-item>
          <text:p text:style-name="P114"><text:span text:style-name="T53">Listar Configurações: git config --list</text:span></text:p>
        </text:list-item>
      </text:list>
      <text:p text:style-name="P208"/>
      <text:p text:style-name="P208">Fontes: <text:a xlink:type="simple" xlink:href="https://git-scm.com/book/pt-br/v2/Começando-Configuração-Inicial-do-Git" text:style-name="Internet_20_link" text:visited-style-name="Visited_20_Internet_20_Link">https://git-scm.com/book/pt-br/v2/Come%C3%A7ando-Configura%C3%A7%C3%A3o-Inicial-do-Git</text:a> </text:p>
      <text:p text:style-name="P208"/>
      <text:p text:style-name="P273">Ano: 2022 Banca: FUNDEP (Gestão de Concursos) Órgão: UFJF Prova: FUNDEP (Gestão de Concursos) - 2022 - UFJF - Técnico de Tecnologia da Informação - Edital nº 70</text:p>
      <text:p text:style-name="P208"/>
      <text:p text:style-name="P208">Considere a sequência de comandos executados com sucesso em um repositório git para implementação de uma nova funcionalidade.</text:p>
      <text:p text:style-name="P208"/>
      <text:list xml:id="list2218589833" text:style-name="L31">
        <text:list-item>
          <text:p text:style-name="P115"><text:span text:style-name="T53">$ git branch cadastro-funcionario</text:span></text:p>
        </text:list-item>
        <text:list-item>
          <text:p text:style-name="P115"><text:span text:style-name="T53">$ git checkout cadastro-funcionario</text:span></text:p>
        </text:list-item>
        <text:list-item>
          <text:p text:style-name="P115"><text:span text:style-name="T53">…</text:span></text:p>
        </text:list-item>
        <text:list-item>
          <text:p text:style-name="P115"><text:span text:style-name="T53">$ git commit -a -m “Implementação do cadastro de funcionários”</text:span></text:p>
        </text:list-item>
        <text:list-item>
          <text:p text:style-name="P115"><text:span text:style-name="T53">$ git checkout master &amp;&amp; git merge cadastro-funcionario</text:span></text:p>
        </text:list-item>
        <text:list-item>
          <text:p text:style-name="P115"><text:span text:style-name="T53">$ git push</text:span></text:p>
        </text:list-item>
      </text:list>
      <text:p text:style-name="P208"/>
      <text:p text:style-name="P208">Em relação à cultura DevOps e ao controle de versão, assinale a alternativa correta.</text:p>
      <text:p text:style-name="P208"/>
      <text:list xml:id="list2462799923" text:style-name="L32">
        <text:list-item>
          <text:p text:style-name="P116"><text:soft-page-break/><text:span text:style-name="T53">A funcionalidade desenvolvida foi registrada, mas não enviada ao servidor.</text:span></text:p>
        </text:list-item>
        <text:list-item>
          <text:p text:style-name="P116"><text:span text:style-name="T53">Foi utilizada a técnica de feature branch para implementação da funcionalidade.</text:span></text:p>
        </text:list-item>
        <text:list-item>
          <text:p text:style-name="P116"><text:span text:style-name="T53">O comando de merge foi aplicado no branch cadastro-funcionario.</text:span></text:p>
        </text:list-item>
        <text:list-item>
          <text:p text:style-name="P116"><text:span text:style-name="T53">O comando de commit pode não ter registrado todas as mudanças realizadas na implementação.</text:span></text:p>
        </text:list-item>
        <text:list-item>
          <text:p text:style-name="P116"><text:span text:style-name="T53">O comando de push foi realizado no branch cadastro-funcionario.</text:span></text:p>
        </text:list-item>
      </text:list>
      <text:p text:style-name="P208"/>
      <text:p text:style-name="P112"><text:span text:style-name="T4">Resposta: </text:span><text:span text:style-name="T12">Letra B</text:span></text:p>
      <text:p text:style-name="P112"/>
      <text:p text:style-name="P275">Comentários</text:p>
      <text:p text:style-name="P208"/>
      <text:p text:style-name="P208">Foi enviado ao servidor pelo git push, portanto, A está errada. Sim, foi utilizada feature branch, sendo possível identificar a branch master e a cadastro-funcionário, logo letra B está correta. O comando merge foi aplicado no branch master, pois antes tem o comando checkout master que troca da branch cadastro-funcionario para a master, logo, letra C errada. O comando commit tem a flag <text:span text:style-name="T66">a que obriga o commit sem a necessidade do comando git add anteriormente. Esta flag só funciona se os arquivos já forem rastreados, mas como estamos numa branch, entende-se que sim, logo D está errada. A letra E está errada, pois o push foi realizado na branch master, pois, como já falado, foi realizado anteriormente o comando git checkout master.</text:span></text:p>
      <text:p text:style-name="P208"/>
      <text:p text:style-name="P273">Ano: 2021 Banca: FUNDATEC Órgão: PGE-RS Prova: FUNDATEC - 2021 - PGE-RS - Analista de Informática</text:p>
      <text:p text:style-name="P208"/>
      <text:p text:style-name="P208">Você está trabalhando em um repositório git e precisa incorporar no branch chamado de “principal” algumas correções feitas no branch nomeado como “bugfix123”.</text:p>
      <text:p text:style-name="P208">Analise os comandos abaixo:</text:p>
      <text:p text:style-name="P208"/>
      <text:list xml:id="list4135640112" text:style-name="L33">
        <text:list-item>
          <text:p text:style-name="P117"><text:span text:style-name="T53">git checkout principal </text:span></text:p>
        </text:list-item>
        <text:list-item>
          <text:p text:style-name="P117"><text:span text:style-name="T53">git clone principal </text:span></text:p>
        </text:list-item>
        <text:list-item>
          <text:p text:style-name="P117"><text:span text:style-name="T53">git integrate principal bugfix123 </text:span></text:p>
        </text:list-item>
        <text:list-item>
          <text:p text:style-name="P117"><text:span text:style-name="T53">git merge principal bugfix </text:span></text:p>
        </text:list-item>
        <text:list-item>
          <text:p text:style-name="P117"><text:span text:style-name="T53">git merge bugfix123</text:span></text:p>
        </text:list-item>
      </text:list>
      <text:p text:style-name="P208"/>
      <text:p text:style-name="P208">Qual a sequência correta de comandos que atende ao que é solicitado?</text:p>
      <text:p text:style-name="P208"/>
      <text:list xml:id="list675118056" text:style-name="L35">
        <text:list-item>
          <text:p text:style-name="P118"><text:span text:style-name="T53">1 e 5.</text:span></text:p>
        </text:list-item>
        <text:list-item>
          <text:p text:style-name="P118"><text:span text:style-name="T53">1 e 3.</text:span></text:p>
        </text:list-item>
        <text:list-item>
          <text:p text:style-name="P118"><text:span text:style-name="T53">2 e 4.</text:span></text:p>
        </text:list-item>
        <text:list-item>
          <text:p text:style-name="P118"><text:span text:style-name="T53">2 e 5.</text:span></text:p>
        </text:list-item>
        <text:list-item>
          <text:p text:style-name="P118"><text:span text:style-name="T53">Somente 4.</text:span></text:p>
        </text:list-item>
      </text:list>
      <text:p text:style-name="P119"><text:span text:style-name="T53"/></text:p>
      <text:p text:style-name="P119"><text:span text:style-name="T4">Resposta: </text:span><text:span text:style-name="T12">Letra </text:span><text:span text:style-name="T13">A</text:span></text:p>
      <text:p text:style-name="P119"/>
      <text:p text:style-name="P276">Comentários</text:p>
      <text:p text:style-name="P209"/>
      <text:p text:style-name="P209"><text:span text:style-name="T72">Para incorporar a branch, primeiro se faz o git clone. Com este comando fazemos uma cópia na máquina local do código que está no repositório remoto. Para trazer as alterações que estão na branch bugfix123 para a branch que estamos, ou seja, para principal é só realizar o git merge bugfix123. </text:span></text:p>
      <text:p text:style-name="P209"/>
      <text:p text:style-name="P209"/>
      <text:p text:style-name="P274"><text:soft-page-break/>Ano: 2016 Banca: INSTITUTO AOCP Órgão: CASAN Prova: INSTITUTO AOCP - 2016 - CASAN - Analista de Sistema - Desenvolvimento de Sistemas</text:p>
      <text:p text:style-name="P209"/>
      <text:p text:style-name="P209">O Git é um sistema de controle de versão muito utilizado na atualidade. Com ele podemos controlar versões de diversos tipos de arquivos, principalmente códigos fontes de sistemas. Um programador da CASAN executou a seguinte sequência de comandos no shell do git. Qual foi o objetivo?</text:p>
      <text:p text:style-name="P209"/>
      <text:list xml:id="list3683786370" text:style-name="L36">
        <text:list-item>
          <text:p text:style-name="P120"><text:span text:style-name="T53">git add principal.java</text:span></text:p>
        </text:list-item>
        <text:list-item>
          <text:p text:style-name="P120"><text:span text:style-name="T53">git commit –m “primeiro commit do arquivo”</text:span></text:p>
        </text:list-item>
      </text:list>
      <text:p text:style-name="P209"/>
      <text:list xml:id="list191524166" text:style-name="L37">
        <text:list-item>
          <text:p text:style-name="P121"><text:span text:style-name="T53">Criar um commit do arquivo “principal.java” localmente, para posterior envio ao repositório remoto.</text:span></text:p>
        </text:list-item>
        <text:list-item>
          <text:p text:style-name="P121"><text:span text:style-name="T54">E</text:span><text:span text:style-name="T53">nviar o arquivo “principal.java” para o servidor remoto.</text:span></text:p>
        </text:list-item>
        <text:list-item>
          <text:p text:style-name="P121"><text:span text:style-name="T53">Remover o arquivo “principal.java” do repositório local.</text:span></text:p>
        </text:list-item>
        <text:list-item>
          <text:p text:style-name="P121"><text:span text:style-name="T53">Fazer um merge do arquivo “principal.java” com o repositório local.</text:span></text:p>
        </text:list-item>
        <text:list-item>
          <text:p text:style-name="P121"><text:span text:style-name="T53">Criar um branch (ramificação) do repositório atual a partir do arquivo “principal.java”.</text:span></text:p>
        </text:list-item>
      </text:list>
      <text:p text:style-name="P122"><text:span text:style-name="T53"/></text:p>
      <text:p text:style-name="P122"><text:span text:style-name="T4">Resposta: </text:span><text:span text:style-name="T12">Letra </text:span><text:span text:style-name="T13">A</text:span></text:p>
      <text:p text:style-name="P122"/>
      <text:p text:style-name="P277">Comentários</text:p>
      <text:p text:style-name="P210"/>
      <text:p text:style-name="P239">Letra B seria um git push após o commit. Na letra C, para remover arquivos é o git rm. Letra D fala de merge, portanto, deveria ser um git merge. Letra E é git checkout -b que cria uma ramificação.</text:p>
      <text:p text:style-name="P239"/>
      <text:p text:style-name="P306">Ano: 2017 Banca: FCC Órgão: TST Prova: FCC - 2017 - TST - Técnico Judiciário – Programação</text:p>
      <text:p text:style-name="P239"/>
      <text:p text:style-name="P239">Um Programador adicionou um novo repositório remoto no Git usando o comando git remote add teste git://github.com/testehub/projgit.git. Para listar todos os repositórios remotos de forma completa, incluindo a URL do repositório, utiliza-se o comando git remote</text:p>
      <text:p text:style-name="P239"/>
      <text:list xml:id="list3741638835" text:style-name="L38">
        <text:list-item>
          <text:p text:style-name="P123"><text:span text:style-name="T54">-m.</text:span></text:p>
        </text:list-item>
        <text:list-item>
          <text:p text:style-name="P123"><text:span text:style-name="T54">-v.</text:span></text:p>
        </text:list-item>
        <text:list-item>
          <text:p text:style-name="P123"><text:span text:style-name="T54">-h.</text:span></text:p>
        </text:list-item>
        <text:list-item>
          <text:p text:style-name="P123"><text:span text:style-name="T54">-j.</text:span></text:p>
        </text:list-item>
        <text:list-item>
          <text:p text:style-name="P123"><text:span text:style-name="T54">-s.</text:span></text:p>
        </text:list-item>
      </text:list>
      <text:p text:style-name="P124"><text:span text:style-name="T54"/></text:p>
      <text:p text:style-name="P124"><text:span text:style-name="T4">Resposta: </text:span><text:span text:style-name="T12">Letra </text:span><text:span text:style-name="T14">B</text:span></text:p>
      <text:p text:style-name="P124"/>
      <text:p text:style-name="P278">Comentários</text:p>
      <text:p text:style-name="P211"/>
      <text:p text:style-name="P240"><text:span text:style-name="T74">O comando git remote -v</text:span> <text:span text:style-name="T74">lista os links remotos </text:span></text:p>
      <text:p text:style-name="P240"/>
      <text:p text:style-name="P307">Ano: 2022 Banca: UFU-MG Órgão: UFU-MG Prova: UFU-MG - 2022 - UFU-MG - Técnico de Tecnologia da Informação - Edital nº 145</text:p>
      <text:p text:style-name="P240"/>
      <text:p text:style-name="P240">Git é um sistema de controle de revisão distribuído amplamente, utilizado para desenvolvimento compartilhado de softwares. Considerando o comando git, assinale a alternativa INCORRETA.</text:p>
      <text:p text:style-name="P240">Alternativas</text:p>
      <text:list xml:id="list324065229" text:style-name="L39">
        <text:list-item>
          <text:p text:style-name="P125"><text:soft-page-break/><text:span text:style-name="T54">O comando “git push” incorpora modificações de um servidor remoto no branch local. </text:span></text:p>
        </text:list-item>
        <text:list-item>
          <text:p text:style-name="P125"><text:span text:style-name="T54">O comando “git add &lt;arquivo&gt;” atualiza o índice e adiciona o arquivo passado como parâmetro para preparar o conteúdo para o próximo commit.</text:span></text:p>
        </text:list-item>
        <text:list-item>
          <text:p text:style-name="P125"><text:span text:style-name="T54">O comando “git commit” cria um novo commit com os conteúdos atuais do índice e a mensagem informada no registro log descrevendo as alterações.</text:span></text:p>
        </text:list-item>
        <text:list-item>
          <text:p text:style-name="P125"><text:span text:style-name="T54">O comando “git branch” alterna para um ramo específico e todos os novos commits serão adicionados ao cume deste ramo.</text:span></text:p>
        </text:list-item>
      </text:list>
      <text:p text:style-name="P124"><text:span text:style-name="T54"/></text:p>
      <text:p text:style-name="P124"><text:span text:style-name="T4">Resposta: </text:span><text:span text:style-name="T12">Letra </text:span><text:span text:style-name="T13">A</text:span></text:p>
      <text:p text:style-name="P124"/>
      <text:p text:style-name="P278">Comentários</text:p>
      <text:p text:style-name="P211"/>
      <text:p text:style-name="P241">O git push incorpora no servidor remoto as modificações que estão no servidor local. Já o git pull <text:span text:style-name="T73"><text:s/>incorpora no branch local </text:span>as <text:span text:style-name="T73">modificações </text:span>que estão no<text:span text:style-name="T73"> servidor remoto. </text:span></text:p>
      <text:p text:style-name="P241"/>
      <text:p text:style-name="P308">Ano: 2018 Banca: COMPERVE Órgão: UFRN Prova: COMPERVE - 2018 - UFRN - Analista de Tecnologia da Informação - 103</text:p>
      <text:p text:style-name="P241"/>
      <text:p text:style-name="P241">Para facilitar o trabalho dos desenvolvedores, um conjunto de operações relacionadas ao controle de alterações em arquivos é disponibilizado pelos sistemas de controle de versão existentes. Acerca desses comandos no sistema git, analise as afirmativas abaixo.</text:p>
      <text:p text:style-name="P241"/>
      <text:list xml:id="list1158041916" text:style-name="L40">
        <text:list-item>
          <text:p text:style-name="P126"><text:span text:style-name="T55">git checkout -- descarta a alteração realizada em um determinado arquivo.</text:span></text:p>
        </text:list-item>
        <text:list-item>
          <text:p text:style-name="P126"><text:span text:style-name="T55">git stash descarta todas as alterações na área de trabalho.</text:span></text:p>
        </text:list-item>
        <text:list-item>
          <text:p text:style-name="P126"><text:span text:style-name="T55">O comando git remove-all apaga os arquivos e seus históricos de alterações.</text:span></text:p>
        </text:list-item>
        <text:list-item>
          <text:p text:style-name="P126"><text:span text:style-name="T55">O comando git add não envia as alterações para o repositório git local.</text:span></text:p>
        </text:list-item>
      </text:list>
      <text:p text:style-name="P241"/>
      <text:p text:style-name="P241">Estão corretas as afirmativas</text:p>
      <text:p text:style-name="P241"/>
      <text:list xml:id="list2928927034" text:style-name="L41">
        <text:list-item>
          <text:p text:style-name="P127"><text:span text:style-name="T55">I e III</text:span></text:p>
        </text:list-item>
        <text:list-item>
          <text:p text:style-name="P127"><text:span text:style-name="T55">II e III</text:span></text:p>
        </text:list-item>
        <text:list-item>
          <text:p text:style-name="P127"><text:span text:style-name="T55">I e IV</text:span></text:p>
        </text:list-item>
        <text:list-item>
          <text:p text:style-name="P127"><text:span text:style-name="T55">II e IV</text:span></text:p>
        </text:list-item>
      </text:list>
      <text:p text:style-name="P128"><text:span text:style-name="T55"/></text:p>
      <text:p text:style-name="P128"><text:span text:style-name="T4">Resposta: </text:span><text:span text:style-name="T12">Letra </text:span><text:span text:style-name="T15">C</text:span></text:p>
      <text:p text:style-name="P128"/>
      <text:p text:style-name="P279">Comentários</text:p>
      <text:p text:style-name="P212"/>
      <text:p text:style-name="P242"><text:span text:style-name="T75">As alterações que estão no Workdir, ou seja, que ainda não estão na Stageing area, são descartadas com um git checkout. Portanto, letra A está correta. O git stash coloca as alterações do Workdir em WIP. </text:span>O <text:span text:style-name="T75">comando para remover é o git rm, que remove arquivos individuais ou uma coleção de arquivos. Sim, o comando git add não </text:span><text:s/>envia as alterações para o repositório git local, <text:span text:style-name="T75">pois este comando envia para o staging area, ou seja, a área de pré-commit. Só após o git commit que as alterações vão para o repositório git local.</text:span></text:p>
      <text:p text:style-name="P242"/>
      <text:p text:style-name="P309">Ano: 2019 Banca: CCV-UFC Órgão: UFC Prova: CCV-UFC - 2019 - UFC - Técnico de Tecnologia da Informação - Desenvolvimento de Sistemas</text:p>
      <text:p text:style-name="P242"/>
      <text:p text:style-name="P242"><text:soft-page-break/>Depois de inicializar um novo repositório Git com o comando “git init”, e criar um arquivo chamado git-teste.html, qual dos seguintes comandos não irá surtir o efeito desejado se for executado?</text:p>
      <text:p text:style-name="P242"/>
      <text:list xml:id="list2252260917" text:style-name="L42">
        <text:list-item>
          <text:p text:style-name="P129"><text:span text:style-name="T55">git add .</text:span></text:p>
        </text:list-item>
        <text:list-item>
          <text:p text:style-name="P129"><text:span text:style-name="T55">git status</text:span></text:p>
        </text:list-item>
        <text:list-item>
          <text:p text:style-name="P129"><text:span text:style-name="T55">git branch -a</text:span></text:p>
        </text:list-item>
        <text:list-item>
          <text:p text:style-name="P129"><text:span text:style-name="T55">git add git-teste.html</text:span></text:p>
        </text:list-item>
        <text:list-item>
          <text:p text:style-name="P129"><text:span text:style-name="T55">git commit -m "arquivo git teste adicionado"</text:span></text:p>
        </text:list-item>
      </text:list>
      <text:p text:style-name="P130"><text:span text:style-name="T55"/></text:p>
      <text:p text:style-name="P130"><text:span text:style-name="T4">Resposta: </text:span><text:span text:style-name="T12">Letra </text:span><text:span text:style-name="T16">E</text:span></text:p>
      <text:p text:style-name="P130"/>
      <text:p text:style-name="P280">Comentários</text:p>
      <text:p text:style-name="P213"/>
      <text:p text:style-name="P243"><text:span text:style-name="T76">Resposta é letra E, pois o arquivo git-teste.html ainda é untrakced, ou seja, não rastreado. Portanto, o git commit não fará efeito, mesmo que coloque o parâmetro </text:span><text:span text:style-name="T67">a. Para realizar este commit, primeiro precisa fazer o git add git-teste.html, tornando-o rastreável e depois o git commit. Se fizer novas alterações no arquivo já rastreado (tracked), as novas alterações neste arquivos podem ser comitadas diretamente sem o git add desde que use o parâmetro -a.</text:span></text:p>
      <text:p text:style-name="P243"><text:span text:style-name="T67"/></text:p>
      <text:p text:style-name="P310"><text:span text:style-name="T67">Ano: 2019 Banca: COVEST-COPSET Órgão: UFPE Prova: COVEST-COPSET - 2019 - UFPE - Analista de Tecnologia da Informação - Sistemas</text:span></text:p>
      <text:p text:style-name="P243"><text:span text:style-name="T67"/></text:p>
      <text:p text:style-name="P243"><text:span text:style-name="T67">Quando se usa o controle de versão através da ferramenta GIT, é possível interromper o fluxo de trabalho por meio da funcionalidade &lt;STASH&gt;. Pelo comando &lt; git stash&gt;, se faz possível:</text:span></text:p>
      <text:p text:style-name="P243"><text:span text:style-name="T67"/></text:p>
      <text:list xml:id="list780336117" text:style-name="L43">
        <text:list-item>
          <text:p text:style-name="P131"><text:span text:style-name="T57">criar uma ramificação (branching).</text:span></text:p>
        </text:list-item>
        <text:list-item>
          <text:p text:style-name="P131"><text:span text:style-name="T57">unificar ramificações (merging).</text:span></text:p>
        </text:list-item>
        <text:list-item>
          <text:p text:style-name="P131"><text:span text:style-name="T57">gerar uma solicitação de integração (pull request).</text:span></text:p>
        </text:list-item>
        <text:list-item>
          <text:p text:style-name="P131"><text:span text:style-name="T57">reverter a versão do código a uma versão específica (cherry pick).</text:span></text:p>
        </text:list-item>
        <text:list-item>
          <text:p text:style-name="P131"><text:span text:style-name="T57">exibir as diferenças entre duas versões quaisquer do código (diff).</text:span></text:p>
        </text:list-item>
      </text:list>
      <text:p text:style-name="P132"><text:span text:style-name="T57"/></text:p>
      <text:p text:style-name="P132"><text:span text:style-name="T4">Resposta: </text:span><text:span text:style-name="T12">Letra </text:span><text:span text:style-name="T17">A</text:span></text:p>
      <text:p text:style-name="P132"/>
      <text:p text:style-name="P281">Comentários</text:p>
      <text:p text:style-name="P214"/>
      <text:p text:style-name="P244"><text:span text:style-name="T67">A</text:span><text:span text:style-name="T66">A</text:span></text:p>
      <text:p text:style-name="P244"><text:span text:style-name="T66"/></text:p>
      <text:p text:style-name="P311"><text:span text:style-name="T66">Ano: 2022 Banca: Quadrix Órgão: CRC-PR Prova: Quadrix - 2022 - CRC-PR - Analista de Informática</text:span></text:p>
      <text:p text:style-name="P244"><text:span text:style-name="T66"/></text:p>
      <text:p text:style-name="P244"><text:span text:style-name="T66">Julgue o item, relativo ao protocolo SOAP, ao Laravel e ao Git. </text:span></text:p>
      <text:p text:style-name="P244"><text:span text:style-name="T66"/></text:p>
      <text:p text:style-name="P244"><text:span text:style-name="T66">Para que o comando git commit seja executado no Git, é imprescindível que se informe, no mínimo, um argumento ou uma opção. </text:span></text:p>
      <text:p text:style-name="P244"><text:span text:style-name="T66"/></text:p>
      <text:p text:style-name="P133"><text:span text:style-name="T4">Resposta: </text:span><text:span text:style-name="T18">Errado</text:span></text:p>
      <text:p text:style-name="P133"/>
      <text:p text:style-name="P282">Comentários</text:p>
      <text:p text:style-name="P215"/>
      <text:p text:style-name="P245"><text:soft-page-break/><text:span text:style-name="T67">O </text:span><text:span text:style-name="T66">erro está em dizer que é imprescindível informar no mínimo um argumento, pois o git commit funciona sem argumento.</text:span></text:p>
      <text:p text:style-name="P245"><text:span text:style-name="T66"/></text:p>
      <text:p text:style-name="P312"><text:span text:style-name="T66">Ano: 2020 Banca: FUNDATEC Órgão: CIGA-SC Prova: FUNDATEC - 2020 - CIGA-SC - Programador</text:span></text:p>
      <text:p text:style-name="P245"><text:span text:style-name="T66"/></text:p>
      <text:p text:style-name="P245"><text:span text:style-name="T66">Foi solicitado que você corrigisse um defeito em um sistema cujo código-fonte está armazenado em um repositório GIT. A equipe definiu que é necessário utilizar o padrão “feature branch”, no qual os desenvolvedores precisam criar um branch para cada demanda em que vão trabalhar. As modificações devem ser feitas nesse branch criado a partir do branch de desenvolvimento principal. Após o término das alterações necessárias, o código deve ser reintegrado no ramo principal por uma equipe de revisores. Analise as operações abaixo:</text:span></text:p>
      <text:p text:style-name="P245"><text:span text:style-name="T66"/></text:p>
      <text:list xml:id="list434743853" text:style-name="L44">
        <text:list-item>
          <text:p text:style-name="P134"><text:span text:style-name="T58">git push</text:span></text:p>
        </text:list-item>
        <text:list-item>
          <text:p text:style-name="P134"><text:span text:style-name="T58">git checkout</text:span></text:p>
        </text:list-item>
        <text:list-item>
          <text:p text:style-name="P134"><text:span text:style-name="T58">git clone</text:span></text:p>
        </text:list-item>
        <text:list-item>
          <text:p text:style-name="P134"><text:span text:style-name="T58">git commit </text:span></text:p>
        </text:list-item>
        <text:list-item>
          <text:p text:style-name="P134"><text:span text:style-name="T58">git add</text:span></text:p>
        </text:list-item>
      </text:list>
      <text:p text:style-name="P245"><text:span text:style-name="T66"/></text:p>
      <text:p text:style-name="P245"><text:span text:style-name="T66">Para que você possa trabalhar na correção do defeito, utilizando o padrão “feature branch”, a ordem correta das operações acima seria:</text:span></text:p>
      <text:p text:style-name="P245"><text:span text:style-name="T66"/></text:p>
      <text:list xml:id="list1608548099" text:style-name="L45">
        <text:list-item>
          <text:p text:style-name="P135"><text:span text:style-name="T58">2 – 1 – 3 – 4 – 5.</text:span></text:p>
        </text:list-item>
        <text:list-item>
          <text:p text:style-name="P135"><text:span text:style-name="T58">3 – 1 – 2 – 4 – 5.</text:span></text:p>
        </text:list-item>
        <text:list-item>
          <text:p text:style-name="P135"><text:span text:style-name="T58">3 – 2 – 5 – 4 – 1.</text:span></text:p>
        </text:list-item>
        <text:list-item>
          <text:p text:style-name="P135"><text:span text:style-name="T58">5 – 3 – 4 – 2 – 1.</text:span></text:p>
        </text:list-item>
        <text:list-item>
          <text:p text:style-name="P135"><text:span text:style-name="T58">5 – 3 – 4 – 1 – 2.</text:span></text:p>
        </text:list-item>
      </text:list>
      <text:p text:style-name="P136"><text:span text:style-name="T58"/></text:p>
      <text:p text:style-name="P136"><text:span text:style-name="T4">Resposta: </text:span><text:span text:style-name="T19">Letra B</text:span></text:p>
      <text:p text:style-name="P136"/>
      <text:p text:style-name="P283">Comentários</text:p>
      <text:p text:style-name="P216"/>
      <text:p text:style-name="P246"><text:span text:style-name="T66">Sem comentários</text:span></text:p>
      <text:p text:style-name="P246"><text:span text:style-name="T66"/></text:p>
      <text:p text:style-name="P313"><text:span text:style-name="T66">Ano: 2022 Banca: FGV Órgão: TRT - 13ª Região (PB) Prova: FGV - 2022 - TRT - 13ª Região (PB) - Analista Judiciário - Tecnologia da Informação</text:span></text:p>
      <text:p text:style-name="P246"><text:span text:style-name="T66"/></text:p>
      <text:p text:style-name="P246"><text:span text:style-name="T66">Sobre os comandos da ferramenta de controle de versões Git, é correto afirmar que</text:span></text:p>
      <text:p text:style-name="P246"><text:span text:style-name="T66"/></text:p>
      <text:list xml:id="list3367637112" text:style-name="L46">
        <text:list-item>
          <text:p text:style-name="P137"><text:span text:style-name="T59">o comando git add altera simultaneamente os repositórios local e remoto.</text:span></text:p>
        </text:list-item>
        <text:list-item>
          <text:p text:style-name="P137"><text:span text:style-name="T59">o comando git commit envia para o repositório remoto as alterações no espaço de trabalho local.</text:span></text:p>
        </text:list-item>
        <text:list-item>
          <text:p text:style-name="P137"><text:span text:style-name="T59">o comando git status faz o download do repositório remoto para o espaço de trabalho local.</text:span></text:p>
        </text:list-item>
        <text:list-item>
          <text:p text:style-name="P137"><text:span text:style-name="T59">o comando git push somente faz o upload das alterações que já estão em um commit.</text:span></text:p>
        </text:list-item>
        <text:list-item>
          <text:p text:style-name="P137"><text:span text:style-name="T59">o comando git pull resolve automaticamente qualquer conflito entre os códigos dos repositórios local e remoto.</text:span></text:p>
        </text:list-item>
      </text:list>
      <text:p text:style-name="P136"><text:span text:style-name="T59"/></text:p>
      <text:p text:style-name="P136"><text:span text:style-name="T4">Resposta: </text:span><text:span text:style-name="T19">Letra D</text:span></text:p>
      <text:p text:style-name="P136"/>
      <text:p text:style-name="P283">Comentários</text:p>
      <text:p text:style-name="P216"><text:soft-page-break/></text:p>
      <text:p text:style-name="P246"><text:span text:style-name="T66">O comando git add adiciona no staging area (pre-commit) as alterações que estão no workdir. Quem envia para o repositório remoto as alterações no espaço de trabalho local é o git push, sendo o git commit que envia do staging area para o repositório git local. O git status apenas diz a branch atual e mostra as situações dos arquivos e modificações, se estão rastreadas, em pré-comit e outras informações. Sim, o git push faz o upload, ou seja, leva os commits que estão no repositório local para o repositório remoto. O git pull é o inverso do git push, ou seja, trás para o repositório local as alterações que estão no repositório remoto.</text:span></text:p>
      <text:p text:style-name="P245"><text:span text:style-name="T66"/></text:p>
      <text:p text:style-name="P312"><text:span text:style-name="T66">Ano: 2018 Banca: INSTITUTO AOCP Órgão: PRODEB Prova: INSTITUTO AOCP - 2018 - PRODEB - Especialista de TIC - Construção de Software</text:span></text:p>
      <text:p text:style-name="P245"><text:span text:style-name="T66"/></text:p>
      <text:p text:style-name="P245"><text:span text:style-name="T66">Uma funcionalidade muito utilizada em GIT é o trabalho com repositórios remotos. Um comando bastante necessário nesse sentido é o que permite ver quais são os servidores remotos que estão configurados no seu GIT. Qual é esse comando?</text:span></text:p>
      <text:p text:style-name="P245"><text:span text:style-name="T66"/></text:p>
      <text:list xml:id="list3863747889" text:style-name="L47">
        <text:list-item>
          <text:p text:style-name="P138"><text:span text:style-name="T58">git remote</text:span></text:p>
        </text:list-item>
        <text:list-item>
          <text:p text:style-name="P138"><text:span text:style-name="T58">git server</text:span></text:p>
        </text:list-item>
        <text:list-item>
          <text:p text:style-name="P138"><text:span text:style-name="T58">git rm</text:span></text:p>
        </text:list-item>
        <text:list-item>
          <text:p text:style-name="P138"><text:span text:style-name="T58">git shared server</text:span></text:p>
        </text:list-item>
        <text:list-item>
          <text:p text:style-name="P138"><text:span text:style-name="T58">git shared</text:span></text:p>
        </text:list-item>
      </text:list>
      <text:p text:style-name="P139"><text:span text:style-name="T58"/></text:p>
      <text:p text:style-name="P139"><text:span text:style-name="T4">Resposta: </text:span><text:span text:style-name="T19">Letra </text:span><text:span text:style-name="T20">A</text:span></text:p>
      <text:p text:style-name="P139"/>
      <text:p text:style-name="P284">Comentários</text:p>
      <text:p text:style-name="P217"/>
      <text:p text:style-name="P248"><text:span text:style-name="T68">X</text:span><text:span text:style-name="T66">XX</text:span></text:p>
      <text:p text:style-name="P247"><text:span text:style-name="T68"/></text:p>
      <text:p text:style-name="P314"><text:span text:style-name="T68">Ano: 2022 Banca: FURB Órgão: FURB - SC Prova: FURB - 2022 - FURB - SC - Técnico em Assuntos de Informática - Desenvolvimento</text:span></text:p>
      <text:p text:style-name="P247"><text:span text:style-name="T68"/></text:p>
      <text:p text:style-name="P247"><text:span text:style-name="T68">Muito utilizado no desenvolvimento e manutenção de soluções computacionais, o GIT é um Sistema de Controle de Versão por meio do qual é possível manter um histórico dos arquivos/códigos entre colaboradores. Assim sendo, considere as afirmativas a seguir, marque V, para verdadeiras, e F, para falsas:</text:span></text:p>
      <text:p text:style-name="P247"><text:span text:style-name="T68"/></text:p>
      <text:p text:style-name="P247"><text:span text:style-name="T68">( <text:s/>) Utilizar o comando synchronize é equivalente a utilizar o comando fetch, seguido do comando merge.</text:span></text:p>
      <text:p text:style-name="P247"><text:span text:style-name="T68">( <text:s/>) Para verificar o estado de seu repositório local git, desde seu último commit, deve-se usar o comando git status.</text:span></text:p>
      <text:p text:style-name="P247"><text:span text:style-name="T68">( <text:s/>) Ao utilizar o comando git branch, sem argumentos adicionais, será criada uma nova branch (ramificação) do projeto git, que você estiver trabalhando.</text:span></text:p>
      <text:p text:style-name="P247"><text:span text:style-name="T68"/></text:p>
      <text:p text:style-name="P247"><text:span text:style-name="T68">Assinale a alternativa com a sequência correta:</text:span></text:p>
      <text:p text:style-name="P247"><text:span text:style-name="T68"/></text:p>
      <text:list xml:id="list1746766489" text:style-name="L48">
        <text:list-item>
          <text:p text:style-name="P140"><text:span text:style-name="T58">V - V – F</text:span></text:p>
        </text:list-item>
        <text:list-item>
          <text:p text:style-name="P140"><text:span text:style-name="T58">F - V – V</text:span></text:p>
        </text:list-item>
        <text:list-item>
          <text:p text:style-name="P140"><text:span text:style-name="T58">F - F – V</text:span></text:p>
        </text:list-item>
        <text:list-item>
          <text:p text:style-name="P140"><text:span text:style-name="T58">V - F – V</text:span></text:p>
        </text:list-item>
        <text:list-item>
          <text:p text:style-name="P140"><text:soft-page-break/><text:span text:style-name="T58">F - V – F</text:span></text:p>
        </text:list-item>
      </text:list>
      <text:p text:style-name="P141"><text:span text:style-name="T58"/></text:p>
      <text:p text:style-name="P141"><text:span text:style-name="T4">Resposta: </text:span><text:span text:style-name="T19">Letra </text:span><text:span text:style-name="T21">E</text:span></text:p>
      <text:p text:style-name="P141"/>
      <text:p text:style-name="P285">Comentários</text:p>
      <text:p text:style-name="P218"/>
      <text:p text:style-name="P248"><text:span text:style-name="T68">XXX</text:span></text:p>
      <text:p text:style-name="P248"><text:span text:style-name="T68"/></text:p>
      <text:p text:style-name="P315"><text:span text:style-name="T68">Ano: 2022 Banca: UFRPE Órgão: UFRPE Prova: UFRPE - 2022 - UFRPE - Técnico em Tecnologia da Informação - Webdesign - Edital nº 42</text:span></text:p>
      <text:p text:style-name="P248"><text:span text:style-name="T68"/></text:p>
      <text:p text:style-name="P248"><text:span text:style-name="T68">O Git é uma ferramenta de controle de versão que permite aos desenvolvedores de softwares estarem trabalhando juntos, de forma distribuída em um mesmo projeto, e mantendo um completo histórico dos trabalhos realizados. Considerando essa informação, assinale a alternativa que contém um código git válido.</text:span></text:p>
      <text:p text:style-name="P248"><text:span text:style-name="T68"/></text:p>
      <text:list xml:id="list868038773" text:style-name="L49">
        <text:list-item>
          <text:p text:style-name="P142"><text:span text:style-name="T58">git cmd </text:span></text:p>
        </text:list-item>
        <text:list-item>
          <text:p text:style-name="P142"><text:span text:style-name="T58">git last</text:span></text:p>
        </text:list-item>
        <text:list-item>
          <text:p text:style-name="P142"><text:span text:style-name="T58">git stash</text:span></text:p>
        </text:list-item>
        <text:list-item>
          <text:p text:style-name="P142"><text:span text:style-name="T58">git ls-directory</text:span></text:p>
        </text:list-item>
        <text:list-item>
          <text:p text:style-name="P142"><text:span text:style-name="T58">git history</text:span></text:p>
        </text:list-item>
      </text:list>
      <text:p text:style-name="P143"><text:span text:style-name="T58"/></text:p>
      <text:p text:style-name="P143"><text:span text:style-name="T4">Resposta: </text:span><text:span text:style-name="T19">Letra </text:span><text:span text:style-name="T22">C</text:span></text:p>
      <text:p text:style-name="P143"/>
      <text:p text:style-name="P286">Comentários</text:p>
      <text:p text:style-name="P219"/>
      <text:p text:style-name="P249"><text:span text:style-name="T68">XXX</text:span></text:p>
      <text:p text:style-name="P143"><text:span text:style-name="T58"/></text:p>
      <text:p text:style-name="P204"><text:span text:style-name="T65">Ano: 2021 Banca: PR-4 UFRJ Órgão: UFRJ Prova: PR-4 UFRJ - 2021 - UFRJ - Técnico de Tecnologia da Informação - Desenvolvimento</text:span></text:p>
      <text:p text:style-name="P143"><text:span text:style-name="T58"/></text:p>
      <text:p text:style-name="P143"><text:span text:style-name="T58">Em relação à ferramenta GIT, a afirmação “é um repositório incorporado dentro de outro repositório, e tem seu próprio histórico” refere-se a:</text:span></text:p>
      <text:p text:style-name="P143"><text:span text:style-name="T58"/></text:p>
      <text:list xml:id="list2162936906" text:style-name="L50">
        <text:list-item>
          <text:p text:style-name="P144"><text:span text:style-name="T58">branch. </text:span></text:p>
        </text:list-item>
        <text:list-item>
          <text:p text:style-name="P144"><text:span text:style-name="T60">t</text:span><text:span text:style-name="T58">ag.</text:span></text:p>
        </text:list-item>
        <text:list-item>
          <text:p text:style-name="P144"><text:span text:style-name="T60">w</text:span><text:span text:style-name="T58">orktree.</text:span></text:p>
        </text:list-item>
        <text:list-item>
          <text:p text:style-name="P144"><text:span text:style-name="T58">submodules. </text:span></text:p>
        </text:list-item>
        <text:list-item>
          <text:p text:style-name="P144"><text:span text:style-name="T58">Stash.</text:span></text:p>
        </text:list-item>
      </text:list>
      <text:p text:style-name="P143"><text:span text:style-name="T4"/></text:p>
      <text:p text:style-name="P143"><text:span text:style-name="T4">Resposta: </text:span><text:span text:style-name="T19">Letra </text:span><text:span text:style-name="T22">D</text:span></text:p>
      <text:p text:style-name="P143"/>
      <text:p text:style-name="P286">Comentários</text:p>
      <text:p text:style-name="P219"/>
      <text:p text:style-name="P249"><text:span text:style-name="T68">XXX</text:span></text:p>
      <text:p text:style-name="P249"><text:span text:style-name="T68"/></text:p>
      <text:p text:style-name="P316"><text:span text:style-name="T68">Ano: 2018 Banca: IADES Órgão: CFM Prova: IADES - 2018 - CFM - Analista de Tecnologia da Informação</text:span></text:p>
      <text:p text:style-name="P249"><text:span text:style-name="T68"/></text:p>
      <text:p text:style-name="P249"><text:soft-page-break/><text:span text:style-name="T68">Um dos sistemas mais utilizados para o controle de versão de código é o git. Considere hipoteticamente que um programador inadvertidamente realizou um commit na branch errada utilizando o git. É necessário que ele remova esse commit sem perder o trabalho que ele realizou localmente. O comando que resolverá o problema é</text:span></text:p>
      <text:p text:style-name="P249"><text:span text:style-name="T68"/></text:p>
      <text:list xml:id="list1220592732" text:style-name="L51">
        <text:list-item>
          <text:p text:style-name="P145"><text:span text:style-name="T58">git push</text:span></text:p>
        </text:list-item>
        <text:list-item>
          <text:p text:style-name="P145"><text:span text:style-name="T58">git reset --hard HEAD~1</text:span></text:p>
        </text:list-item>
        <text:list-item>
          <text:p text:style-name="P145"><text:span text:style-name="T58">git stash</text:span></text:p>
        </text:list-item>
        <text:list-item>
          <text:p text:style-name="P145"><text:span text:style-name="T58">git clone</text:span></text:p>
        </text:list-item>
        <text:list-item>
          <text:p text:style-name="P145"><text:span text:style-name="T58">git reset --soft HEAD~1</text:span></text:p>
        </text:list-item>
      </text:list>
      <text:p text:style-name="P146"><text:span text:style-name="T58"/></text:p>
      <text:p text:style-name="P146"><text:span text:style-name="T4">Resposta: </text:span><text:span text:style-name="T19">Letra </text:span><text:span text:style-name="T23">E</text:span></text:p>
      <text:p text:style-name="P146"/>
      <text:p text:style-name="P287">Comentários</text:p>
      <text:p text:style-name="P220"/>
      <text:p text:style-name="P250"><text:span text:style-name="T68">XXX</text:span></text:p>
      <text:p text:style-name="P143"><text:span text:style-name="T58"/></text:p>
      <text:p text:style-name="P204"><text:span text:style-name="T65">Ano: 2021 Banca: INSTITUTO AOCP Órgão: Câmara de Teresina - PI Prova: INSTITUTO AOCP - 2021 - Câmara de Teresina - PI - Analista de Informática</text:span></text:p>
      <text:p text:style-name="P143"><text:span text:style-name="T58"/></text:p>
      <text:p text:style-name="P143"><text:span text:style-name="T58">Jaqueline é uma analista que planeja utilizar Git e Gitflow em seu projeto. Assinale a alternativa que apresenta uma prática inconsistente com esse processo.</text:span></text:p>
      <text:p text:style-name="P143"><text:span text:style-name="T58"/></text:p>
      <text:list xml:id="list4105704245" text:style-name="L52">
        <text:list-item>
          <text:p text:style-name="P147"><text:span text:style-name="T58">Realizar um commit na branch develop.</text:span></text:p>
        </text:list-item>
        <text:list-item>
          <text:p text:style-name="P147"><text:span text:style-name="T58">Criar um Pull Request para a branch develop.</text:span></text:p>
        </text:list-item>
        <text:list-item>
          <text:p text:style-name="P147"><text:span text:style-name="T58">Criar uma feature branch.</text:span></text:p>
        </text:list-item>
        <text:list-item>
          <text:p text:style-name="P147"><text:span text:style-name="T58">Criar uma hotfix branch.</text:span></text:p>
        </text:list-item>
        <text:list-item>
          <text:p text:style-name="P147"><text:span text:style-name="T58">Criar uma release branch.</text:span></text:p>
        </text:list-item>
      </text:list>
      <text:p text:style-name="P148"><text:span text:style-name="T58"/></text:p>
      <text:p text:style-name="P148"><text:span text:style-name="T4">Resposta: </text:span><text:span text:style-name="T19">Letra </text:span><text:span text:style-name="T24">A</text:span></text:p>
      <text:p text:style-name="P148"/>
      <text:p text:style-name="P288">Comentários</text:p>
      <text:p text:style-name="P221"/>
      <text:p text:style-name="P251"><text:span text:style-name="T68">XXX</text:span></text:p>
      <text:p text:style-name="P251"><text:span text:style-name="T68"/></text:p>
      <text:p text:style-name="P317"><text:span text:style-name="T68">Ano: 2018 Banca: INSTITUTO AOCP Órgão: PRODEB Prova: INSTITUTO AOCP - 2018 - PRODEB - Analista de TIC II - Construção de Software</text:span></text:p>
      <text:p text:style-name="P251"><text:span text:style-name="T68">Umas das funcionalidades do GIT é poder clonar um repositório já existente de forma simples e rápida. Qual comando é utilizado para realizar esse procedimento?</text:span></text:p>
      <text:p text:style-name="P251"><text:span text:style-name="T68">Alternativas</text:span></text:p>
      <text:p text:style-name="P251"><text:span text:style-name="T68"/></text:p>
      <text:list xml:id="list529977016" text:style-name="L53">
        <text:list-item>
          <text:p text:style-name="P149"><text:span text:style-name="T58">git init</text:span></text:p>
        </text:list-item>
        <text:list-item>
          <text:p text:style-name="P149"><text:span text:style-name="T58">git clone</text:span></text:p>
        </text:list-item>
        <text:list-item>
          <text:p text:style-name="P149"><text:span text:style-name="T58">git add</text:span></text:p>
        </text:list-item>
        <text:list-item>
          <text:p text:style-name="P149"><text:span text:style-name="T58">git copy</text:span></text:p>
        </text:list-item>
        <text:list-item>
          <text:p text:style-name="P149"><text:span text:style-name="T58">git status</text:span></text:p>
        </text:list-item>
      </text:list>
      <text:p text:style-name="P150"><text:span text:style-name="T58"/></text:p>
      <text:p text:style-name="P150"><text:span text:style-name="T4">Resposta: </text:span><text:span text:style-name="T19">Letra </text:span><text:span text:style-name="T25">B</text:span></text:p>
      <text:p text:style-name="P150"/>
      <text:p text:style-name="P289"><text:soft-page-break/>Comentários</text:p>
      <text:p text:style-name="P222"/>
      <text:p text:style-name="P252"><text:span text:style-name="T68">XXX</text:span></text:p>
      <text:p text:style-name="P252"><text:span text:style-name="T68"/></text:p>
      <text:p text:style-name="P318"><text:span text:style-name="T68">Ano: 2020 Banca: CESPE / CEBRASPE Órgão: Ministério da Economia Prova: CESPE / CEBRASPE - 2020 - Ministério da Economia - Tecnologia da Informação - Desenvolvimento de Software</text:span></text:p>
      <text:p text:style-name="P252"><text:span text:style-name="T68"/></text:p>
      <text:p text:style-name="P252"><text:span text:style-name="T68">Com relação a ferramentas de controle de versão SVN e GIT, julgue o próximo item.</text:span></text:p>
      <text:p text:style-name="P252"><text:span text:style-name="T68"/></text:p>
      <text:p text:style-name="P252"><text:span text:style-name="T68">O comando git clone permite baixar o repositório do GitHub para o computador do usuário.</text:span></text:p>
      <text:p text:style-name="P252"><text:span text:style-name="T68"/></text:p>
      <text:p text:style-name="P151"><text:span text:style-name="T4">Resposta: </text:span><text:span text:style-name="T26">Certo</text:span></text:p>
      <text:p text:style-name="P151"/>
      <text:p text:style-name="P290">Comentários</text:p>
      <text:p text:style-name="P223"/>
      <text:p text:style-name="P253"><text:span text:style-name="T68">XXX</text:span></text:p>
      <text:p text:style-name="P252"><text:span text:style-name="T68"/></text:p>
      <text:p text:style-name="P318"><text:span text:style-name="T68">Ano: 2019 Banca: CCV-UFC Órgão: UFC Prova: CCV-UFC - 2019 - UFC - Técnico de Tecnologia da Informação - Desenvolvimento de Sistemas</text:span></text:p>
      <text:p text:style-name="P252"><text:span text:style-name="T68"/></text:p>
      <text:p text:style-name="P252"><text:span text:style-name="T68">Utilizando Git, qual erro será obtido ao tentar enviar (git push) mudanças no master-branch para um repositório remoto, sendo que o repositório remoto contém trabalho que você não tem localmente?</text:span></text:p>
      <text:p text:style-name="P252"><text:span text:style-name="T68"/></text:p>
      <text:list xml:id="list1128086318" text:style-name="L54">
        <text:list-item>
          <text:p text:style-name="P152"><text:span text:style-name="T58">404</text:span></text:p>
        </text:list-item>
        <text:list-item>
          <text:p text:style-name="P152"><text:span text:style-name="T61">5</text:span><text:span text:style-name="T58">00</text:span></text:p>
        </text:list-item>
        <text:list-item>
          <text:p text:style-name="P152"><text:span text:style-name="T58">Rejected</text:span></text:p>
        </text:list-item>
        <text:list-item>
          <text:p text:style-name="P152"><text:span text:style-name="T58">Access denied</text:span></text:p>
        </text:list-item>
        <text:list-item>
          <text:p text:style-name="P152"><text:span text:style-name="T58">400 Bad request</text:span></text:p>
        </text:list-item>
      </text:list>
      <text:p text:style-name="P252"><text:span text:style-name="T68"/></text:p>
      <text:p text:style-name="P151"><text:span text:style-name="T4">Resposta: </text:span><text:span text:style-name="T19">Letra </text:span><text:span text:style-name="T26">C</text:span></text:p>
      <text:p text:style-name="P151"/>
      <text:p text:style-name="P290">Comentários</text:p>
      <text:p text:style-name="P223"/>
      <text:p text:style-name="P257"><text:span text:style-name="T68">P</text:span><text:span text:style-name="T66">or e</text:span><text:span text:style-name="T68">liminação por não conhecer ainda os detalhes do git:</text:span></text:p>
      <text:list xml:id="list464401594" text:style-name="L55">
        <text:list-item>
          <text:p text:style-name="P153"><text:span text:style-name="T58">404 - Erro do protocolo http no qual informa que a página não foi encontrada.</text:span></text:p>
        </text:list-item>
        <text:list-item>
          <text:p text:style-name="P153"><text:span text:style-name="T58">500 - Erro do protocolo http no qual informa que houve um erro interno no servidor.</text:span></text:p>
        </text:list-item>
        <text:list-item>
          <text:p text:style-name="P153"><text:span text:style-name="T58">Acess denied (acesso negado) - Seria uma opção caso fosse dito algo no enunciado relacionado a permissões.</text:span></text:p>
        </text:list-item>
        <text:list-item>
          <text:p text:style-name="P153"><text:span text:style-name="T58">400 - Erro do protocolo http no qual informa que a requisição não pode ser entendida pelo servidor devido erro de sintaxe.</text:span></text:p>
        </text:list-item>
      </text:list>
      <text:p text:style-name="P252"><text:span text:style-name="T68"/></text:p>
      <text:p text:style-name="P318"><text:span text:style-name="T68">Ano: 2019 Banca: CESPE / CEBRASPE Órgão: SLU-DF Prova: CESPE - 2019 - SLU-DF - Analista de Gestão de Resíduos Sólidos - Informática</text:span></text:p>
      <text:p text:style-name="P252"><text:span text:style-name="T68"/></text:p>
      <text:p text:style-name="P252"><text:span text:style-name="T68">No que diz respeito a ferramentas de desenvolvimento, julgue o item a seguir.</text:span></text:p>
      <text:p text:style-name="P252"><text:span text:style-name="T68">Para obter uma cópia de um repositório Git existente, é correto utilizar o comando git clone &lt;url&gt;.</text:span></text:p>
      <text:p text:style-name="P252"><text:span text:style-name="T68"/></text:p>
      <text:p text:style-name="P154"><text:span text:style-name="T4">Resposta: </text:span><text:span text:style-name="T26">Certo</text:span></text:p>
      <text:p text:style-name="P154"><text:soft-page-break/></text:p>
      <text:p text:style-name="P291">Comentários</text:p>
      <text:p text:style-name="P224"/>
      <text:p text:style-name="P254"><text:span text:style-name="T68">XXX</text:span></text:p>
      <text:p text:style-name="P254"><text:span text:style-name="T68"/></text:p>
      <text:p text:style-name="P319"><text:span text:style-name="T68">Ano: 2021 Banca: CESPE / CEBRASPE Órgão: SERPRO Prova: CESPE / CEBRASPE - 2021 - SERPRO - Analista - Especialização: Desenvolvimento de Sistemas</text:span></text:p>
      <text:p text:style-name="P254"><text:span text:style-name="T68"/></text:p>
      <text:p text:style-name="P254"><text:span text:style-name="T68">Quanto ao uso de Git para versionamento, julgue o item subsequente.</text:span></text:p>
      <text:p text:style-name="P254"><text:span text:style-name="T68"/></text:p>
      <text:p text:style-name="P254"><text:span text:style-name="T68">Para atualizar e sincronizar os dados no repositório do arquivo de nome codigo1, deve ser utilizado o seguinte comando.</text:span></text:p>
      <text:p text:style-name="P254"><text:span text:style-name="T68"/></text:p>
      <text:p text:style-name="P254"><text:span text:style-name="T68">git init codigo1</text:span></text:p>
      <text:p text:style-name="P254"><text:span text:style-name="T68"/></text:p>
      <text:p text:style-name="P155"><text:span text:style-name="T4">Resposta: </text:span><text:span text:style-name="T26">Certo</text:span></text:p>
      <text:p text:style-name="P155"/>
      <text:p text:style-name="P292">Comentários</text:p>
      <text:p text:style-name="P225"/>
      <text:p text:style-name="P255"><text:span text:style-name="T68">XXX</text:span></text:p>
      <text:p text:style-name="P255"><text:span text:style-name="T68"/></text:p>
      <text:p text:style-name="P319">Ano: 2022 Banca: FCC Órgão: TRT - 5ª Região (BA) Prova: FCC - 2022 - TRT - 5ª Região (BA) - Analista Judiciário - Tecnologia da Informação</text:p>
      <text:p text:style-name="P254"/>
      <text:p text:style-name="P254">Considere que um analista adicionou o repositório Git remoto por meio do comando abaixo.</text:p>
      <text:p text:style-name="P254">git remote add analista https://github.com/analista/projeto.git</text:p>
      <text:p text:style-name="P254">Para remover essa conexão do repositório remoto utiliza-se a instrução</text:p>
      <text:p text:style-name="P254"/>
      <text:list xml:id="list728248541" text:style-name="L56">
        <text:list-item>
          <text:p text:style-name="P156"><text:span text:style-name="T56">git remote remove analista</text:span></text:p>
        </text:list-item>
        <text:list-item>
          <text:p text:style-name="P156"><text:span text:style-name="T56">git remote delete origin</text:span></text:p>
        </text:list-item>
        <text:list-item>
          <text:p text:style-name="P156"><text:span text:style-name="T56">git remote remove projeto.git</text:span></text:p>
        </text:list-item>
        <text:list-item>
          <text:p text:style-name="P156"><text:span text:style-name="T56">git remote prune analista</text:span></text:p>
        </text:list-item>
        <text:list-item>
          <text:p text:style-name="P156"><text:span text:style-name="T56">git remote delete </text:span><text:a xlink:type="simple" xlink:href="https://github.com/analista/projeto.git" text:style-name="Internet_20_link" text:visited-style-name="Visited_20_Internet_20_Link">https://github.com/analista/projeto.git</text:a></text:p>
        </text:list-item>
      </text:list>
      <text:p text:style-name="P157"><text:span text:style-name="T4"/></text:p>
      <text:p text:style-name="P157"><text:span text:style-name="T4">Resposta: </text:span><text:span text:style-name="T27">Letra A</text:span></text:p>
      <text:p text:style-name="P157"/>
      <text:p text:style-name="P293">Comentários</text:p>
      <text:p text:style-name="P226"/>
      <text:p text:style-name="P256"><text:span text:style-name="T68">XXX</text:span></text:p>
      <text:p text:style-name="P256"><text:span text:style-name="T68"/></text:p>
      <text:p text:style-name="P320"><text:span text:style-name="T68">Ano: 2021 Banca: CEFET-MG Órgão: CEFET-MG Prova: CEFET-MG - 2021 - CEFET-MG - Técnico de Tecnologia da Informação Desenvolvimento de Sistemas</text:span></text:p>
      <text:p text:style-name="P256"><text:span text:style-name="T68"/></text:p>
      <text:p text:style-name="P256"><text:span text:style-name="T68">O Git é um sistema de controle de versão distribuído, gratuito e de código aberto. Sobre esse sistema, o comando que incorpora mudanças (busca e integra) de um repositório remoto no branch atual é o</text:span></text:p>
      <text:p text:style-name="P256"><text:span text:style-name="T68"/></text:p>
      <text:list xml:id="list966717396" text:style-name="L57">
        <text:list-item>
          <text:p text:style-name="P158"><text:span text:style-name="T58">git add.</text:span></text:p>
        </text:list-item>
        <text:list-item>
          <text:p text:style-name="P158"><text:span text:style-name="T58">git pull.</text:span></text:p>
        </text:list-item>
        <text:list-item>
          <text:p text:style-name="P158"><text:span text:style-name="T58">git push.</text:span></text:p>
        </text:list-item>
        <text:list-item>
          <text:p text:style-name="P158"><text:soft-page-break/><text:span text:style-name="T58">git fetch.</text:span></text:p>
        </text:list-item>
        <text:list-item>
          <text:p text:style-name="P158"><text:span text:style-name="T58">git merge.</text:span></text:p>
        </text:list-item>
      </text:list>
      <text:p text:style-name="P159"><text:span text:style-name="T4"/></text:p>
      <text:p text:style-name="P159"><text:span text:style-name="T4">Resposta: </text:span><text:span text:style-name="T27">Letra </text:span><text:span text:style-name="T28">B</text:span></text:p>
      <text:p text:style-name="P159"/>
      <text:p text:style-name="P294">Comentários</text:p>
      <text:p text:style-name="P227"/>
      <text:p text:style-name="P258"><text:span text:style-name="T68">O </text:span><text:span text:style-name="T66">git fetch busca as mudanças, mas não integra.</text:span></text:p>
      <text:p text:style-name="P258"><text:span text:style-name="T66"/></text:p>
      <text:p text:style-name="P321"><text:span text:style-name="T66">Ano: 2022 Banca: FCC Órgão: TJ-CE Prova: FCC - 2022 - TJ-CE - Analista Judiciário - Ciência da Computação - Sistemas da Informação</text:span></text:p>
      <text:p text:style-name="P258"><text:span text:style-name="T66"/></text:p>
      <text:p text:style-name="P258"><text:span text:style-name="T66">Considere que o Git foi configurado com sucesso, em condições ideais, em ambiente Linux. Depois, o usuário, a partir de seu projeto, em sua máquina local, digitou o seguinte comando: &gt;&gt; git branch. O resultado apresentado foi o nome do primeiro branch criado automaticamente pelo Git: </text:span></text:p>
      <text:p text:style-name="P258"><text:span text:style-name="T66"/></text:p>
      <text:list xml:id="list790835601" text:style-name="L58">
        <text:list-item>
          <text:p text:style-name="P161"><text:span text:style-name="T62">* main </text:span></text:p>
        </text:list-item>
        <text:list-item>
          <text:p text:style-name="P161"><text:span text:style-name="T62">* principal <text:s/></text:span></text:p>
        </text:list-item>
        <text:list-item>
          <text:p text:style-name="P161"><text:span text:style-name="T62">* master </text:span></text:p>
        </text:list-item>
        <text:list-item>
          <text:p text:style-name="P161"><text:span text:style-name="T62">* root </text:span></text:p>
        </text:list-item>
        <text:list-item>
          <text:p text:style-name="P161"><text:span text:style-name="T62">* <text:s/>base</text:span></text:p>
        </text:list-item>
      </text:list>
      <text:p text:style-name="P258"><text:span text:style-name="T66"/></text:p>
      <text:p text:style-name="P160"><text:span text:style-name="T4">Resposta: </text:span><text:span text:style-name="T27">Letra </text:span><text:span text:style-name="T29">C</text:span></text:p>
      <text:p text:style-name="P160"/>
      <text:p text:style-name="P295">Comentários</text:p>
      <text:p text:style-name="P228"/>
      <text:p text:style-name="P261"><text:span text:style-name="T66">XXX</text:span></text:p>
      <text:p text:style-name="P259"><text:span text:style-name="T66"/></text:p>
      <text:p text:style-name="P322"><text:span text:style-name="T66">Ano: 2022 Banca: FEPESE Órgão: FAPESC Prova: FEPESE - 2022 - FAPESC - Analista de Informática</text:span></text:p>
      <text:p text:style-name="P259"><text:span text:style-name="T66"/></text:p>
      <text:p text:style-name="P259"><text:span text:style-name="T66">O Git é essencial em qualquer projeto realizado em equipe que geralmente pode trabalhar de forma paralela, podendo evitar que haja conflitos entre as alteração realizadas.</text:span></text:p>
      <text:p text:style-name="P259"><text:span text:style-name="T66"/></text:p>
      <text:p text:style-name="P259"><text:span text:style-name="T66">Assinale a alternativa que indica corretamente um comando para exibir os arquivos que foram alterados e o comando para reverter as alterações feitas em qualquer arquivo.</text:span></text:p>
      <text:p text:style-name="P259"><text:span text:style-name="T66"/></text:p>
      <text:list xml:id="list2554975197" text:style-name="L59">
        <text:list-item>
          <text:p text:style-name="P162"><text:span text:style-name="T62">git log --pretty=oneline e git commited-name-status </text:span></text:p>
        </text:list-item>
        <text:list-item>
          <text:p text:style-name="P162"><text:span text:style-name="T62">git log --pretty=oneline e git commited-name-status</text:span></text:p>
        </text:list-item>
        <text:list-item>
          <text:p text:style-name="P162"><text:span text:style-name="T62">git log --pretty=oneline e git reset ----&lt;nomedoarquivo&gt;</text:span></text:p>
        </text:list-item>
        <text:list-item>
          <text:p text:style-name="P162"><text:span text:style-name="T62">git log –name-status e git checkout-- &lt;nomedoarquivo&gt;</text:span></text:p>
        </text:list-item>
        <text:list-item>
          <text:p text:style-name="P162"><text:span text:style-name="T62">git log –name-status e git reset-- &lt;nomedoarquivo&gt;</text:span></text:p>
        </text:list-item>
      </text:list>
      <text:p text:style-name="P163"><text:span text:style-name="T62"/></text:p>
      <text:p text:style-name="P163"><text:span text:style-name="T4">Resposta: </text:span><text:span text:style-name="T27">Letra </text:span><text:span text:style-name="T30">E</text:span></text:p>
      <text:p text:style-name="P163"/>
      <text:p text:style-name="P296">Comentários</text:p>
      <text:p text:style-name="P229"/>
      <text:p text:style-name="P205"><text:span text:style-name="T69">O git checkout é uma forma de alternar entre versões de arquivos, <text:s/>ou branches. Ele tem diferentes formas de usar, mas seus dois principais usos são: trocar de branch ou restaurar arquivos.</text:span></text:p>
      <text:p text:style-name="P205"><text:soft-page-break/><text:span text:style-name="T69"/></text:p>
      <text:list xml:id="list363952136" text:style-name="L60">
        <text:list-item>
          <text:p text:style-name="P207"><text:span text:style-name="T70">Se você precisa alterar o seu local de trabalho: git checkout &lt;nome-do-branch&gt;</text:span></text:p>
        </text:list-item>
        <text:list-item>
          <text:p text:style-name="P207"><text:span text:style-name="T70">Quando você precisa criar um novo branch: git checkout -b &lt;nome-do-branch&gt;</text:span></text:p>
        </text:list-item>
        <text:list-item>
          <text:p text:style-name="P207"><text:span text:style-name="T70">buscar os conteúdos de um branch: git fetch --all</text:span></text:p>
        </text:list-item>
      </text:list>
      <text:p text:style-name="P205"><text:span text:style-name="T69"/></text:p>
      <text:p text:style-name="P205"><text:span text:style-name="T69">E finalmente, restaurar um commit</text:span></text:p>
      <text:p text:style-name="P205"><text:span text:style-name="T69"/></text:p>
      <text:p text:style-name="P205"><text:span text:style-name="T69">Todo commit tem um código hash que o identifica. Para saber o hash de cada commit, você pode usar o comando git log e o resultado aparecerá nesse formato:</text:span></text:p>
      <text:p text:style-name="P205"><text:span text:style-name="T69"/></text:p>
      <text:p text:style-name="P205"><text:span text:style-name="T69">commit &lt;hash&gt;</text:span></text:p>
      <text:p text:style-name="P205"><text:span text:style-name="T69"/></text:p>
      <text:p text:style-name="P205"><text:span text:style-name="T69">Author:</text:span></text:p>
      <text:p text:style-name="P205"><text:span text:style-name="T69">Date: <text:s/></text:span></text:p>
      <text:p text:style-name="P205"><text:span text:style-name="T69"/></text:p>
      <text:p text:style-name="P205"><text:span text:style-name="T69">&lt;mensagem-do-commit&gt;</text:span></text:p>
      <text:p text:style-name="P205"><text:span text:style-name="T69"/></text:p>
      <text:p text:style-name="P205"><text:span text:style-name="T69">Depois usamos o git checkout com o nome da hash encontrada</text:span></text:p>
      <text:p text:style-name="P205"><text:span text:style-name="T69"/></text:p>
      <text:p text:style-name="P262"><text:span text:style-name="T69">git checkout &lt;commit-hash&gt;</text:span></text:p>
      <text:p text:style-name="P262"><text:span text:style-name="T69"/></text:p>
      <text:p text:style-name="P324"><text:span text:style-name="T69">Ano: 2019 Banca: UFRR Órgão: UFRR Prova: UFRR - 2019 - UFRR - Técnico de Tecnologia da Informação</text:span></text:p>
      <text:p text:style-name="P262"><text:span text:style-name="T69"/></text:p>
      <text:p text:style-name="P262"><text:span text:style-name="T69">Quais dos itens abaixo não é um gerenciador de repositórios Git?</text:span></text:p>
      <text:p text:style-name="P262"><text:span text:style-name="T69"/></text:p>
      <text:list xml:id="list2403495731" text:style-name="L61">
        <text:list-item>
          <text:p text:style-name="P164"><text:span text:style-name="T62">Gitea</text:span></text:p>
        </text:list-item>
        <text:list-item>
          <text:p text:style-name="P164"><text:span text:style-name="T62">Gogs</text:span></text:p>
        </text:list-item>
        <text:list-item>
          <text:p text:style-name="P164"><text:span text:style-name="T62">Workanda</text:span></text:p>
        </text:list-item>
        <text:list-item>
          <text:p text:style-name="P164"><text:span text:style-name="T62">Phabricator</text:span></text:p>
        </text:list-item>
        <text:list-item>
          <text:p text:style-name="P164"><text:span text:style-name="T62">GitBucket</text:span></text:p>
        </text:list-item>
      </text:list>
      <text:p text:style-name="P165"><text:span text:style-name="T62"/></text:p>
      <text:p text:style-name="P165"><text:span text:style-name="T4">Resposta: </text:span><text:span text:style-name="T27">Letra </text:span><text:span text:style-name="T29">C</text:span></text:p>
      <text:p text:style-name="P165"/>
      <text:p text:style-name="P297">Comentários</text:p>
      <text:p text:style-name="P230"/>
      <text:p text:style-name="P263"><text:span text:style-name="T66">XXX</text:span></text:p>
      <text:p text:style-name="P260"><text:span text:style-name="T62"/></text:p>
      <text:p text:style-name="P323"><text:span text:style-name="T66">Ano: 2022 Banca: FGV Órgão: TRT - 16ª REGIÃO (MA) Prova: FGV - 2022 - TRT - 16ª REGIÃO (MA) - Técnico Judiciário - Tecnologia da Informação</text:span></text:p>
      <text:p text:style-name="P260"><text:span text:style-name="T66"/></text:p>
      <text:p text:style-name="P260"><text:span text:style-name="T66">Na ferramenta de versionamento Git, um branch de nome feature_n é criado ao executar o comando</text:span></text:p>
      <text:p text:style-name="P260"><text:span text:style-name="T66"/></text:p>
      <text:list xml:id="list2920198120" text:style-name="L62">
        <text:list-item>
          <text:p text:style-name="P167"><text:span text:style-name="T62">git commit -m feature_n</text:span></text:p>
        </text:list-item>
        <text:list-item>
          <text:p text:style-name="P167"><text:span text:style-name="T62">git checkout -b feature_n</text:span></text:p>
        </text:list-item>
        <text:list-item>
          <text:p text:style-name="P167"><text:span text:style-name="T62">git remote -v feature_n</text:span></text:p>
        </text:list-item>
        <text:list-item>
          <text:p text:style-name="P167"><text:span text:style-name="T62">git push origin feature_n </text:span></text:p>
        </text:list-item>
        <text:list-item>
          <text:p text:style-name="P167"><text:span text:style-name="T62">git tag 1.1.0 feature_n</text:span></text:p>
        </text:list-item>
      </text:list>
      <text:p text:style-name="P260"><text:span text:style-name="T66"/></text:p>
      <text:p text:style-name="P166"><text:soft-page-break/><text:span text:style-name="T4">Resposta: </text:span><text:span text:style-name="T27">Letra </text:span><text:span text:style-name="T31">B</text:span></text:p>
      <text:p text:style-name="P166"/>
      <text:p text:style-name="P298">Comentários</text:p>
      <text:p text:style-name="P231"/>
      <text:p text:style-name="P264"><text:span text:style-name="T66">XXX</text:span></text:p>
      <text:p text:style-name="P264"><text:span text:style-name="T66"/></text:p>
      <text:p text:style-name="P325"><text:span text:style-name="T66">Ano: 2018 Banca: INSTITUTO AOCP Órgão: PRODEB Prova: INSTITUTO AOCP - 2018 - PRODEB - Analista de TIC I - Construção de Software</text:span></text:p>
      <text:p text:style-name="P264"><text:span text:style-name="T66"/></text:p>
      <text:p text:style-name="P264"><text:span text:style-name="T66">Qual é o comando em GIT utilizado para listar todas as configurações disponíveis em seu estado atual?</text:span></text:p>
      <text:p text:style-name="P264"><text:span text:style-name="T66"/></text:p>
      <text:list xml:id="list694122594" text:style-name="L63">
        <text:list-item>
          <text:p text:style-name="P168"><text:span text:style-name="T63">git config –list</text:span></text:p>
        </text:list-item>
        <text:list-item>
          <text:p text:style-name="P168"><text:span text:style-name="T63">etc/gitconfig</text:span></text:p>
        </text:list-item>
        <text:list-item>
          <text:p text:style-name="P168"><text:span text:style-name="T63">git config user.name</text:span></text:p>
        </text:list-item>
        <text:list-item>
          <text:p text:style-name="P168"><text:span text:style-name="T63">git help config</text:span></text:p>
        </text:list-item>
        <text:list-item>
          <text:p text:style-name="P168"><text:span text:style-name="T63">git add LICENSE</text:span></text:p>
        </text:list-item>
      </text:list>
      <text:p text:style-name="P169"><text:span text:style-name="T63"/></text:p>
      <text:p text:style-name="P169"><text:span text:style-name="T4">Resposta: </text:span><text:span text:style-name="T27">Letra </text:span><text:span text:style-name="T32">A</text:span></text:p>
      <text:p text:style-name="P169"/>
      <text:p text:style-name="P299">Comentários</text:p>
      <text:p text:style-name="P232"/>
      <text:p text:style-name="P265"><text:span text:style-name="T66">XXX</text:span></text:p>
      <text:p text:style-name="P265"><text:span text:style-name="T66"/></text:p>
      <text:p text:style-name="P326"><text:span text:style-name="T66">Ano: 2018 Banca: SUGEP - UFRPE Órgão: UFRPE Prova: SUGEP - UFRPE - 2018 - UFRPE - Analista de Tecnologia da Informação - Sistemas</text:span></text:p>
      <text:p text:style-name="P265"><text:span text:style-name="T66"/></text:p>
      <text:p text:style-name="P265"><text:span text:style-name="T66">Qual comando deve ser executado, em um repositório Git, através do terminal, para criar um branch chamado ufrpe e colocá-lo como ativo?</text:span></text:p>
      <text:p text:style-name="P265"><text:span text:style-name="T66"/></text:p>
      <text:list xml:id="list268453869" text:style-name="L64">
        <text:list-item>
          <text:p text:style-name="P170"><text:span text:style-name="T63">git checkout ufrpe</text:span></text:p>
        </text:list-item>
        <text:list-item>
          <text:p text:style-name="P170"><text:span text:style-name="T63">git branch -d ufrpe</text:span></text:p>
        </text:list-item>
        <text:list-item>
          <text:p text:style-name="P170"><text:span text:style-name="T63">git checkout -b ufrpe</text:span></text:p>
        </text:list-item>
        <text:list-item>
          <text:p text:style-name="P170"><text:span text:style-name="T63">git pull ufrpe</text:span></text:p>
        </text:list-item>
        <text:list-item>
          <text:p text:style-name="P170"><text:span text:style-name="T63">git push ufrpe</text:span></text:p>
        </text:list-item>
      </text:list>
      <text:p text:style-name="P171"><text:span text:style-name="T63"/></text:p>
      <text:p text:style-name="P171"><text:span text:style-name="T4">Resposta: </text:span><text:span text:style-name="T27">Letra </text:span><text:span text:style-name="T33">C</text:span></text:p>
      <text:p text:style-name="P171"/>
      <text:p text:style-name="P300">Comentários</text:p>
      <text:p text:style-name="P233"/>
      <text:p text:style-name="P266"><text:span text:style-name="T66">XXX</text:span></text:p>
      <text:p text:style-name="P266"><text:span text:style-name="T66"/></text:p>
      <text:p text:style-name="P327"><text:span text:style-name="T66">Ano: 2022 Banca: FGV Órgão: TRT - 16ª REGIÃO (MA) Prova: FGV - 2022 - TRT - 16ª REGIÃO (MA) - Analista Judiciário - Tecnologia da Informação</text:span></text:p>
      <text:p text:style-name="P266"><text:span text:style-name="T66"/></text:p>
      <text:p text:style-name="P266"><text:span text:style-name="T66">O comando que pode ser executado na ferramenta de versionamento Git para exibir a lista dos arquivos alterados no diretório de trabalho local é</text:span></text:p>
      <text:p text:style-name="P266"><text:span text:style-name="T66"/></text:p>
      <text:list xml:id="list3308808008" text:style-name="L65">
        <text:list-item>
          <text:p text:style-name="P173"><text:span text:style-name="T63">git fetch</text:span></text:p>
        </text:list-item>
        <text:list-item>
          <text:p text:style-name="P173"><text:span text:style-name="T63">git gc</text:span></text:p>
        </text:list-item>
        <text:list-item>
          <text:p text:style-name="P173"><text:soft-page-break/><text:span text:style-name="T63">git status</text:span></text:p>
        </text:list-item>
        <text:list-item>
          <text:p text:style-name="P173"><text:span text:style-name="T63">git prune</text:span></text:p>
        </text:list-item>
        <text:list-item>
          <text:p text:style-name="P173"><text:span text:style-name="T63">git remote</text:span></text:p>
        </text:list-item>
      </text:list>
      <text:p text:style-name="P266"><text:span text:style-name="T66"/></text:p>
      <text:p text:style-name="P172"><text:span text:style-name="T4">Resposta: </text:span><text:span text:style-name="T27">Letra </text:span><text:span text:style-name="T33">C</text:span></text:p>
      <text:p text:style-name="P172"/>
      <text:p text:style-name="P301">Comentários</text:p>
      <text:p text:style-name="P234"/>
      <text:p text:style-name="P267"><text:span text:style-name="T66">XXX</text:span></text:p>
      <text:p text:style-name="P267"><text:span text:style-name="T66"/></text:p>
      <text:p text:style-name="P328"><text:span text:style-name="T66">Ano: 2023 Banca: FGV Órgão: SEFAZ-MG Prova: FGV - 2023 - SEFAZ-MG - Auditor Fiscal da Receita Estadual - Tecnologia da Informação (Tarde)</text:span></text:p>
      <text:p text:style-name="P267"><text:span text:style-name="T66"/></text:p>
      <text:p text:style-name="P267"><text:span text:style-name="T66">O comando git que deve ser usado para descartar commits que foram feitos apenas localmente e traz o repositório local para o estado do último push do repositório remoto é o</text:span></text:p>
      <text:p text:style-name="P267"><text:span text:style-name="T66"/></text:p>
      <text:list xml:id="list2946440508" text:style-name="L66">
        <text:list-item>
          <text:p text:style-name="P174"><text:span text:style-name="T63">git reset.</text:span></text:p>
        </text:list-item>
        <text:list-item>
          <text:p text:style-name="P174"><text:span text:style-name="T63">git revert. </text:span></text:p>
        </text:list-item>
        <text:list-item>
          <text:p text:style-name="P174"><text:span text:style-name="T63">git clean.</text:span></text:p>
        </text:list-item>
        <text:list-item>
          <text:p text:style-name="P174"><text:span text:style-name="T63">git stash.</text:span></text:p>
        </text:list-item>
        <text:list-item>
          <text:p text:style-name="P174"><text:span text:style-name="T63">git discard.</text:span></text:p>
        </text:list-item>
      </text:list>
      <text:p text:style-name="P175"><text:span text:style-name="T4"/></text:p>
      <text:p text:style-name="P175"><text:span text:style-name="T4">Resposta: </text:span><text:span text:style-name="T27">Letra </text:span><text:span text:style-name="T34">A</text:span></text:p>
      <text:p text:style-name="P175"/>
      <text:p text:style-name="P302">Comentários</text:p>
      <text:p text:style-name="P235"/>
      <text:p text:style-name="P206"><text:span text:style-name="T71">Frisar a diferença entre reset e revert</text:span></text:p>
      <text:p text:style-name="P268"><text:span text:style-name="T71"/></text:p>
      <text:p text:style-name="P269"><text:span text:style-name="T66">XXX</text:span></text:p>
      <text:p text:style-name="P269"><text:span text:style-name="T66"/></text:p>
      <text:p text:style-name="P329"><text:span text:style-name="T66">Ano: 2022 Banca: FCC Órgão: TRT - 14ª Região (RO e AC) Prova: FCC - 2022 - TRT - 14ª Região (RO e AC) - Analista Judiciário - Tecnologia da Informação</text:span></text:p>
      <text:p text:style-name="P269"><text:span text:style-name="T66"/></text:p>
      <text:p text:style-name="P269"><text:span text:style-name="T66">Um analista está no diretório local ao qual o repositório Git remoto está vinculado. A partir desse diretório, para mover o arquivo tribunal.txt para a staging area, ele deve utilizar o comando </text:span></text:p>
      <text:p text:style-name="P269"><text:span text:style-name="T66"/></text:p>
      <text:list xml:id="list1333624792" text:style-name="L67">
        <text:list-item>
          <text:p text:style-name="P177"><text:span text:style-name="T64">git move tribunal.txt to stage</text:span></text:p>
        </text:list-item>
        <text:list-item>
          <text:p text:style-name="P177"><text:span text:style-name="T64">git add tribunal.txt</text:span></text:p>
        </text:list-item>
        <text:list-item>
          <text:p text:style-name="P177"><text:span text:style-name="T64">git move tribunal.txt </text:span></text:p>
        </text:list-item>
        <text:list-item>
          <text:p text:style-name="P177"><text:span text:style-name="T64">git add tribunal.txt to stage</text:span></text:p>
        </text:list-item>
        <text:list-item>
          <text:p text:style-name="P177"><text:span text:style-name="T64">git stage tribunal.txt</text:span></text:p>
        </text:list-item>
      </text:list>
      <text:p text:style-name="P269"><text:span text:style-name="T66"/></text:p>
      <text:p text:style-name="P176"><text:span text:style-name="T4">Resposta: </text:span><text:span text:style-name="T27">Letra </text:span><text:span text:style-name="T35">B</text:span></text:p>
      <text:p text:style-name="P176"/>
      <text:p text:style-name="P303">Comentários</text:p>
      <text:p text:style-name="P236"/>
      <text:p text:style-name="P270"><text:span text:style-name="T66">XXX</text:span></text:p>
      <text:p text:style-name="P270"><text:span text:style-name="T66"/></text:p>
      <text:p text:style-name="P330"><text:soft-page-break/><text:span text:style-name="T66">Ano: 2022 Banca: FCC Órgão: TRT - 5ª Região (BA) Prova: FCC - 2022 - TRT - 5ª Região (BA) - Técnico Judiciário - Tecnologia da Informação</text:span></text:p>
      <text:p text:style-name="P270"><text:span text:style-name="T66"/></text:p>
      <text:p text:style-name="P270"><text:span text:style-name="T66">Utilizando a ferramenta de versionamento Git, para mostrar, em linha de comando, a relação de arquivos com alterações pendentes para serem adicionados a um commit, um técnico deve utilizar o comando <text:s/></text:span></text:p>
      <text:p text:style-name="P270"><text:span text:style-name="T66"/></text:p>
      <text:list xml:id="list3599213281" text:style-name="L68">
        <text:list-item>
          <text:p text:style-name="P179"><text:span text:style-name="T64">git staged</text:span></text:p>
        </text:list-item>
        <text:list-item>
          <text:p text:style-name="P179"><text:span text:style-name="T64">git status</text:span></text:p>
        </text:list-item>
        <text:list-item>
          <text:p text:style-name="P179"><text:span text:style-name="T64">git remote show</text:span></text:p>
        </text:list-item>
        <text:list-item>
          <text:p text:style-name="P179"><text:span text:style-name="T64">git show files</text:span></text:p>
        </text:list-item>
        <text:list-item>
          <text:p text:style-name="P179"><text:span text:style-name="T64">git fetch files</text:span></text:p>
        </text:list-item>
      </text:list>
      <text:p text:style-name="P270"><text:span text:style-name="T66"/></text:p>
      <text:p text:style-name="P178"><text:span text:style-name="T4">Resposta: </text:span><text:span text:style-name="T27">Letra </text:span><text:span text:style-name="T35">B</text:span></text:p>
      <text:p text:style-name="P178"/>
      <text:p text:style-name="P304">Comentários</text:p>
      <text:p text:style-name="P237"/>
      <text:p text:style-name="P271"><text:span text:style-name="T66">XXX</text:span></text:p>
      <text:p text:style-name="P271"><text:span text:style-name="T66"/></text:p>
      <text:p text:style-name="P331"><text:span text:style-name="T66">Ano: 2018 Banca: CESPE / CEBRASPE Órgão: EBSERH Prova: CESPE - 2018 - EBSERH - Analista de Tecnologia da Informação</text:span></text:p>
      <text:p text:style-name="P271"><text:span text:style-name="T66"/></text:p>
      <text:p text:style-name="P271"><text:span text:style-name="T66">Acerca de infraestrutura de TI, julgue o item subsequente.</text:span></text:p>
      <text:p text:style-name="P271"><text:span text:style-name="T66"/></text:p>
      <text:p text:style-name="P271"><text:span text:style-name="T66">O comando git clone, seguido do caminho do repositório, pode ser usado para criar uma cópia desse repositório para o diretório atualmente em uso em uma máquina Linux.</text:span></text:p>
      <text:p text:style-name="P271"><text:span text:style-name="T66"/></text:p>
      <text:p text:style-name="P180"><text:span text:style-name="T4">Resposta: </text:span><text:span text:style-name="T36">Certo</text:span></text:p>
      <text:p text:style-name="P180"/>
      <text:p text:style-name="P305">Comentários</text:p>
      <text:p text:style-name="P238"/>
      <text:p text:style-name="P272"><text:span text:style-name="T66">XX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0T09:37:43.298123202</meta:creation-date>
    <dc:date>2023-02-01T18:13:55.718324989</dc:date>
    <meta:editing-duration>P1DT8H29M33S</meta:editing-duration>
    <meta:editing-cycles>98</meta:editing-cycles>
    <meta:generator>LibreOffice/6.0.7.3$Linux_X86_64 LibreOffice_project/00m0$Build-3</meta:generator>
    <meta:document-statistic meta:table-count="0" meta:image-count="0" meta:object-count="0" meta:page-count="29" meta:paragraph-count="671" meta:word-count="8429" meta:character-count="49806" meta:non-whitespace-character-count="42281"/>
  </office:meta>
</office:document-meta>
</file>